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20.872cm"/>
    </style:style>
    <style:style style:name="co3" style:family="table-column">
      <style:table-column-properties fo:break-before="auto" style:column-width="20.011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6.803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5.304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3.75cm"/>
    </style:style>
    <style:style style:name="co15" style:family="table-column">
      <style:table-column-properties fo:break-before="auto" style:column-width="4.971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.362cm"/>
    </style:style>
    <style:style style:name="co19" style:family="table-column">
      <style:table-column-properties fo:break-before="auto" style:column-width="2.058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[Account_Value]</text:p>
          </table:table-cell>
          <table:table-cell office:value-type="string">
            <text:p>[Account_Name]</text:p>
          </table:table-cell>
          <table:table-cell office:value-type="string">
            <text:p>[Account_Description]</text:p>
          </table:table-cell>
          <table:table-cell office:value-type="string">
            <text:p>[Account_Type]</text:p>
          </table:table-cell>
          <table:table-cell office:value-type="string">
            <text:p>[Account_Sign]</text:p>
          </table:table-cell>
          <table:table-cell office:value-type="string">
            <text:p>[Account_Document]</text:p>
          </table:table-cell>
          <table:table-cell office:value-type="string">
            <text:p>[Account_Summary]</text:p>
          </table:table-cell>
          <table:table-cell office:value-type="string">
            <text:p>[Default_Account]</text:p>
          </table:table-cell>
          <table:table-cell office:value-type="string">
            <text:p>[Account_Parent]</text:p>
          </table:table-cell>
          <table:table-cell office:value-type="string">
            <text:p>[Balance Sheet]</text:p>
          </table:table-cell>
          <table:table-cell office:value-type="string">
            <text:p>[Balance Sheet_Name]</text:p>
          </table:table-cell>
          <table:table-cell office:value-type="string">
            <text:p>[US 1120 Balance Sheet]</text:p>
          </table:table-cell>
          <table:table-cell office:value-type="string">
            <text:p>US 1120 Balance Sheet_Name</text:p>
          </table:table-cell>
          <table:table-cell office:value-type="string">
            <text:p>[Profit &amp; Loss]</text:p>
          </table:table-cell>
          <table:table-cell office:value-type="string">
            <text:p>[Profit &amp; Loss_Name]</text:p>
          </table:table-cell>
          <table:table-cell office:value-type="string">
            <text:p>[US 1120 Income Statement]</text:p>
          </table:table-cell>
          <table:table-cell office:value-type="string">
            <text:p>[US 1120 Income Statement_Name]</text:p>
          </table:table-cell>
          <table:table-cell office:value-type="string">
            <text:p>[Cash Flow]</text:p>
          </table:table-cell>
          <table:table-cell office:value-type="string">
            <text:p>[Cash Flow_Name]</text:p>
          </table:table-cell>
          <table:table-cell office:value-type="string">
            <text:p>[tri]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 - CONTURI DE CAPITALURI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- CONTURI DE CAPITALURI</text:p>
          </table:table-cell>
          <table:table-cell table:number-columns-repeated="8"/>
          <table:table-cell office:value-type="float" office:value="100000000">
            <text:p>100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10 - CAPITAL ŞI REZERVE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0 - CAPITAL ŞI REZERVE</text:p>
          </table:table-cell>
          <table:table-cell table:number-columns-repeated="8"/>
          <table:table-cell office:value-type="float" office:value="100000001">
            <text:p>10000000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01 - CAPITAL SOCIAL</text:p>
          </table:table-cell>
          <table:table-cell office:value-type="string">
            <text:p>101 - Capital social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string">
            <text:p>101 - CAPITAL SOCIAL</text:p>
          </table:table-cell>
          <table:table-cell table:number-columns-repeated="8"/>
          <table:table-cell office:value-type="float" office:value="101000002">
            <text:p>10100000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number-columns-repeated="2" office:value-type="string">
            <text:p>1011 - Capital subscris nevărs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1">
            <text:p>1011</text:p>
          </table:table-cell>
          <table:table-cell office:value-type="string">
            <text:p>1011 - Capital subscris nevărsat</text:p>
          </table:table-cell>
          <table:table-cell table:number-columns-repeated="8"/>
          <table:table-cell office:value-type="float" office:value="101100003">
            <text:p>10110000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number-columns-repeated="2" office:value-type="string">
            <text:p>1012 - Capital subscris vărs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2">
            <text:p>1012</text:p>
          </table:table-cell>
          <table:table-cell office:value-type="string">
            <text:p>1012 - Capital subscris vărsat</text:p>
          </table:table-cell>
          <table:table-cell table:number-columns-repeated="8"/>
          <table:table-cell office:value-type="float" office:value="101200003">
            <text:p>101200003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string">
            <text:p>1015 - Patrimoniul regie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5">
            <text:p>1015</text:p>
          </table:table-cell>
          <table:table-cell office:value-type="string">
            <text:p>1015 - Patrimoniul regiei</text:p>
          </table:table-cell>
          <table:table-cell table:number-columns-repeated="8"/>
          <table:table-cell office:value-type="float" office:value="101500003">
            <text:p>101500003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string">
            <text:p>1016 - Patrimoniul public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6">
            <text:p>1016</text:p>
          </table:table-cell>
          <table:table-cell office:value-type="string">
            <text:p>1016 - Patrimoniul public</text:p>
          </table:table-cell>
          <table:table-cell table:number-columns-repeated="8"/>
          <table:table-cell office:value-type="float" office:value="101600003">
            <text:p>10160000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104 - PRIME DE CAPITAL</text:p>
          </table:table-cell>
          <table:table-cell office:value-type="string">
            <text:p>104 - Prime de capital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string">
            <text:p>104 - PRIME DE CAPITAL</text:p>
          </table:table-cell>
          <table:table-cell table:number-columns-repeated="8"/>
          <table:table-cell office:value-type="float" office:value="104000002">
            <text:p>10400000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number-columns-repeated="2" office:value-type="string">
            <text:p>1041 - Prime de emisiu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1">
            <text:p>1041</text:p>
          </table:table-cell>
          <table:table-cell office:value-type="string">
            <text:p>1041 - Prime de emisiune</text:p>
          </table:table-cell>
          <table:table-cell table:number-columns-repeated="8"/>
          <table:table-cell office:value-type="float" office:value="104100003">
            <text:p>104100003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number-columns-repeated="2" office:value-type="string">
            <text:p>1042 - Prime de fuziu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2">
            <text:p>1042</text:p>
          </table:table-cell>
          <table:table-cell office:value-type="string">
            <text:p>1042 - Prime de fuziune</text:p>
          </table:table-cell>
          <table:table-cell table:number-columns-repeated="8"/>
          <table:table-cell office:value-type="float" office:value="104200003">
            <text:p>104200003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string">
            <text:p>1043 - Prime de apor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3">
            <text:p>1043</text:p>
          </table:table-cell>
          <table:table-cell office:value-type="string">
            <text:p>1043 - Prime de aport</text:p>
          </table:table-cell>
          <table:table-cell table:number-columns-repeated="8"/>
          <table:table-cell office:value-type="float" office:value="104300003">
            <text:p>104300003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1044 - PRIME DE CONVERSIE A OBLIGAŢIUNILOR ÎN ACŢIUNI</text:p>
          </table:table-cell>
          <table:table-cell office:value-type="string">
            <text:p>1044 - Prime de conversie a obligaţiunilor în ac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4">
            <text:p>1044</text:p>
          </table:table-cell>
          <table:table-cell office:value-type="string">
            <text:p>1044 - PRIME DE CONVERSIE A OBLIGAŢIUNILOR ÎN ACŢIUNI</text:p>
          </table:table-cell>
          <table:table-cell table:number-columns-repeated="8"/>
          <table:table-cell office:value-type="float" office:value="104400003">
            <text:p>10440000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05 - REZERVE DIN REEVALUARE</text:p>
          </table:table-cell>
          <table:table-cell office:value-type="string">
            <text:p>105 - Rezerve din reevalu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105 - REZERVE DIN REEVALUARE</text:p>
          </table:table-cell>
          <table:table-cell table:number-columns-repeated="8"/>
          <table:table-cell office:value-type="float" office:value="105000002">
            <text:p>10500000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06 - REZERVE</text:p>
          </table:table-cell>
          <table:table-cell office:value-type="string">
            <text:p>106 - Rezerv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string">
            <text:p>106 - REZERVE</text:p>
          </table:table-cell>
          <table:table-cell table:number-columns-repeated="8"/>
          <table:table-cell office:value-type="float" office:value="106000002">
            <text:p>10600000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1061 – Rezerve legale</text:p>
          </table:table-cell>
          <table:table-cell office:value-type="string">
            <text:p>1061 - Rezerve leg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1">
            <text:p>1061</text:p>
          </table:table-cell>
          <table:table-cell office:value-type="string">
            <text:p>1061 - REZERVE LEGALE</text:p>
          </table:table-cell>
          <table:table-cell table:number-columns-repeated="8"/>
          <table:table-cell office:value-type="float" office:value="106100003">
            <text:p>106100003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1063 – Rezerve statutare sau contractuale</text:p>
          </table:table-cell>
          <table:table-cell office:value-type="string">
            <text:p>1063 - Rezerve statutare sau contractu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3">
            <text:p>1063</text:p>
          </table:table-cell>
          <table:table-cell office:value-type="string">
            <text:p>1063 - REZERVE STATUTARE SAU CONTRACTUALE</text:p>
          </table:table-cell>
          <table:table-cell table:number-columns-repeated="8"/>
          <table:table-cell office:value-type="float" office:value="106300003">
            <text:p>106300003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string">
            <text:p>1065 – Rezerve reprezentând surplusul realizat din rezervele din reevalu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5">
            <text:p>1065</text:p>
          </table:table-cell>
          <table:table-cell office:value-type="string">
            <text:p>1065 – Rezerve reprezentând surplusul realizat din rezervele din reevaluare</text:p>
          </table:table-cell>
          <table:table-cell table:number-columns-repeated="8"/>
          <table:table-cell office:value-type="float" office:value="106500003">
            <text:p>10650000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1068 - ALTE REZERVE</text:p>
          </table:table-cell>
          <table:table-cell office:value-type="string">
            <text:p>1068 - Alte rezerv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8">
            <text:p>1068</text:p>
          </table:table-cell>
          <table:table-cell office:value-type="string">
            <text:p>1068 - ALTE REZERVE</text:p>
          </table:table-cell>
          <table:table-cell table:number-columns-repeated="8"/>
          <table:table-cell office:value-type="float" office:value="106800003">
            <text:p>1068000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109 – ACŢIUNI PROPRII</text:p>
          </table:table-cell>
          <table:table-cell office:value-type="string">
            <text:p>109 – Acţiuni proprii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string">
            <text:p>109 – ACŢIUNI PROPRII</text:p>
          </table:table-cell>
          <table:table-cell table:number-columns-repeated="8"/>
          <table:table-cell office:value-type="float" office:value="109000002">
            <text:p>109000002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number-columns-repeated="2" office:value-type="string">
            <text:p>1091 – Acţiuni proprii deţinute pe termen scurt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office:value-type="float" office:value="1091">
            <text:p>1091</text:p>
          </table:table-cell>
          <table:table-cell office:value-type="string">
            <text:p>1091 – Acţiuni proprii deţinute pe termen scurt</text:p>
          </table:table-cell>
          <table:table-cell table:number-columns-repeated="8"/>
          <table:table-cell office:value-type="float" office:value="109100003">
            <text:p>10910000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string">
            <text:p>1092 – Acţiuni proprii deţinute pe termen lung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office:value-type="float" office:value="1902">
            <text:p>1902</text:p>
          </table:table-cell>
          <table:table-cell office:value-type="string">
            <text:p>1092 – Acţiuni proprii deţinute pe termen lung</text:p>
          </table:table-cell>
          <table:table-cell table:number-columns-repeated="8"/>
          <table:table-cell office:value-type="float" office:value="109200003">
            <text:p>1092000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 - REZULTATUL REPORTAT</text:p>
          </table:table-cell>
          <table:table-cell office:value-type="string">
            <text:p>11 - Rezultatul reportat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1 - REZULTATUL REPORTAT</text:p>
          </table:table-cell>
          <table:table-cell table:number-columns-repeated="8"/>
          <table:table-cell office:value-type="float" office:value="110000001">
            <text:p>11000000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17 - REZULTAT REPORTAT</text:p>
          </table:table-cell>
          <table:table-cell office:value-type="string">
            <text:p>117 - Rezultat reportat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117 - REZULTAT REPORTAT</text:p>
          </table:table-cell>
          <table:table-cell table:number-columns-repeated="8"/>
          <table:table-cell office:value-type="float" office:value="117000002">
            <text:p>117000002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string">
            <text:p>1171 - Rezultatul reportat reprezentând <text:s/>profitul nerepartizat sau pierderea neacoperită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1">
            <text:p>1171</text:p>
          </table:table-cell>
          <table:table-cell office:value-type="string">
            <text:p>1171 - Rezultatul reportat reprezentand <text:s/>profitul nerepartizat sau pierderea neacoperită</text:p>
          </table:table-cell>
          <table:table-cell table:number-columns-repeated="8"/>
          <table:table-cell office:value-type="float" office:value="117100003">
            <text:p>117100003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number-columns-repeated="2" office:value-type="string">
            <text:p>1172 - Rezultatul reportat provenit din adoptarea pentru prima data a IAS - mai putin IAS 29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2">
            <text:p>1172</text:p>
          </table:table-cell>
          <table:table-cell office:value-type="string">
            <text:p>1172 - Rezultatul reportat provenit din adoptarea pentru prima data a IAS - mai putin IAS 29</text:p>
          </table:table-cell>
          <table:table-cell table:number-columns-repeated="8"/>
          <table:table-cell office:value-type="float" office:value="117200003">
            <text:p>117200003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number-columns-repeated="2" office:value-type="string">
            <text:p>1174 - Rezultatul reportat provenit din corectarea erorilor contabil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4">
            <text:p>1174</text:p>
          </table:table-cell>
          <table:table-cell office:value-type="string">
            <text:p>1174 - Rezultatul reportat provenit din corectarea erorilor contabile</text:p>
          </table:table-cell>
          <table:table-cell table:number-columns-repeated="8"/>
          <table:table-cell office:value-type="float" office:value="117400003">
            <text:p>11740000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number-columns-repeated="2" office:value-type="string">
            <text:p>1176 - Rezultatul reportat provenind din trecerea la aplicarea Reglementărilor contabile conforme cu Directiva a patra a CE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6">
            <text:p>1176</text:p>
          </table:table-cell>
          <table:table-cell office:value-type="string">
            <text:p>1176 - Rezultatul reportat provenind din trecerea la aplicarea Reglemetărilor contabile conforme cu Directiva a patra a CEE</text:p>
          </table:table-cell>
          <table:table-cell table:number-columns-repeated="8"/>
          <table:table-cell office:value-type="float" office:value="117600003">
            <text:p>1176000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 - REZULTATUL EXERCIŢIULUI</text:p>
          </table:table-cell>
          <table:table-cell office:value-type="string">
            <text:p>12 - Rezultatul exerciţi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2 - REZULTATUL EXERCIŢIULUI</text:p>
          </table:table-cell>
          <table:table-cell table:number-columns-repeated="8"/>
          <table:table-cell office:value-type="float" office:value="120000001">
            <text:p>12000000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121 - Profit şi pierdere</text:p>
          </table:table-cell>
          <table:table-cell office:value-type="string">
            <text:p>Expense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string">
            <text:p>121 - PROFIT ŞI PIERDERE</text:p>
          </table:table-cell>
          <table:table-cell table:number-columns-repeated="8"/>
          <table:table-cell office:value-type="float" office:value="121000002">
            <text:p>12100000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129 - Repartizarea profit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string">
            <text:p>129 - REPARTIZAREA PROFITULUI</text:p>
          </table:table-cell>
          <table:table-cell table:number-columns-repeated="8"/>
          <table:table-cell office:value-type="float" office:value="129000002">
            <text:p>1290000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 - SUBVENŢII PENTRU INVESTIŢII</text:p>
          </table:table-cell>
          <table:table-cell office:value-type="string">
            <text:p>13 - Subvenţii pentru investiţi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3 - SUBVENŢII PENTRU INVESTIŢII</text:p>
          </table:table-cell>
          <table:table-cell table:number-columns-repeated="8"/>
          <table:table-cell office:value-type="float" office:value="130000001">
            <text:p>13000000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131 - Subvenţii pentru investiţi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string">
            <text:p>131 - Subvenţii pentru investiţii</text:p>
          </table:table-cell>
          <table:table-cell table:number-columns-repeated="8"/>
          <table:table-cell office:value-type="float" office:value="131000002">
            <text:p>1310000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132 – Împrumuturi nerambursabile cu caracter de subven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string">
            <text:p>132 – Împrumuturi nerambursabile cu caracter de subvenţii pentru investiţii</text:p>
          </table:table-cell>
          <table:table-cell table:number-columns-repeated="8"/>
          <table:table-cell office:value-type="float" office:value="132000002">
            <text:p>1320000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133 – Dona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string">
            <text:p>133 – Donaţii pentru investiţii</text:p>
          </table:table-cell>
          <table:table-cell table:number-columns-repeated="8"/>
          <table:table-cell office:value-type="float" office:value="133000002">
            <text:p>1330000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134 – Plusuri de inventar de natura imobilizărilor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4">
            <text:p>134</text:p>
          </table:table-cell>
          <table:table-cell office:value-type="string">
            <text:p>134 – Plusuri de inventar de natura imobilizărilor</text:p>
          </table:table-cell>
          <table:table-cell table:number-columns-repeated="8"/>
          <table:table-cell office:value-type="float" office:value="134000002">
            <text:p>1340000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string">
            <text:p>138 – Alte sume primite cu caracter de subven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138 – Alte sume primite cu caracter de subvenţii pentru investiţii</text:p>
          </table:table-cell>
          <table:table-cell table:number-columns-repeated="8"/>
          <table:table-cell office:value-type="float" office:value="138000002">
            <text:p>1380000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5 - PROVIZIOANE PENTRU RISCURI ŞI CHELTUIELI</text:p>
          </table:table-cell>
          <table:table-cell office:value-type="string">
            <text:p>15 - Provizioane pentru riscuri şi cheltuiel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5 - PROVIZIOANE PENTRU RISCURI ŞI CHELTUIELI</text:p>
          </table:table-cell>
          <table:table-cell table:number-columns-repeated="8"/>
          <table:table-cell office:value-type="float" office:value="150000001">
            <text:p>15000000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151 - PROVIZIOANE PENTRU RISCURI ŞI CHELTUIELI</text:p>
          </table:table-cell>
          <table:table-cell office:value-type="string">
            <text:p>151 - Provizioane pentru riscuri şi cheltuiel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office:value-type="float" office:value="151">
            <text:p>151</text:p>
          </table:table-cell>
          <table:table-cell office:value-type="string">
            <text:p>151 - PROVIZIOANE PENTRU RISCURI ŞI CHELTUIELI</text:p>
          </table:table-cell>
          <table:table-cell table:number-columns-repeated="8"/>
          <table:table-cell office:value-type="float" office:value="151000002">
            <text:p>15100000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number-columns-repeated="2" office:value-type="string">
            <text:p>1511 - Provizioane pentru litig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1">
            <text:p>1511</text:p>
          </table:table-cell>
          <table:table-cell office:value-type="string">
            <text:p>1511 - Provizioane pentru litigii</text:p>
          </table:table-cell>
          <table:table-cell table:number-columns-repeated="8"/>
          <table:table-cell office:value-type="float" office:value="151100003">
            <text:p>151100003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number-columns-repeated="2" office:value-type="string">
            <text:p>1512 - Provizioane pentru garanţii acordate clienţ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2">
            <text:p>1512</text:p>
          </table:table-cell>
          <table:table-cell office:value-type="string">
            <text:p>1512 - Provizioane pentru garanţii acordate clienţilor</text:p>
          </table:table-cell>
          <table:table-cell table:number-columns-repeated="8"/>
          <table:table-cell office:value-type="float" office:value="151200003">
            <text:p>151200003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number-columns-repeated="2" office:value-type="string">
            <text:p>1513 - Provizioane pentru dezafectarea imobilizărilor corporale şi alte acţiuni similare legate de aceste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3">
            <text:p>1513</text:p>
          </table:table-cell>
          <table:table-cell office:value-type="string">
            <text:p>1513 - Provizioane pentru dezafectarea imobilizărilor corporale şi alte acţiuni similare legate de acestea</text:p>
          </table:table-cell>
          <table:table-cell table:number-columns-repeated="8"/>
          <table:table-cell office:value-type="float" office:value="151300003">
            <text:p>151300003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number-columns-repeated="2" office:value-type="string">
            <text:p>1514 - Provizioane pentru restructur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4">
            <text:p>1514</text:p>
          </table:table-cell>
          <table:table-cell office:value-type="string">
            <text:p>1514 - Provizioane pentru restructurare</text:p>
          </table:table-cell>
          <table:table-cell table:number-columns-repeated="8"/>
          <table:table-cell office:value-type="float" office:value="151400003">
            <text:p>151400003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number-columns-repeated="2" office:value-type="string">
            <text:p>1515 – Provizioane pentru pensii âi obligaţii simil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5">
            <text:p>1515</text:p>
          </table:table-cell>
          <table:table-cell office:value-type="string">
            <text:p>1515 – Provizioane pentru pensii âi obligaţii similare</text:p>
          </table:table-cell>
          <table:table-cell table:number-columns-repeated="8"/>
          <table:table-cell office:value-type="float" office:value="151500003">
            <text:p>151500003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string">
            <text:p>1516 – Provizioane pentru impoz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6">
            <text:p>1516</text:p>
          </table:table-cell>
          <table:table-cell office:value-type="string">
            <text:p>1516 – Provizioane pentru impozite</text:p>
          </table:table-cell>
          <table:table-cell table:number-columns-repeated="8"/>
          <table:table-cell office:value-type="float" office:value="151600003">
            <text:p>15160000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1518 - ALTE PROVIZIOANE PENTRU RISCURI ŞI CHELTUIELI</text:p>
          </table:table-cell>
          <table:table-cell office:value-type="string">
            <text:p>1518 - Alte provizioane pentru riscuri şi cheltuiel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8">
            <text:p>1518</text:p>
          </table:table-cell>
          <table:table-cell office:value-type="string">
            <text:p>1518 - ALTE PROVIZIOANE PENTRU RISCURI ŞI CHELTUIELI</text:p>
          </table:table-cell>
          <table:table-cell table:number-columns-repeated="8"/>
          <table:table-cell office:value-type="float" office:value="151800003">
            <text:p>1518000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6 - ÎMPRUMUTURI ŞI DATORII ASIMILATE</text:p>
          </table:table-cell>
          <table:table-cell office:value-type="string">
            <text:p>16 -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6 - ÎMPRUMUTURI ŞI DATORII ASIMILATE</text:p>
          </table:table-cell>
          <table:table-cell table:number-columns-repeated="8"/>
          <table:table-cell office:value-type="float" office:value="160000001">
            <text:p>16000000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61 - ÎMPRUMUTURI DIN EMISIUNI DE OBLIGAŢIUNI</text:p>
          </table:table-cell>
          <table:table-cell office:value-type="string">
            <text:p>161 - Împrumuturi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office:value-type="string">
            <text:p>161 - ÎMPRUMUTURI DIN EMISIUNI DE OBLIGAŢIUNI</text:p>
          </table:table-cell>
          <table:table-cell table:number-columns-repeated="8"/>
          <table:table-cell office:value-type="float" office:value="161000002">
            <text:p>161000002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string">
            <text:p>1614 – Împrumuturi externe din emisiuni de obligaţiuni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4">
            <text:p>1614</text:p>
          </table:table-cell>
          <table:table-cell office:value-type="string">
            <text:p>1614 – Împrumuturi externe din emisiuni de obligaţiuni garantate de stat</text:p>
          </table:table-cell>
          <table:table-cell table:number-columns-repeated="8"/>
          <table:table-cell office:value-type="float" office:value="161400003">
            <text:p>161400003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string">
            <text:p>1615 - Împrumuturi externe din emisiuni de obligaţiuni garantate de bănc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5">
            <text:p>1615</text:p>
          </table:table-cell>
          <table:table-cell office:value-type="string">
            <text:p>1615 - Împrumuturi externe din emisiuni de obligaţiuni garantate de bănci</text:p>
          </table:table-cell>
          <table:table-cell table:number-columns-repeated="8"/>
          <table:table-cell office:value-type="float" office:value="161500003">
            <text:p>161500003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string">
            <text:p>1617 - Împrumuturi interne din emisiuni de obligaţiuni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7">
            <text:p>1617</text:p>
          </table:table-cell>
          <table:table-cell office:value-type="string">
            <text:p>1617 - Împrumuturi interne din emisiuni de obligaţiuni garantate de stat</text:p>
          </table:table-cell>
          <table:table-cell table:number-columns-repeated="8"/>
          <table:table-cell office:value-type="float" office:value="161700003">
            <text:p>161700003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number-columns-repeated="2" office:value-type="string">
            <text:p>1618 – Alte împrumuturi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8">
            <text:p>1618</text:p>
          </table:table-cell>
          <table:table-cell office:value-type="string">
            <text:p>1618 – Alte împrumuturi din emisiuni de obligaţiuni</text:p>
          </table:table-cell>
          <table:table-cell table:number-columns-repeated="8"/>
          <table:table-cell office:value-type="float" office:value="161800003">
            <text:p>16180000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162 - CREDITE BANCARE PE TERMEN LUNG</text:p>
          </table:table-cell>
          <table:table-cell office:value-type="string">
            <text:p>162 - Credite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string">
            <text:p>162 - CREDITE BANCARE PE TERMEN LUNG</text:p>
          </table:table-cell>
          <table:table-cell table:number-columns-repeated="8"/>
          <table:table-cell office:value-type="float" office:value="162000002">
            <text:p>162000002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number-columns-repeated="2" office:value-type="string">
            <text:p>1621 - Credite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1">
            <text:p>1621</text:p>
          </table:table-cell>
          <table:table-cell office:value-type="string">
            <text:p>1621 - Credite bancare pe termen lung</text:p>
          </table:table-cell>
          <table:table-cell table:number-columns-repeated="8"/>
          <table:table-cell office:value-type="float" office:value="162100003">
            <text:p>162100003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number-columns-repeated="2" office:value-type="string">
            <text:p>1622 - Credite bancare pe termen lung nerambursate la scadent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2">
            <text:p>1622</text:p>
          </table:table-cell>
          <table:table-cell office:value-type="string">
            <text:p>1622 - Credite bancare pe termen lung nerambursate la scadenta</text:p>
          </table:table-cell>
          <table:table-cell table:number-columns-repeated="8"/>
          <table:table-cell office:value-type="float" office:value="162200003">
            <text:p>162200003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string">
            <text:p>1623 - Credite externe guvernament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3">
            <text:p>1623</text:p>
          </table:table-cell>
          <table:table-cell office:value-type="string">
            <text:p>1623 - Credite externe guvernamentale</text:p>
          </table:table-cell>
          <table:table-cell table:number-columns-repeated="8"/>
          <table:table-cell office:value-type="float" office:value="162300003">
            <text:p>162300003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string">
            <text:p>1624 - Credite bancare externe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4">
            <text:p>1624</text:p>
          </table:table-cell>
          <table:table-cell office:value-type="string">
            <text:p>1624 - Credite bancare externe garantate de stat</text:p>
          </table:table-cell>
          <table:table-cell table:number-columns-repeated="8"/>
          <table:table-cell office:value-type="float" office:value="162400003">
            <text:p>162400003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string">
            <text:p>1625 - Credite bancare externe garantate de bănc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5">
            <text:p>1625</text:p>
          </table:table-cell>
          <table:table-cell office:value-type="string">
            <text:p>1625 - Credite bancare externe garantate de bănci</text:p>
          </table:table-cell>
          <table:table-cell table:number-columns-repeated="8"/>
          <table:table-cell office:value-type="float" office:value="162500003">
            <text:p>162500003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number-columns-repeated="2" office:value-type="string">
            <text:p>1626 - Credite de la trezoreria stat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6">
            <text:p>1626</text:p>
          </table:table-cell>
          <table:table-cell office:value-type="string">
            <text:p>1626 - Credite de la trezoreria statului</text:p>
          </table:table-cell>
          <table:table-cell table:number-columns-repeated="8"/>
          <table:table-cell office:value-type="float" office:value="162600003">
            <text:p>162600003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number-columns-repeated="2" office:value-type="string">
            <text:p>1627 - Credite bancare interne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7">
            <text:p>1627</text:p>
          </table:table-cell>
          <table:table-cell office:value-type="string">
            <text:p>1627 - Credite bancare interne garantate de stat</text:p>
          </table:table-cell>
          <table:table-cell table:number-columns-repeated="8"/>
          <table:table-cell office:value-type="float" office:value="162700003">
            <text:p>16270000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66 - DATORII CE PRIVESC IMOBILIZARILE FINANCIARE</text:p>
          </table:table-cell>
          <table:table-cell office:value-type="string">
            <text:p>166 - Datorii ce privesc imobilizările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string">
            <text:p>166 - DATORII CE PRIVESC IMOBILIZARILE FINANCIARE</text:p>
          </table:table-cell>
          <table:table-cell table:number-columns-repeated="8"/>
          <table:table-cell office:value-type="float" office:value="166000002">
            <text:p>166000002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number-columns-repeated="2" office:value-type="string">
            <text:p>1661 - Datorii către societăţile din cadrul grup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6">
            <text:p>166</text:p>
          </table:table-cell>
          <table:table-cell office:value-type="float" office:value="1661">
            <text:p>1661</text:p>
          </table:table-cell>
          <table:table-cell office:value-type="string">
            <text:p>1661 - Datorii către societăţile din cadrul grupului</text:p>
          </table:table-cell>
          <table:table-cell table:number-columns-repeated="8"/>
          <table:table-cell office:value-type="float" office:value="166100003">
            <text:p>166100003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number-columns-repeated="2" office:value-type="string">
            <text:p>1662 - Datorii către societăţile care deţ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6">
            <text:p>166</text:p>
          </table:table-cell>
          <table:table-cell office:value-type="float" office:value="1662">
            <text:p>1662</text:p>
          </table:table-cell>
          <table:table-cell office:value-type="string">
            <text:p>1662 - Datorii către societăţile care deţin interese de participare</text:p>
          </table:table-cell>
          <table:table-cell table:number-columns-repeated="8"/>
          <table:table-cell office:value-type="float" office:value="166200003">
            <text:p>16620000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67 - ALTE IMPRUMUTURI ŞI DATORII ASIMILATE</text:p>
          </table:table-cell>
          <table:table-cell office:value-type="string">
            <text:p>167 – Alte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  <table:table-cell office:value-type="string">
            <text:p>167 - ALTE IMPRUMUTURI ŞI DATORII ASIMILATE</text:p>
          </table:table-cell>
          <table:table-cell table:number-columns-repeated="8"/>
          <table:table-cell office:value-type="float" office:value="167000002">
            <text:p>1670000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68 - DOBÂNZI AFERENTE ÎMPRUMUTURILOR ŞI DATORIILOR ASIMILAT</text:p>
          </table:table-cell>
          <table:table-cell office:value-type="string">
            <text:p>168 - Dobânzi aferente împrumuturilor şi datoriilor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168 - DOBÂNZI AFERENTE ÎMPRUMUTURILOR ŞI DATORIILOR ASIMILAT</text:p>
          </table:table-cell>
          <table:table-cell table:number-columns-repeated="8"/>
          <table:table-cell office:value-type="float" office:value="168000002">
            <text:p>168000002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number-columns-repeated="2" office:value-type="string">
            <text:p>1681 - Dobânzi aferente împrumuturilor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1">
            <text:p>1681</text:p>
          </table:table-cell>
          <table:table-cell office:value-type="string">
            <text:p>1681 - Dobânzi aferente împrumuturilor din emisiuni de obligaţiuni</text:p>
          </table:table-cell>
          <table:table-cell table:number-columns-repeated="8"/>
          <table:table-cell office:value-type="float" office:value="168100003">
            <text:p>168100003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number-columns-repeated="2" office:value-type="string">
            <text:p>1682 - Dobânzi aferente creditelor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2">
            <text:p>1682</text:p>
          </table:table-cell>
          <table:table-cell office:value-type="string">
            <text:p>1682 - Dobânzi aferente creditelor bancare pe termen lung</text:p>
          </table:table-cell>
          <table:table-cell table:number-columns-repeated="8"/>
          <table:table-cell office:value-type="float" office:value="168200003">
            <text:p>168200003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string">
            <text:p>1685 - Dobânzi aferente datoriilor către societăţile din cadrul grup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5">
            <text:p>1685</text:p>
          </table:table-cell>
          <table:table-cell office:value-type="string">
            <text:p>1685 - Dobânzi aferente datoriilor către societăţile din cadrul grupului</text:p>
          </table:table-cell>
          <table:table-cell table:number-columns-repeated="8"/>
          <table:table-cell office:value-type="float" office:value="168500003">
            <text:p>16850000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number-columns-repeated="2" office:value-type="string">
            <text:p>1686 - Dobânzi aferente datoriilor către societăţile care deţ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6">
            <text:p>1686</text:p>
          </table:table-cell>
          <table:table-cell office:value-type="string">
            <text:p>1686 - Dobânzi aferente datoriilor către societăţile care deţin interese de participare</text:p>
          </table:table-cell>
          <table:table-cell table:number-columns-repeated="8"/>
          <table:table-cell office:value-type="float" office:value="168600003">
            <text:p>168600003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number-columns-repeated="2" office:value-type="string">
            <text:p>1687 - Dobânzi aferente altor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7">
            <text:p>1687</text:p>
          </table:table-cell>
          <table:table-cell office:value-type="string">
            <text:p>1687 - Dobânzi aferente altor împrumuturi şi datorii asimilate</text:p>
          </table:table-cell>
          <table:table-cell table:number-columns-repeated="8"/>
          <table:table-cell office:value-type="float" office:value="168700003">
            <text:p>16870000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69 - PRIME PRIVIND RAMBURSAREA OBLIGATIUNILOR</text:p>
          </table:table-cell>
          <table:table-cell office:value-type="string">
            <text:p>169 - Prime privind rambursarea obligaţiunilor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string">
            <text:p>169 - PRIME PRIVIND RAMBURSAREA OBLIGATIUNILOR</text:p>
          </table:table-cell>
          <table:table-cell table:number-columns-repeated="8"/>
          <table:table-cell office:value-type="float" office:value="169000002">
            <text:p>169000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2 - CONTURI DE IMOBILIZA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 - CONTURI DE IMOBILIZARI</text:p>
          </table:table-cell>
          <table:table-cell table:number-columns-repeated="8"/>
          <table:table-cell office:value-type="float" office:value="200000000">
            <text:p>2000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20 – IMOBILIZĂRI NECORPOR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20 – IMOBILIZĂRI NECORPORALE</text:p>
          </table:table-cell>
          <table:table-cell table:number-columns-repeated="8"/>
          <table:table-cell office:value-type="float" office:value="200000001">
            <text:p>2000000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201 – Cheltuieli de constitui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string">
            <text:p>201 – Cheltuieli de constituire</text:p>
          </table:table-cell>
          <table:table-cell table:number-columns-repeated="8"/>
          <table:table-cell office:value-type="float" office:value="201000002">
            <text:p>20100000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203 - Cheltuieli de dezvolt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string">
            <text:p>203 - Cheltuieli de dezvoltare</text:p>
          </table:table-cell>
          <table:table-cell table:number-columns-repeated="8"/>
          <table:table-cell office:value-type="float" office:value="203000002">
            <text:p>20300000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205 - Concesiuni, brevete, licenţe, mărci comerciale, drepturi şi active simil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string">
            <text:p>205 - Concesiuni, brevete, licenţe, mărci comerciale, drepturi şi active similare</text:p>
          </table:table-cell>
          <table:table-cell table:number-columns-repeated="8"/>
          <table:table-cell office:value-type="float" office:value="205000002">
            <text:p>20500000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7 - FOND COMERCIAL</text:p>
          </table:table-cell>
          <table:table-cell office:value-type="string">
            <text:p>207 - Fond comercial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207 - FOND COMERCIAL</text:p>
          </table:table-cell>
          <table:table-cell table:number-columns-repeated="8"/>
          <table:table-cell office:value-type="float" office:value="207000002">
            <text:p>207000002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2071 - FOND COMERCIAL</text:p>
          </table:table-cell>
          <table:table-cell office:value-type="string">
            <text:p>2071 - Fond comercial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7">
            <text:p>207</text:p>
          </table:table-cell>
          <table:table-cell office:value-type="float" office:value="2071">
            <text:p>2071</text:p>
          </table:table-cell>
          <table:table-cell office:value-type="string">
            <text:p>2071 - FOND COMERCIAL</text:p>
          </table:table-cell>
          <table:table-cell table:number-columns-repeated="8"/>
          <table:table-cell office:value-type="float" office:value="207100003">
            <text:p>20710000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2075 - FOND COMERCIAL NEGATIV</text:p>
          </table:table-cell>
          <table:table-cell office:value-type="string">
            <text:p>2075 - Fond comercial negativ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7">
            <text:p>207</text:p>
          </table:table-cell>
          <table:table-cell office:value-type="float" office:value="2075">
            <text:p>2075</text:p>
          </table:table-cell>
          <table:table-cell office:value-type="string">
            <text:p>2075 - FOND COMERCIAL NEGATIV</text:p>
          </table:table-cell>
          <table:table-cell table:number-columns-repeated="8"/>
          <table:table-cell office:value-type="float" office:value="207500003">
            <text:p>20750000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8 - ALTE IMOBILIZĂRI NECORPORALE</text:p>
          </table:table-cell>
          <table:table-cell office:value-type="string">
            <text:p>208 - Alte imobilizări ne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office:value-type="string">
            <text:p>208 - ALTE IMOBILIZĂRI NECORPORALE</text:p>
          </table:table-cell>
          <table:table-cell table:number-columns-repeated="8"/>
          <table:table-cell office:value-type="float" office:value="208000002">
            <text:p>2080000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1 - IMOBILIZARI CORPORALE</text:p>
          </table:table-cell>
          <table:table-cell office:value-type="string">
            <text:p>21 – IMOBILIZĂRI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1 - IMOBILIZARI CORPORALE</text:p>
          </table:table-cell>
          <table:table-cell table:number-columns-repeated="8"/>
          <table:table-cell office:value-type="float" office:value="210000001">
            <text:p>21000000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11 - TERENURI ŞI AMENAJĂRI DE TERENURI</text:p>
          </table:table-cell>
          <table:table-cell office:value-type="string">
            <text:p>211 - Terenuri şi amenajări de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1">
            <text:p>211</text:p>
          </table:table-cell>
          <table:table-cell office:value-type="string">
            <text:p>211 - TERENURI ŞI AMENAJĂRI DE TERENURI</text:p>
          </table:table-cell>
          <table:table-cell table:number-columns-repeated="8"/>
          <table:table-cell office:value-type="float" office:value="211000002">
            <text:p>211000002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table:number-columns-repeated="2" office:value-type="string">
            <text:p>2111 -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office:value-type="float" office:value="2111">
            <text:p>2111</text:p>
          </table:table-cell>
          <table:table-cell office:value-type="string">
            <text:p>2111 - Terenuri</text:p>
          </table:table-cell>
          <table:table-cell table:number-columns-repeated="8"/>
          <table:table-cell office:value-type="float" office:value="211100003">
            <text:p>21110000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number-columns-repeated="2" office:value-type="string">
            <text:p>2112 – Amenajări de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office:value-type="float" office:value="2112">
            <text:p>2112</text:p>
          </table:table-cell>
          <table:table-cell office:value-type="string">
            <text:p>2112 – Amenajări de terenuri</text:p>
          </table:table-cell>
          <table:table-cell table:number-columns-repeated="8"/>
          <table:table-cell office:value-type="float" office:value="211200003">
            <text:p>21120000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12 - CONSTRUCŢII</text:p>
          </table:table-cell>
          <table:table-cell office:value-type="string">
            <text:p>212 - Construcţ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">
            <text:p>21</text:p>
          </table:table-cell>
          <table:table-cell office:value-type="float" office:value="212">
            <text:p>212</text:p>
          </table:table-cell>
          <table:table-cell office:value-type="string">
            <text:p>212 - CONSTRUCŢII</text:p>
          </table:table-cell>
          <table:table-cell table:number-columns-repeated="8"/>
          <table:table-cell office:value-type="float" office:value="212000002">
            <text:p>21200000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13 - INSTALATII TEHNICE MIJLOACE DE TRANSPORT ANIMALE SI PL</text:p>
          </table:table-cell>
          <table:table-cell office:value-type="string">
            <text:p>213 - Instalaţii tehnice mijloace de transport animale şi plantaţ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3">
            <text:p>213</text:p>
          </table:table-cell>
          <table:table-cell office:value-type="string">
            <text:p>213 - INSTALATII TEHNICE MIJLOACE DE TRANSPORT ANIMALE SI PL</text:p>
          </table:table-cell>
          <table:table-cell table:number-columns-repeated="8"/>
          <table:table-cell office:value-type="float" office:value="213000002">
            <text:p>213000002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table:number-columns-repeated="2" office:value-type="string">
            <text:p>2131 - Echipamente tehnologice (maşini utilaje şi instalaţii de lucru)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1">
            <text:p>2131</text:p>
          </table:table-cell>
          <table:table-cell office:value-type="string">
            <text:p>2131 - Echipamente tehnologice (maşini utilaje şi instalaţii de lucru)</text:p>
          </table:table-cell>
          <table:table-cell table:number-columns-repeated="8"/>
          <table:table-cell office:value-type="float" office:value="213100003">
            <text:p>213100003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number-columns-repeated="2" office:value-type="string">
            <text:p>2132 - Aparate şi instalaţii de măsurare, control şi regl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2">
            <text:p>2132</text:p>
          </table:table-cell>
          <table:table-cell office:value-type="string">
            <text:p>2132 - Aparate şi instalaţii de măsurare, control şi reglare</text:p>
          </table:table-cell>
          <table:table-cell table:number-columns-repeated="8"/>
          <table:table-cell office:value-type="float" office:value="213200003">
            <text:p>213200003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table:number-columns-repeated="2" office:value-type="string">
            <text:p>2133 - Mijloace de transport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3">
            <text:p>2133</text:p>
          </table:table-cell>
          <table:table-cell office:value-type="string">
            <text:p>2133 - Mijloace de transport</text:p>
          </table:table-cell>
          <table:table-cell table:number-columns-repeated="8"/>
          <table:table-cell office:value-type="float" office:value="213300003">
            <text:p>213300003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table:number-columns-repeated="2" office:value-type="string">
            <text:p>2134 - Animale şi plantaţii 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4">
            <text:p>2134</text:p>
          </table:table-cell>
          <table:table-cell office:value-type="string">
            <text:p>2134 - Animale şi plantaţii </text:p>
          </table:table-cell>
          <table:table-cell table:number-columns-repeated="8"/>
          <table:table-cell office:value-type="float" office:value="213400003">
            <text:p>2134000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14 - MOBILIER APARATURĂ BIROTICĂ ECHIPAMENTE DE PROTECŢIE</text:p>
          </table:table-cell>
          <table:table-cell office:value-type="string">
            <text:p>214 - Mobilier aparatură birotică echipamente de protecţie a valorilor umane şi materiale şi alte active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">
            <text:p>21</text:p>
          </table:table-cell>
          <table:table-cell office:value-type="float" office:value="214">
            <text:p>214</text:p>
          </table:table-cell>
          <table:table-cell office:value-type="string">
            <text:p>214 - MOBILIER APARATURĂ BIROTICĂ ECHIPAMENTE DE PROTECŢIE</text:p>
          </table:table-cell>
          <table:table-cell table:number-columns-repeated="8"/>
          <table:table-cell office:value-type="float" office:value="214000002">
            <text:p>2140000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3 - IMOBILIZĂRI ÎN CURS</text:p>
          </table:table-cell>
          <table:table-cell office:value-type="string">
            <text:p>23 - Imobilizări în curs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23 - IMOBILIZĂRI ÎN CURS</text:p>
          </table:table-cell>
          <table:table-cell table:number-columns-repeated="8"/>
          <table:table-cell office:value-type="float" office:value="230000001">
            <text:p>23000000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string">
            <text:p>231 - Imobilizări corporale în curs de execuţi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string">
            <text:p>231 - Imobilizări corporale în curs de execuţie</text:p>
          </table:table-cell>
          <table:table-cell table:number-columns-repeated="8"/>
          <table:table-cell office:value-type="float" office:value="231000002">
            <text:p>23100000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232 - Avansuri acordate pentru imobilizări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string">
            <text:p>232 - AVANSURI ACORDATE PENTRU IMOBILIZĂRI CORPORALE</text:p>
          </table:table-cell>
          <table:table-cell table:number-columns-repeated="8"/>
          <table:table-cell office:value-type="float" office:value="232000002">
            <text:p>23200000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233 - Imobilizări necorporale în curs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3">
            <text:p>233</text:p>
          </table:table-cell>
          <table:table-cell office:value-type="string">
            <text:p>233 - IMOBILIZĂRI NECORPORALE ÎN CURS</text:p>
          </table:table-cell>
          <table:table-cell table:number-columns-repeated="8"/>
          <table:table-cell office:value-type="float" office:value="233000002">
            <text:p>23300000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234 - Avansuri acordate pentru imobilizări ne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4">
            <text:p>234</text:p>
          </table:table-cell>
          <table:table-cell office:value-type="string">
            <text:p>234 - AVANSURI ACORDATE PENTRU IMOBILIZĂRI NECORPORALE</text:p>
          </table:table-cell>
          <table:table-cell table:number-columns-repeated="8"/>
          <table:table-cell office:value-type="float" office:value="234000002">
            <text:p>2340000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26 – IMOBILIZĂRI FINANCI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26 – IMOBILIZĂRI FINANCIARE</text:p>
          </table:table-cell>
          <table:table-cell table:number-columns-repeated="8"/>
          <table:table-cell office:value-type="float" office:value="260000001">
            <text:p>26000000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261 – Acţiuni deţinute la entităţi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string">
            <text:p>261 – Acţiuni deţinute la entităţi afiliate</text:p>
          </table:table-cell>
          <table:table-cell table:number-columns-repeated="8"/>
          <table:table-cell office:value-type="float" office:value="261000002">
            <text:p>26100000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263 – Interes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string">
            <text:p>263 – Interese de participare</text:p>
          </table:table-cell>
          <table:table-cell table:number-columns-repeated="8"/>
          <table:table-cell office:value-type="float" office:value="263000002">
            <text:p>2630000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265 - Alte titluri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">
            <text:p>26</text:p>
          </table:table-cell>
          <table:table-cell office:value-type="float" office:value="265">
            <text:p>265</text:p>
          </table:table-cell>
          <table:table-cell office:value-type="string">
            <text:p>265 - Alte titluri imobilizate</text:p>
          </table:table-cell>
          <table:table-cell table:number-columns-repeated="8"/>
          <table:table-cell office:value-type="float" office:value="265000002">
            <text:p>26500000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267 -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string">
            <text:p>267 - Creanţe imobilizate</text:p>
          </table:table-cell>
          <table:table-cell table:number-columns-repeated="8"/>
          <table:table-cell office:value-type="float" office:value="267000002">
            <text:p>267000002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table:number-columns-repeated="2" office:value-type="string">
            <text:p>2671 - Sume datorate de entităţile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1">
            <text:p>2671</text:p>
          </table:table-cell>
          <table:table-cell office:value-type="string">
            <text:p>2671 - Sume datorate de entităţile afiliate</text:p>
          </table:table-cell>
          <table:table-cell table:number-columns-repeated="8"/>
          <table:table-cell office:value-type="float" office:value="267100003">
            <text:p>267100003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table:number-columns-repeated="2" office:value-type="string">
            <text:p>2672 - Dobanda aferentă sumelor datorate de entităţile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2">
            <text:p>2672</text:p>
          </table:table-cell>
          <table:table-cell office:value-type="string">
            <text:p>2672 - Dobanda aferentă sumelor datorate de entităţile afiliate</text:p>
          </table:table-cell>
          <table:table-cell table:number-columns-repeated="8"/>
          <table:table-cell office:value-type="float" office:value="267200003">
            <text:p>267200003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table:number-columns-repeated="2" office:value-type="string">
            <text:p>2673 – Creanţe legate de interesel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3">
            <text:p>2673</text:p>
          </table:table-cell>
          <table:table-cell office:value-type="string">
            <text:p>2673 – Creanţe legate de interesele de participare</text:p>
          </table:table-cell>
          <table:table-cell table:number-columns-repeated="8"/>
          <table:table-cell office:value-type="float" office:value="267300003">
            <text:p>267300003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number-columns-repeated="2" office:value-type="string">
            <text:p>2674 - Dobanda aferentă creanţelor legate de interesel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4">
            <text:p>2674</text:p>
          </table:table-cell>
          <table:table-cell office:value-type="string">
            <text:p>2674 - Dobanda aferentă creanţelor legate de interesele de participare</text:p>
          </table:table-cell>
          <table:table-cell table:number-columns-repeated="8"/>
          <table:table-cell office:value-type="float" office:value="267400003">
            <text:p>267400003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number-columns-repeated="2" office:value-type="string">
            <text:p>2675 – Împrumuturi acordate pe termen lung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5">
            <text:p>2675</text:p>
          </table:table-cell>
          <table:table-cell office:value-type="string">
            <text:p>2675 – Împrumuturi acordate pe termen lung</text:p>
          </table:table-cell>
          <table:table-cell table:number-columns-repeated="8"/>
          <table:table-cell office:value-type="float" office:value="267500003">
            <text:p>267500003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table:number-columns-repeated="2" office:value-type="string">
            <text:p>2676 - Dobanda aferentă împrumuturilor acordate pe termen lung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6">
            <text:p>2676</text:p>
          </table:table-cell>
          <table:table-cell office:value-type="string">
            <text:p>2676 - Dobanda aferentă împrumuturilor acordate pe termen lung</text:p>
          </table:table-cell>
          <table:table-cell table:number-columns-repeated="8"/>
          <table:table-cell office:value-type="float" office:value="267600003">
            <text:p>267600003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number-columns-repeated="2" office:value-type="string">
            <text:p>2678 - Alte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8">
            <text:p>2678</text:p>
          </table:table-cell>
          <table:table-cell office:value-type="string">
            <text:p>2678 - Alte creanţe imobilizate</text:p>
          </table:table-cell>
          <table:table-cell table:number-columns-repeated="8"/>
          <table:table-cell office:value-type="float" office:value="267800003">
            <text:p>267800003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table:number-columns-repeated="2" office:value-type="string">
            <text:p>2679 – Dobânzi aferente altor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9">
            <text:p>2679</text:p>
          </table:table-cell>
          <table:table-cell office:value-type="string">
            <text:p>2679 – Dobânzi aferente altor creanţe imobilizate</text:p>
          </table:table-cell>
          <table:table-cell table:number-columns-repeated="8"/>
          <table:table-cell office:value-type="float" office:value="267900003">
            <text:p>26790000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69 - VĂRSĂMINTE DE EFECTUAT PENTRU IMOBILIZĂRI FINANCIARE</text:p>
          </table:table-cell>
          <table:table-cell office:value-type="string">
            <text:p>269 - Vărsăminte de efectuat pentru imobilizări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9">
            <text:p>269</text:p>
          </table:table-cell>
          <table:table-cell office:value-type="string">
            <text:p>269 - VĂRSĂMINTE DE EFECTUAT PENTRU IMOBILIZĂRI FINANCIARE</text:p>
          </table:table-cell>
          <table:table-cell table:number-columns-repeated="8"/>
          <table:table-cell office:value-type="float" office:value="269000002">
            <text:p>269000002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table:number-columns-repeated="2" office:value-type="string">
            <text:p>2691 - Vărsăminte de efectuat privind titlurile deţinute la <text:s/>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1">
            <text:p>2691</text:p>
          </table:table-cell>
          <table:table-cell office:value-type="string">
            <text:p>2691 - Vărsăminte de efectuat privind titlurile deţinute la <text:s/>entităţile afiliate</text:p>
          </table:table-cell>
          <table:table-cell table:number-columns-repeated="8"/>
          <table:table-cell office:value-type="float" office:value="269100003">
            <text:p>269100003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number-columns-repeated="2" office:value-type="string">
            <text:p>2692 - Vărsăminte de efectuat <text:s/>privind interesele de 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2">
            <text:p>2692</text:p>
          </table:table-cell>
          <table:table-cell office:value-type="string">
            <text:p>2692 - Vărsăminte de efectuat <text:s/>privind interesele de participare</text:p>
          </table:table-cell>
          <table:table-cell table:number-columns-repeated="8"/>
          <table:table-cell office:value-type="float" office:value="269200003">
            <text:p>269200003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number-columns-repeated="2" office:value-type="string">
            <text:p>2693 - <text:s/>Vărsăminte de efectuat pentru alte imobilizări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3">
            <text:p>2693</text:p>
          </table:table-cell>
          <table:table-cell office:value-type="string">
            <text:p>2693 - <text:s/>Vărsăminte de efectuat pentru alte imobilizări financiare</text:p>
          </table:table-cell>
          <table:table-cell table:number-columns-repeated="8"/>
          <table:table-cell office:value-type="float" office:value="269300003">
            <text:p>2693000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28 - AMORTIZĂRI PRIVIND IMOBILIZĂRI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8 - AMORTIZĂRI PRIVIND IMOBILIZĂRILE</text:p>
          </table:table-cell>
          <table:table-cell table:number-columns-repeated="8"/>
          <table:table-cell office:value-type="float" office:value="280000001">
            <text:p>2800000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80 - AMORTIZĂRI PRIVIND IMOBILIZĂRILE NECORPORALE</text:p>
          </table:table-cell>
          <table:table-cell office:value-type="string">
            <text:p>280 - Amortizări privind imobilizările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string">
            <text:p>280 - AMORTIZĂRI PRIVIND IMOBILIZĂRILE NECORPORALE</text:p>
          </table:table-cell>
          <table:table-cell table:number-columns-repeated="8"/>
          <table:table-cell office:value-type="float" office:value="280000002">
            <text:p>280000002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table:number-columns-repeated="2" office:value-type="string">
            <text:p>2801 – Amortizarea cheltuielilor de constitui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1">
            <text:p>2801</text:p>
          </table:table-cell>
          <table:table-cell office:value-type="string">
            <text:p>2801 - AMORTIZAREA CHELTUIELILOR DE CONSTITUIRE</text:p>
          </table:table-cell>
          <table:table-cell table:number-columns-repeated="8"/>
          <table:table-cell office:value-type="float" office:value="280100003">
            <text:p>280100003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table:number-columns-repeated="2" office:value-type="string">
            <text:p>2803 - Amortizarea cheltuielilor de dezvolt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3">
            <text:p>2803</text:p>
          </table:table-cell>
          <table:table-cell office:value-type="string">
            <text:p>2803 - AMORTIZAREA CHELTUIELILOR DE DEZVOLTARE</text:p>
          </table:table-cell>
          <table:table-cell table:number-columns-repeated="8"/>
          <table:table-cell office:value-type="float" office:value="280300003">
            <text:p>280300003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table:number-columns-repeated="2" office:value-type="string">
            <text:p>2805 - Amortizarea concesiunilor brevetelor licenţelor mărcilor comerciale şi altor drepturi şi valori simil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5">
            <text:p>2805</text:p>
          </table:table-cell>
          <table:table-cell office:value-type="string">
            <text:p>2805 - AMORTIZAREA CONCESIUNILOR BREVETELOR LICENŢELOR MĂRCI</text:p>
          </table:table-cell>
          <table:table-cell table:number-columns-repeated="8"/>
          <table:table-cell office:value-type="float" office:value="280500003">
            <text:p>280500003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number-columns-repeated="2" office:value-type="string">
            <text:p>2807 - Amortizarea fondului comercial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7">
            <text:p>2807</text:p>
          </table:table-cell>
          <table:table-cell office:value-type="string">
            <text:p>2807 - AMORTIZAREA FONDULUI COMERCIAL</text:p>
          </table:table-cell>
          <table:table-cell table:number-columns-repeated="8"/>
          <table:table-cell office:value-type="float" office:value="280700003">
            <text:p>280700003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number-columns-repeated="2" office:value-type="string">
            <text:p>2808 - Amortizarea altor imobilizări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8">
            <text:p>2808</text:p>
          </table:table-cell>
          <table:table-cell office:value-type="string">
            <text:p>2808 - AMORTIZAREA ALTOR IMOBILIZARI NECORPORALE</text:p>
          </table:table-cell>
          <table:table-cell table:number-columns-repeated="8"/>
          <table:table-cell office:value-type="float" office:value="280800003">
            <text:p>2808000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81 - AMORTIZAREA PRIVIND IMOBILIZARILE CORPORALE</text:p>
          </table:table-cell>
          <table:table-cell office:value-type="string">
            <text:p>281 - Amortizarea privind imobilizările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office:value-type="float" office:value="281">
            <text:p>281</text:p>
          </table:table-cell>
          <table:table-cell office:value-type="string">
            <text:p>281 - AMORTIZAREA PRIVIND IMOBILIZARILE CORPORALE</text:p>
          </table:table-cell>
          <table:table-cell table:number-columns-repeated="8"/>
          <table:table-cell office:value-type="float" office:value="281000002">
            <text:p>281000002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table:number-columns-repeated="2" office:value-type="string">
            <text:p>2811 - Amortizarea amenajărilor de teren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1">
            <text:p>2811</text:p>
          </table:table-cell>
          <table:table-cell office:value-type="string">
            <text:p>2811 - AMORTIZAREA AMENAJARILOR DE TERENURI</text:p>
          </table:table-cell>
          <table:table-cell table:number-columns-repeated="8"/>
          <table:table-cell office:value-type="float" office:value="281100003">
            <text:p>281100003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table:number-columns-repeated="2" office:value-type="string">
            <text:p>2812 - Amortizarea construc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2">
            <text:p>2812</text:p>
          </table:table-cell>
          <table:table-cell office:value-type="string">
            <text:p>2812 - AMORTIZAREA CONSTRUCTIILOR</text:p>
          </table:table-cell>
          <table:table-cell table:number-columns-repeated="8"/>
          <table:table-cell office:value-type="float" office:value="281200003">
            <text:p>281200003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number-columns-repeated="2" office:value-type="string">
            <text:p>2813 - Amortizarea instalaţiilor mijloacelor de transport animalelor şi planta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3">
            <text:p>2813</text:p>
          </table:table-cell>
          <table:table-cell office:value-type="string">
            <text:p>2813 - AMORTIZAREA INST. MIJLOACELOR DE TRANSPORT ANIMALELOR ŞI PLANTAŢIILOR</text:p>
          </table:table-cell>
          <table:table-cell table:number-columns-repeated="8"/>
          <table:table-cell office:value-type="float" office:value="281300003">
            <text:p>281300003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table:number-columns-repeated="2" office:value-type="string">
            <text:p>2814 - Amortizarea altor imobilizări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4">
            <text:p>2814</text:p>
          </table:table-cell>
          <table:table-cell office:value-type="string">
            <text:p>2814 - AMORTIZAREA ALTOR IMOBILIZĂRI CORPORALE</text:p>
          </table:table-cell>
          <table:table-cell table:number-columns-repeated="8"/>
          <table:table-cell office:value-type="float" office:value="281400003">
            <text:p>2814000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29 -AJUSTĂRI PENTRU DEPRECIEREA SAU PIERDEREA DE VALOARE A IMOBILIZĂR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29 -AJUSTĂRI PENTRU DEPRECIEREA SAU PIERDEREA DE VALOARE A IMOBILIZĂRILOR</text:p>
          </table:table-cell>
          <table:table-cell table:number-columns-repeated="8"/>
          <table:table-cell office:value-type="float" office:value="290000001">
            <text:p>29000000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290 - AJUSTĂRI PENTRU DEPRECIEREA IMOBILIZĂRILOR NECORPORALE</text:p>
          </table:table-cell>
          <table:table-cell office:value-type="string">
            <text:p>290 - Ajustări pentru deprecierea imobilizărilor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0">
            <text:p>290</text:p>
          </table:table-cell>
          <table:table-cell office:value-type="string">
            <text:p>290 - AJUSTĂRI PENTRU DEPRECIEREA IMOBILIZĂRILOR NECORPORALE</text:p>
          </table:table-cell>
          <table:table-cell table:number-columns-repeated="8"/>
          <table:table-cell office:value-type="float" office:value="290000002">
            <text:p>290000002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table:number-columns-repeated="2" office:value-type="string">
            <text:p>2903 – Ajustări pentru deprecierea cheltuielilor de dezvolt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3">
            <text:p>2903</text:p>
          </table:table-cell>
          <table:table-cell office:value-type="string">
            <text:p>2903 – Ajustări pentru deprecierea cheltuielilor de dezvoltare</text:p>
          </table:table-cell>
          <table:table-cell table:number-columns-repeated="8"/>
          <table:table-cell office:value-type="float" office:value="290300003">
            <text:p>290300003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table:number-columns-repeated="2" office:value-type="string">
            <text:p>2905 – Ajustări pentru deprecierea concesiunilor, brevetelor, licenţelor, mărcilor comerciale, drepturilor şi activelor simil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5">
            <text:p>2905</text:p>
          </table:table-cell>
          <table:table-cell office:value-type="string">
            <text:p>2905 – Ajustări pentru deprecierea concesiunilor, brevetelor, licenţelor, mărcilor comerciale, drepturilor şi activelor similare</text:p>
          </table:table-cell>
          <table:table-cell table:number-columns-repeated="8"/>
          <table:table-cell office:value-type="float" office:value="290500003">
            <text:p>290500003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table:number-columns-repeated="2" office:value-type="string">
            <text:p>2907 – Ajustări pentru deprecierea fondului comercial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7">
            <text:p>2907</text:p>
          </table:table-cell>
          <table:table-cell office:value-type="string">
            <text:p>2907 – Ajustări pentru deprecierea fondului comercial</text:p>
          </table:table-cell>
          <table:table-cell table:number-columns-repeated="8"/>
          <table:table-cell office:value-type="float" office:value="290700003">
            <text:p>290700003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table:number-columns-repeated="2" office:value-type="string">
            <text:p>2908 – Ajustări pentru deprecierea altor imobilizări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8">
            <text:p>2908</text:p>
          </table:table-cell>
          <table:table-cell office:value-type="string">
            <text:p>2908 – Ajustări pentru deprecierea altor imobilizări necorporale</text:p>
          </table:table-cell>
          <table:table-cell table:number-columns-repeated="8"/>
          <table:table-cell office:value-type="float" office:value="290800003">
            <text:p>29080000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91 – AJUSTĂRI PENTRU DEPRECIEREA IMOBILIZĂRILOR CORPORALE</text:p>
          </table:table-cell>
          <table:table-cell office:value-type="string">
            <text:p>291 – Ajustări pentru deprecierea imobilizărilor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1">
            <text:p>291</text:p>
          </table:table-cell>
          <table:table-cell office:value-type="string">
            <text:p>291 – AJUSTĂRI PENTRU DEPRECIEREA IMOBILIZĂRILOR CORPORALE</text:p>
          </table:table-cell>
          <table:table-cell table:number-columns-repeated="8"/>
          <table:table-cell office:value-type="float" office:value="291000002">
            <text:p>291000002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table:number-columns-repeated="2" office:value-type="string">
            <text:p>2911 - Ajustări pentru deprecierea terenurilor şi amenajărilor de teren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1">
            <text:p>2911</text:p>
          </table:table-cell>
          <table:table-cell office:value-type="string">
            <text:p>2911 - Ajustări pentru deprecierea terenurilor şi amenajărilor de terenuri</text:p>
          </table:table-cell>
          <table:table-cell table:number-columns-repeated="8"/>
          <table:table-cell office:value-type="float" office:value="291100003">
            <text:p>291100003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number-columns-repeated="2" office:value-type="string">
            <text:p>2912 – Ajustări pentru deprecierea construc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2">
            <text:p>2912</text:p>
          </table:table-cell>
          <table:table-cell office:value-type="string">
            <text:p>2912 – Ajustări pentru deprecierea construcţiilor</text:p>
          </table:table-cell>
          <table:table-cell table:number-columns-repeated="8"/>
          <table:table-cell office:value-type="float" office:value="291200003">
            <text:p>291200003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table:number-columns-repeated="2" office:value-type="string">
            <text:p>2913 - Ajustări pentru deprecierea instalaţiilor, mijloacelor de transport, animalelor şi planta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3">
            <text:p>2913</text:p>
          </table:table-cell>
          <table:table-cell office:value-type="string">
            <text:p>2913 - Ajustări pentru deprecierea instalaţiilor, mijloacelor de transport, animalelor şi plantaţiilor</text:p>
          </table:table-cell>
          <table:table-cell table:number-columns-repeated="8"/>
          <table:table-cell office:value-type="float" office:value="291300003">
            <text:p>291300003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number-columns-repeated="2" office:value-type="string">
            <text:p>2914 – Ajustări pentru deprecierea altor imobilizări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4">
            <text:p>2914</text:p>
          </table:table-cell>
          <table:table-cell office:value-type="string">
            <text:p>2914 – Ajustări pentru deprecierea altor imobilizări corporale</text:p>
          </table:table-cell>
          <table:table-cell table:number-columns-repeated="8"/>
          <table:table-cell office:value-type="float" office:value="291400003">
            <text:p>2914000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93 - PROVIZIOANE PENTRU DEPRECIEREA IMOBILIZARILOR IN CURS </text:p>
          </table:table-cell>
          <table:table-cell office:value-type="string">
            <text:p>293 - Ajustări pentru deprecierea imobilizărilor în curs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office:value-type="string">
            <text:p>293 - PROVIZIOANE PENTRU DEPRECIEREA IMOBILIZARILOR IN CURS </text:p>
          </table:table-cell>
          <table:table-cell table:number-columns-repeated="8"/>
          <table:table-cell office:value-type="float" office:value="293000002">
            <text:p>293000002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table:number-columns-repeated="2" office:value-type="string">
            <text:p>2931 - Ajustări pentru deprecierea imobilizărilor corporale în cur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">
            <text:p>293</text:p>
          </table:table-cell>
          <table:table-cell office:value-type="float" office:value="2931">
            <text:p>2931</text:p>
          </table:table-cell>
          <table:table-cell office:value-type="string">
            <text:p>2931 - Ajustări pentru deprecierea imobilizărilor corporale în curs</text:p>
          </table:table-cell>
          <table:table-cell table:number-columns-repeated="8"/>
          <table:table-cell office:value-type="float" office:value="293100003">
            <text:p>293100003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table:number-columns-repeated="2" office:value-type="string">
            <text:p>2933 - Ajustări pentru deprecierea imobilizărilor necorporale în cur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">
            <text:p>293</text:p>
          </table:table-cell>
          <table:table-cell office:value-type="float" office:value="2932">
            <text:p>2932</text:p>
          </table:table-cell>
          <table:table-cell office:value-type="string">
            <text:p>2933 - Ajustări pentru deprecierea imobilizărilor necorporale în curs</text:p>
          </table:table-cell>
          <table:table-cell table:number-columns-repeated="8"/>
          <table:table-cell office:value-type="float" office:value="293200003">
            <text:p>29320000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96 - PROVIZIOANE PENTRU DEPRECIEREA IMOBILIZARILOR FINANCIA</text:p>
          </table:table-cell>
          <table:table-cell office:value-type="string">
            <text:p>296 - Ajustări pentru pierderea de valoare a imobilizărilor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6">
            <text:p>296</text:p>
          </table:table-cell>
          <table:table-cell office:value-type="string">
            <text:p>296 - PROVIZIOANE PENTRU DEPRECIEREA IMOBILIZARILOR FINANCIA</text:p>
          </table:table-cell>
          <table:table-cell table:number-columns-repeated="8"/>
          <table:table-cell office:value-type="float" office:value="296000002">
            <text:p>296000002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table:number-columns-repeated="2" office:value-type="string">
            <text:p>2961 - Ajustări pentru <text:s/>pierderea de valoare a acţiunilor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1">
            <text:p>2961</text:p>
          </table:table-cell>
          <table:table-cell office:value-type="string">
            <text:p>2961 - Ajustări pentru <text:s/>pierderea de valoare a acţiunilor deţinute la entităţile afiliate</text:p>
          </table:table-cell>
          <table:table-cell table:number-columns-repeated="8"/>
          <table:table-cell office:value-type="float" office:value="296100003">
            <text:p>296100003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table:number-columns-repeated="2" office:value-type="string">
            <text:p>2962 - Ajustări pentru <text:s/>pierderea de valoare a intereselor de 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2">
            <text:p>2962</text:p>
          </table:table-cell>
          <table:table-cell office:value-type="string">
            <text:p>2962 - Ajustări pentru <text:s/>pierderea de valoare a intereselor de participare</text:p>
          </table:table-cell>
          <table:table-cell table:number-columns-repeated="8"/>
          <table:table-cell office:value-type="float" office:value="296200003">
            <text:p>296200003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table:number-columns-repeated="2" office:value-type="string">
            <text:p>2963 - Ajustări pentru <text:s/>pierderea de valoare a altor titluri imobiliz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3">
            <text:p>2963</text:p>
          </table:table-cell>
          <table:table-cell office:value-type="string">
            <text:p>2963 - Ajustări pentru <text:s/>pierderea de valoare a altor titluri imobilizate</text:p>
          </table:table-cell>
          <table:table-cell table:number-columns-repeated="8"/>
          <table:table-cell office:value-type="float" office:value="296300003">
            <text:p>296300003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table:number-columns-repeated="2" office:value-type="string">
            <text:p>2964 - Ajustări pentru <text:s/>pierderea de valoare a sumelor datorate de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4">
            <text:p>2964</text:p>
          </table:table-cell>
          <table:table-cell office:value-type="string">
            <text:p>2964 - Ajustări pentru <text:s/>pierderea de valoare a sumelor datorate de entităţile afiliate</text:p>
          </table:table-cell>
          <table:table-cell table:number-columns-repeated="8"/>
          <table:table-cell office:value-type="float" office:value="296400003">
            <text:p>296400003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number-columns-repeated="2" office:value-type="string">
            <text:p>2965 - Ajustări pentru <text:s/>pierderea de valoare a creanţelor legate de interesele de <text:s/>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5">
            <text:p>2965</text:p>
          </table:table-cell>
          <table:table-cell office:value-type="string">
            <text:p>2965 - Ajustări pentru <text:s/>pierderea de valoare a creanţelor legate de interesele de <text:s/>participare</text:p>
          </table:table-cell>
          <table:table-cell table:number-columns-repeated="8"/>
          <table:table-cell office:value-type="float" office:value="296500003">
            <text:p>296500003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table:number-columns-repeated="2" office:value-type="string">
            <text:p>2966 - Ajustări pentru <text:s/>pierderea de valoare a împrumuturilor acordate pe termen lun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6">
            <text:p>2966</text:p>
          </table:table-cell>
          <table:table-cell office:value-type="string">
            <text:p>2966 - Ajustări pentru <text:s/>pierderea de valoare a împrumuturilor acordate pe termen lung</text:p>
          </table:table-cell>
          <table:table-cell table:number-columns-repeated="8"/>
          <table:table-cell office:value-type="float" office:value="296600003">
            <text:p>296600003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number-columns-repeated="2" office:value-type="string">
            <text:p>2968 - Ajustări pentru <text:s/>pierderea de valoare a altor creanţe imobiliz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8">
            <text:p>2968</text:p>
          </table:table-cell>
          <table:table-cell office:value-type="string">
            <text:p>2968 - Ajustări pentru <text:s/>pierderea de valoare a altor creanţe imobilizate</text:p>
          </table:table-cell>
          <table:table-cell table:number-columns-repeated="8"/>
          <table:table-cell office:value-type="float" office:value="296800003">
            <text:p>29680000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3 - CONTURI DE STOCURI ŞI PRODUCŢIE ÎN CURS DE EXECUŢ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 - CONTURI DE STOCURI ŞI PRODUCŢIE ÎN CURS DE EXECUŢIE</text:p>
          </table:table-cell>
          <table:table-cell table:number-columns-repeated="8"/>
          <table:table-cell office:value-type="float" office:value="300000000">
            <text:p>300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30 - STOCURI DE MATERII PRIME ŞI MATERIAL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30 - STOCURI DE MATERII PRIME ŞI MATERIALE</text:p>
          </table:table-cell>
          <table:table-cell table:number-columns-repeated="8"/>
          <table:table-cell office:value-type="float" office:value="300000001">
            <text:p>30000000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string">
            <text:p>301 - Materii prim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0">
            <text:p>30</text:p>
          </table:table-cell>
          <table:table-cell office:value-type="float" office:value="301">
            <text:p>301</text:p>
          </table:table-cell>
          <table:table-cell office:value-type="string">
            <text:p>301 - Materii prime</text:p>
          </table:table-cell>
          <table:table-cell table:number-columns-repeated="8"/>
          <table:table-cell office:value-type="float" office:value="301000002">
            <text:p>30100000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302 - MATERII CONSUMABILE</text:p>
          </table:table-cell>
          <table:table-cell office:value-type="string">
            <text:p>302 - Materii consumabi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string">
            <text:p>302 - MATERII CONSUMABILE</text:p>
          </table:table-cell>
          <table:table-cell table:number-columns-repeated="8"/>
          <table:table-cell office:value-type="float" office:value="302000002">
            <text:p>302000002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table:number-columns-repeated="2" office:value-type="string">
            <text:p>3021 - Materiale auxili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1">
            <text:p>3021</text:p>
          </table:table-cell>
          <table:table-cell office:value-type="string">
            <text:p>3021 - Materiale auxiliare</text:p>
          </table:table-cell>
          <table:table-cell table:number-columns-repeated="8"/>
          <table:table-cell office:value-type="float" office:value="302100003">
            <text:p>302100003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table:number-columns-repeated="2" office:value-type="string">
            <text:p>3022 - Combustibil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2">
            <text:p>3022</text:p>
          </table:table-cell>
          <table:table-cell office:value-type="string">
            <text:p>3022 - Combustibili</text:p>
          </table:table-cell>
          <table:table-cell table:number-columns-repeated="8"/>
          <table:table-cell office:value-type="float" office:value="302200003">
            <text:p>302200003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table:number-columns-repeated="2" office:value-type="string">
            <text:p>3023 - Materiale pentru ambal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3">
            <text:p>3023</text:p>
          </table:table-cell>
          <table:table-cell office:value-type="string">
            <text:p>3023 - Materiale pentru ambalat</text:p>
          </table:table-cell>
          <table:table-cell table:number-columns-repeated="8"/>
          <table:table-cell office:value-type="float" office:value="302300003">
            <text:p>302300003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table:number-columns-repeated="2" office:value-type="string">
            <text:p>3024 - Piese de schim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4">
            <text:p>3024</text:p>
          </table:table-cell>
          <table:table-cell office:value-type="string">
            <text:p>3024 - Piese de schimb</text:p>
          </table:table-cell>
          <table:table-cell table:number-columns-repeated="8"/>
          <table:table-cell office:value-type="float" office:value="302400003">
            <text:p>302400003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number-columns-repeated="2" office:value-type="string">
            <text:p>3025 - Seminţe şi materiale de plant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5">
            <text:p>3025</text:p>
          </table:table-cell>
          <table:table-cell office:value-type="string">
            <text:p>3025 - Seminţe şi materiale de plantat</text:p>
          </table:table-cell>
          <table:table-cell table:number-columns-repeated="8"/>
          <table:table-cell office:value-type="float" office:value="302500003">
            <text:p>302500003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table:number-columns-repeated="2" office:value-type="string">
            <text:p>3026 - Fur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6">
            <text:p>3026</text:p>
          </table:table-cell>
          <table:table-cell office:value-type="string">
            <text:p>3026 - Furaje</text:p>
          </table:table-cell>
          <table:table-cell table:number-columns-repeated="8"/>
          <table:table-cell office:value-type="float" office:value="302600003">
            <text:p>302600003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table:number-columns-repeated="2" office:value-type="string">
            <text:p>3028 - Alte materiale consumabi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8">
            <text:p>3028</text:p>
          </table:table-cell>
          <table:table-cell office:value-type="string">
            <text:p>3028 - Alte materiale consumabile</text:p>
          </table:table-cell>
          <table:table-cell table:number-columns-repeated="8"/>
          <table:table-cell office:value-type="float" office:value="302800003">
            <text:p>30280000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303 - Materiale de natura obiectelor de invent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30">
            <text:p>30</text:p>
          </table:table-cell>
          <table:table-cell office:value-type="float" office:value="303">
            <text:p>303</text:p>
          </table:table-cell>
          <table:table-cell office:value-type="string">
            <text:p>303 - Materiale de natura obiectelor de inventar</text:p>
          </table:table-cell>
          <table:table-cell table:number-columns-repeated="8"/>
          <table:table-cell office:value-type="float" office:value="303000002">
            <text:p>3030000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308 - Diferenţe de pret la materii prime şi materia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30">
            <text:p>30</text:p>
          </table:table-cell>
          <table:table-cell office:value-type="float" office:value="308">
            <text:p>308</text:p>
          </table:table-cell>
          <table:table-cell office:value-type="string">
            <text:p>308 - Diferenţe de pret la materii prime şi materiale</text:p>
          </table:table-cell>
          <table:table-cell table:number-columns-repeated="8"/>
          <table:table-cell office:value-type="float" office:value="308000002">
            <text:p>30800000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33 - PRODUCŢIA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33 - PRODUCŢIA ÎN CURS DE EXECUŢIE</text:p>
          </table:table-cell>
          <table:table-cell table:number-columns-repeated="8"/>
          <table:table-cell office:value-type="float" office:value="330000001">
            <text:p>33000000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string">
            <text:p>331 - Produse în curs de execuţi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3">
            <text:p>33</text:p>
          </table:table-cell>
          <table:table-cell office:value-type="float" office:value="331">
            <text:p>331</text:p>
          </table:table-cell>
          <table:table-cell office:value-type="string">
            <text:p>331 - PRODUSE IN CURS DE EXECUTIE</text:p>
          </table:table-cell>
          <table:table-cell table:number-columns-repeated="8"/>
          <table:table-cell office:value-type="float" office:value="331000002">
            <text:p>3310000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332 - LUCRARI SI SERVICII IN CURS DE EXECUTIE</text:p>
          </table:table-cell>
          <table:table-cell office:value-type="string">
            <text:p>332 - Lucrări şi servicii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 office:value-type="string">
            <text:p>332 - LUCRARI SI SERVICII IN CURS DE EXECUTIE</text:p>
          </table:table-cell>
          <table:table-cell table:number-columns-repeated="8"/>
          <table:table-cell office:value-type="float" office:value="332000002">
            <text:p>332000002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table:number-columns-repeated="2" office:value-type="string">
            <text:p>3321 – Proiecte în cur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WIP_ACCT</text:p>
          </table:table-cell>
          <table:table-cell office:value-type="float" office:value="332">
            <text:p>332</text:p>
          </table:table-cell>
          <table:table-cell office:value-type="float" office:value="3321">
            <text:p>3321</text:p>
          </table:table-cell>
          <table:table-cell office:value-type="string">
            <text:p>3321 - PROIECTE ÎN CURS</text:p>
          </table:table-cell>
          <table:table-cell table:number-columns-repeated="8"/>
          <table:table-cell office:value-type="float" office:value="332100003">
            <text:p>332100003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table:number-columns-repeated="2" office:value-type="string">
            <text:p>3322 - Proiecte finalizat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332">
            <text:p>332</text:p>
          </table:table-cell>
          <table:table-cell office:value-type="float" office:value="3322">
            <text:p>3322</text:p>
          </table:table-cell>
          <table:table-cell office:value-type="string">
            <text:p>3322 - PROIECTE FINALIZATE</text:p>
          </table:table-cell>
          <table:table-cell table:number-columns-repeated="8"/>
          <table:table-cell office:value-type="float" office:value="332200003">
            <text:p>3322000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34 - PRODUS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34 - PRODUSE</text:p>
          </table:table-cell>
          <table:table-cell table:number-columns-repeated="8"/>
          <table:table-cell office:value-type="float" office:value="340000001">
            <text:p>34000000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string">
            <text:p>341 - Semifabric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1">
            <text:p>341</text:p>
          </table:table-cell>
          <table:table-cell office:value-type="string">
            <text:p>341 - Semifabricate</text:p>
          </table:table-cell>
          <table:table-cell table:number-columns-repeated="8"/>
          <table:table-cell office:value-type="float" office:value="341000002">
            <text:p>34100000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345 - Produse finit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5">
            <text:p>345</text:p>
          </table:table-cell>
          <table:table-cell office:value-type="string">
            <text:p>345 - Produse finite</text:p>
          </table:table-cell>
          <table:table-cell table:number-columns-repeated="8"/>
          <table:table-cell office:value-type="float" office:value="345000002">
            <text:p>34500000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346 - Produse rezidu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6">
            <text:p>346</text:p>
          </table:table-cell>
          <table:table-cell office:value-type="string">
            <text:p>346 - Produse reziduale</text:p>
          </table:table-cell>
          <table:table-cell table:number-columns-repeated="8"/>
          <table:table-cell office:value-type="float" office:value="346000002">
            <text:p>34600000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string">
            <text:p>348 - Diferenţe de pret la produs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8">
            <text:p>348</text:p>
          </table:table-cell>
          <table:table-cell office:value-type="string">
            <text:p>348 - Diferenţe de pret la produse</text:p>
          </table:table-cell>
          <table:table-cell table:number-columns-repeated="8"/>
          <table:table-cell office:value-type="float" office:value="348000002">
            <text:p>3480000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35 - STOCURI AFLATE LA TERŢ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35 - STOCURI AFLATE LA TERŢI</text:p>
          </table:table-cell>
          <table:table-cell table:number-columns-repeated="8"/>
          <table:table-cell office:value-type="float" office:value="350000001">
            <text:p>35000000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string">
            <text:p>351 - Materii şi material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1">
            <text:p>351</text:p>
          </table:table-cell>
          <table:table-cell office:value-type="string">
            <text:p>351 - Materii şi materiale aflate la terţi</text:p>
          </table:table-cell>
          <table:table-cell table:number-columns-repeated="8"/>
          <table:table-cell office:value-type="float" office:value="351000002">
            <text:p>35100000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string">
            <text:p>354 - Produs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4">
            <text:p>354</text:p>
          </table:table-cell>
          <table:table-cell office:value-type="string">
            <text:p>354 - Produse aflate la terţi</text:p>
          </table:table-cell>
          <table:table-cell table:number-columns-repeated="8"/>
          <table:table-cell office:value-type="float" office:value="354000002">
            <text:p>3540000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string">
            <text:p>356 - Animal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6">
            <text:p>356</text:p>
          </table:table-cell>
          <table:table-cell office:value-type="string">
            <text:p>356 - Animale aflate la terţi</text:p>
          </table:table-cell>
          <table:table-cell table:number-columns-repeated="8"/>
          <table:table-cell office:value-type="float" office:value="356000002">
            <text:p>35600000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string">
            <text:p>357 - Mărfuri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7">
            <text:p>357</text:p>
          </table:table-cell>
          <table:table-cell office:value-type="string">
            <text:p>357 - Mărfuri aflate la terţi</text:p>
          </table:table-cell>
          <table:table-cell table:number-columns-repeated="8"/>
          <table:table-cell office:value-type="float" office:value="357000002">
            <text:p>35700000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string">
            <text:p>358 - Ambalaj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8">
            <text:p>358</text:p>
          </table:table-cell>
          <table:table-cell office:value-type="string">
            <text:p>358 - Ambalaje aflate la terţi</text:p>
          </table:table-cell>
          <table:table-cell table:number-columns-repeated="8"/>
          <table:table-cell office:value-type="float" office:value="358000002">
            <text:p>35800000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36 - ANIM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36 - ANIMALE</text:p>
          </table:table-cell>
          <table:table-cell table:number-columns-repeated="8"/>
          <table:table-cell office:value-type="float" office:value="360000001">
            <text:p>36000000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string">
            <text:p>361 - Animale şi pasă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">
            <text:p>36</text:p>
          </table:table-cell>
          <table:table-cell office:value-type="float" office:value="361">
            <text:p>361</text:p>
          </table:table-cell>
          <table:table-cell office:value-type="string">
            <text:p>361 - Animale şi pasări</text:p>
          </table:table-cell>
          <table:table-cell table:number-columns-repeated="8"/>
          <table:table-cell office:value-type="float" office:value="361000002">
            <text:p>36100000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string">
            <text:p>368 – Diferenţe de preţ la animale şi păsări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">
            <text:p>36</text:p>
          </table:table-cell>
          <table:table-cell office:value-type="float" office:value="368">
            <text:p>368</text:p>
          </table:table-cell>
          <table:table-cell office:value-type="string">
            <text:p>368 – Diferenţe de preţ la animale şi păsări</text:p>
          </table:table-cell>
          <table:table-cell table:number-columns-repeated="8"/>
          <table:table-cell office:value-type="float" office:value="368000002">
            <text:p>3680000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37 – MĂRFUR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37 – MĂRFURI</text:p>
          </table:table-cell>
          <table:table-cell table:number-columns-repeated="8"/>
          <table:table-cell office:value-type="float" office:value="370000001">
            <text:p>37000000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string">
            <text:p>371 – Mărfur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37">
            <text:p>37</text:p>
          </table:table-cell>
          <table:table-cell office:value-type="float" office:value="371">
            <text:p>371</text:p>
          </table:table-cell>
          <table:table-cell office:value-type="string">
            <text:p>371 – Mărfuri</text:p>
          </table:table-cell>
          <table:table-cell table:number-columns-repeated="8"/>
          <table:table-cell office:value-type="float" office:value="371000002">
            <text:p>37100000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string">
            <text:p>378 - Diferenţe de pret la mărf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37">
            <text:p>37</text:p>
          </table:table-cell>
          <table:table-cell office:value-type="float" office:value="378">
            <text:p>378</text:p>
          </table:table-cell>
          <table:table-cell office:value-type="string">
            <text:p>378 - Diferenţe de pret la mărfuri</text:p>
          </table:table-cell>
          <table:table-cell table:number-columns-repeated="8"/>
          <table:table-cell office:value-type="float" office:value="378000002">
            <text:p>3780000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38 - AMBA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38 - AMBALAJE</text:p>
          </table:table-cell>
          <table:table-cell table:number-columns-repeated="8"/>
          <table:table-cell office:value-type="float" office:value="380000001">
            <text:p>38000000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string">
            <text:p>381 - Amba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8">
            <text:p>38</text:p>
          </table:table-cell>
          <table:table-cell office:value-type="float" office:value="381">
            <text:p>381</text:p>
          </table:table-cell>
          <table:table-cell office:value-type="string">
            <text:p>381 - Ambalaje</text:p>
          </table:table-cell>
          <table:table-cell table:number-columns-repeated="8"/>
          <table:table-cell office:value-type="float" office:value="381000002">
            <text:p>38100000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string">
            <text:p>388 - Diferenţe de pret la ambalaj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8">
            <text:p>38</text:p>
          </table:table-cell>
          <table:table-cell office:value-type="float" office:value="388">
            <text:p>388</text:p>
          </table:table-cell>
          <table:table-cell office:value-type="string">
            <text:p>388 - Diferenţe de pret la ambalaje</text:p>
          </table:table-cell>
          <table:table-cell table:number-columns-repeated="8"/>
          <table:table-cell office:value-type="float" office:value="388000002">
            <text:p>3880000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39 – AJUSTĂRI PENTRU DEPRECIEREA STOCURILOR ŞI PRODUCŢIEI ÎN CURS DE EXECUŢ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39 – AJUSTĂRI PENTRU DEPRECIEREA STOCURILOR ŞI PRODUCŢIEI ÎN CURS DE EXECUŢIE</text:p>
          </table:table-cell>
          <table:table-cell table:number-columns-repeated="8"/>
          <table:table-cell office:value-type="float" office:value="390000001">
            <text:p>39000000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string">
            <text:p>391 - Ajustări pentru deprecierea materiilor prim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1">
            <text:p>391</text:p>
          </table:table-cell>
          <table:table-cell office:value-type="string">
            <text:p>391 - Ajustări pentru deprecierea materiilor prime</text:p>
          </table:table-cell>
          <table:table-cell table:number-columns-repeated="8"/>
          <table:table-cell office:value-type="float" office:value="391000002">
            <text:p>3910000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392 – AJUSTĂRI PENTRU DEPRECIEREA MATERIALELOR</text:p>
          </table:table-cell>
          <table:table-cell office:value-type="string">
            <text:p>392 - Ajustări pentru deprecierea material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2">
            <text:p>392</text:p>
          </table:table-cell>
          <table:table-cell office:value-type="string">
            <text:p>392 – AJUSTĂRI PENTRU DEPRECIEREA MATERIALELOR</text:p>
          </table:table-cell>
          <table:table-cell table:number-columns-repeated="8"/>
          <table:table-cell office:value-type="float" office:value="392000002">
            <text:p>392000002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number-columns-repeated="2" office:value-type="string">
            <text:p>3921 - Ajustări pentru deprecierea materialelor consumabi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">
            <text:p>392</text:p>
          </table:table-cell>
          <table:table-cell office:value-type="float" office:value="3921">
            <text:p>3921</text:p>
          </table:table-cell>
          <table:table-cell office:value-type="string">
            <text:p>3921 - Ajustări pentru deprecierea materialelor consumabile</text:p>
          </table:table-cell>
          <table:table-cell table:number-columns-repeated="8"/>
          <table:table-cell office:value-type="float" office:value="392100003">
            <text:p>392100003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table:number-columns-repeated="2" office:value-type="string">
            <text:p>3922 - Ajustări pentru deprecierea materialelor de natura obiectelor de inventar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">
            <text:p>392</text:p>
          </table:table-cell>
          <table:table-cell office:value-type="float" office:value="3922">
            <text:p>3922</text:p>
          </table:table-cell>
          <table:table-cell office:value-type="string">
            <text:p>3922 - Ajustări pentru deprecierea materialelor de natura obiectelor de inventar </text:p>
          </table:table-cell>
          <table:table-cell table:number-columns-repeated="8"/>
          <table:table-cell office:value-type="float" office:value="392200003">
            <text:p>39220000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393 - Ajustări pentru deprecierea producţiei în curs de execuţ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3">
            <text:p>393</text:p>
          </table:table-cell>
          <table:table-cell office:value-type="string">
            <text:p>393 - Ajustări pentru deprecierea producţiei în curs de execuţie</text:p>
          </table:table-cell>
          <table:table-cell table:number-columns-repeated="8"/>
          <table:table-cell office:value-type="float" office:value="393000002">
            <text:p>39300000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394 - <text:s/>AJUSTĂRI PENTRU DEPRECIEREA PRODUSELOR</text:p>
          </table:table-cell>
          <table:table-cell office:value-type="string">
            <text:p>394 - Ajustări pentru deprecierea produs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4">
            <text:p>394</text:p>
          </table:table-cell>
          <table:table-cell office:value-type="string">
            <text:p>394 - <text:s/>AJUSTĂRI PENTRU DEPRECIEREA PRODUSELOR</text:p>
          </table:table-cell>
          <table:table-cell table:number-columns-repeated="8"/>
          <table:table-cell office:value-type="float" office:value="394000002">
            <text:p>394000002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table:number-columns-repeated="2" office:value-type="string">
            <text:p>3941 - Ajustări pentru deprecierea semifabricat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1">
            <text:p>3941</text:p>
          </table:table-cell>
          <table:table-cell office:value-type="string">
            <text:p>3941 - Ajustări pentru deprecierea semifabricatelor</text:p>
          </table:table-cell>
          <table:table-cell table:number-columns-repeated="8"/>
          <table:table-cell office:value-type="float" office:value="394100003">
            <text:p>394100003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table:number-columns-repeated="2" office:value-type="string">
            <text:p>3945 - Ajustări pentru deprecierea produselor fini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5">
            <text:p>3945</text:p>
          </table:table-cell>
          <table:table-cell office:value-type="string">
            <text:p>3945 - Ajustări pentru deprecierea produselor finite</text:p>
          </table:table-cell>
          <table:table-cell table:number-columns-repeated="8"/>
          <table:table-cell office:value-type="float" office:value="394500003">
            <text:p>394500003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table:number-columns-repeated="2" office:value-type="string">
            <text:p>3946 - Ajustări pentru deprecierea produselor reziduale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6">
            <text:p>3946</text:p>
          </table:table-cell>
          <table:table-cell office:value-type="string">
            <text:p>3946 - Ajustări pentru deprecierea produselor reziduale </text:p>
          </table:table-cell>
          <table:table-cell table:number-columns-repeated="8"/>
          <table:table-cell office:value-type="float" office:value="394600003">
            <text:p>39460000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395 - <text:s/>AJUSTĂRI PENTRU DEPRECIEREA STOCURILOR AFLATE LA TE</text:p>
          </table:table-cell>
          <table:table-cell office:value-type="string">
            <text:p>395 - Ajustări pentru deprecierea stocuri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5">
            <text:p>395</text:p>
          </table:table-cell>
          <table:table-cell office:value-type="string">
            <text:p>395 - <text:s/>AJUSTĂRI PENTRU DEPRECIEREA STOCURILOR AFLATE LA TE</text:p>
          </table:table-cell>
          <table:table-cell table:number-columns-repeated="8"/>
          <table:table-cell office:value-type="float" office:value="395000002">
            <text:p>395000002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table:number-columns-repeated="2" office:value-type="string">
            <text:p>3951 - Ajustări pentru deprecierea materiilor şi material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1">
            <text:p>3951</text:p>
          </table:table-cell>
          <table:table-cell office:value-type="string">
            <text:p>3951 - Ajustări pentru deprecierea materiilor şi materialelor aflate la terţi</text:p>
          </table:table-cell>
          <table:table-cell table:number-columns-repeated="8"/>
          <table:table-cell office:value-type="float" office:value="395100003">
            <text:p>395100003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table:number-columns-repeated="2" office:value-type="string">
            <text:p>3952 - Ajustări pentru deprecierea semifabricat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2">
            <text:p>3952</text:p>
          </table:table-cell>
          <table:table-cell office:value-type="string">
            <text:p>3952 - Ajustări pentru deprecierea semifabricatelor aflate la terţi</text:p>
          </table:table-cell>
          <table:table-cell table:number-columns-repeated="8"/>
          <table:table-cell office:value-type="float" office:value="395200003">
            <text:p>395200003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table:number-columns-repeated="2" office:value-type="string">
            <text:p>3953 - Ajustări pentru deprecierea produselor finite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3">
            <text:p>3953</text:p>
          </table:table-cell>
          <table:table-cell office:value-type="string">
            <text:p>3953 - Ajustări pentru deprecierea produselor finite aflate la terţi</text:p>
          </table:table-cell>
          <table:table-cell table:number-columns-repeated="8"/>
          <table:table-cell office:value-type="float" office:value="395300003">
            <text:p>395300003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table:number-columns-repeated="2" office:value-type="string">
            <text:p>3954 - Ajustări pentru deprecierea produselor reziduale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4">
            <text:p>3954</text:p>
          </table:table-cell>
          <table:table-cell office:value-type="string">
            <text:p>3954 - Ajustări pentru deprecierea produselor reziduale aflate la terţi</text:p>
          </table:table-cell>
          <table:table-cell table:number-columns-repeated="8"/>
          <table:table-cell office:value-type="float" office:value="395400003">
            <text:p>395400003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number-columns-repeated="2" office:value-type="string">
            <text:p>3956 - Ajustări pentru deprecierea animal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6">
            <text:p>3956</text:p>
          </table:table-cell>
          <table:table-cell office:value-type="string">
            <text:p>3956 - Ajustări pentru deprecierea animalelor aflate la terţi</text:p>
          </table:table-cell>
          <table:table-cell table:number-columns-repeated="8"/>
          <table:table-cell office:value-type="float" office:value="395600003">
            <text:p>395600003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number-columns-repeated="2" office:value-type="string">
            <text:p>3957 - Ajustări pentru deprecierea marfuri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7">
            <text:p>3957</text:p>
          </table:table-cell>
          <table:table-cell office:value-type="string">
            <text:p>3957 - Ajustări pentru deprecierea marfurilor aflate la terţi</text:p>
          </table:table-cell>
          <table:table-cell table:number-columns-repeated="8"/>
          <table:table-cell office:value-type="float" office:value="395700003">
            <text:p>395700003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number-columns-repeated="2" office:value-type="string">
            <text:p>3958 - Ajustări pentru deprecierea ambalajelor aflate la terţi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8">
            <text:p>3958</text:p>
          </table:table-cell>
          <table:table-cell office:value-type="string">
            <text:p>3958 - Ajustări pentru deprecierea ambalajelor aflate la terţi </text:p>
          </table:table-cell>
          <table:table-cell table:number-columns-repeated="8"/>
          <table:table-cell office:value-type="float" office:value="395800003">
            <text:p>39580000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string">
            <text:p>396 - Ajustări pentru deprecierea animal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6">
            <text:p>396</text:p>
          </table:table-cell>
          <table:table-cell office:value-type="string">
            <text:p>396 - Ajustări pentru deprecierea animalelor</text:p>
          </table:table-cell>
          <table:table-cell table:number-columns-repeated="8"/>
          <table:table-cell office:value-type="float" office:value="396000002">
            <text:p>39600000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string">
            <text:p>397 - Ajustări pentru deprecierea marfur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7">
            <text:p>397</text:p>
          </table:table-cell>
          <table:table-cell office:value-type="string">
            <text:p>397 - Ajustări pentru deprecierea marfurilor</text:p>
          </table:table-cell>
          <table:table-cell table:number-columns-repeated="8"/>
          <table:table-cell office:value-type="float" office:value="397000002">
            <text:p>39700000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string">
            <text:p>398 - Ajustări pentru deprecierea ambalaj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8">
            <text:p>398</text:p>
          </table:table-cell>
          <table:table-cell office:value-type="string">
            <text:p>398 - Ajustări pentru deprecierea ambalajelor</text:p>
          </table:table-cell>
          <table:table-cell table:number-columns-repeated="8"/>
          <table:table-cell office:value-type="float" office:value="398000002">
            <text:p>3980000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4 - CONTURI DE TERŢ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 - CONTURI DE TERŢI</text:p>
          </table:table-cell>
          <table:table-cell table:number-columns-repeated="8"/>
          <table:table-cell office:value-type="float" office:value="400000000">
            <text:p>4000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40 - FURNIZORI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40 - FURNIZORI ŞI CONTURI ASIMILATE</text:p>
          </table:table-cell>
          <table:table-cell table:number-columns-repeated="8"/>
          <table:table-cell office:value-type="float" office:value="400000001">
            <text:p>4000000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401 - FURNIZORI </text:p>
          </table:table-cell>
          <table:table-cell office:value-type="string">
            <text:p>401 - Furnizori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office:value-type="float" office:value="401">
            <text:p>401</text:p>
          </table:table-cell>
          <table:table-cell office:value-type="string">
            <text:p>401 - FURNIZORI </text:p>
          </table:table-cell>
          <table:table-cell table:number-columns-repeated="8"/>
          <table:table-cell office:value-type="float" office:value="401000002">
            <text:p>401000002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table:number-columns-repeated="2" office:value-type="string">
            <text:p>4011 - Furnizori de bun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401">
            <text:p>401</text:p>
          </table:table-cell>
          <table:table-cell office:value-type="float" office:value="4011">
            <text:p>4011</text:p>
          </table:table-cell>
          <table:table-cell office:value-type="string">
            <text:p>4011 - Furnizori de bunuri</text:p>
          </table:table-cell>
          <table:table-cell table:number-columns-repeated="8"/>
          <table:table-cell office:value-type="float" office:value="401100003">
            <text:p>401100003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table:number-columns-repeated="2" office:value-type="string">
            <text:p>4015 - Furnizori de prestări servic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401">
            <text:p>401</text:p>
          </table:table-cell>
          <table:table-cell office:value-type="float" office:value="4015">
            <text:p>4015</text:p>
          </table:table-cell>
          <table:table-cell office:value-type="string">
            <text:p>4015 - Furnizori de prestări servicii</text:p>
          </table:table-cell>
          <table:table-cell table:number-columns-repeated="8"/>
          <table:table-cell office:value-type="float" office:value="401500003">
            <text:p>4015000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403 - Efecte de plăt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40">
            <text:p>40</text:p>
          </table:table-cell>
          <table:table-cell office:value-type="float" office:value="403">
            <text:p>403</text:p>
          </table:table-cell>
          <table:table-cell office:value-type="string">
            <text:p>403 - Efecte de plătit</text:p>
          </table:table-cell>
          <table:table-cell table:number-columns-repeated="8"/>
          <table:table-cell office:value-type="float" office:value="403000002">
            <text:p>40300000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404 - Furnizori de imobiliză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">
            <text:p>40</text:p>
          </table:table-cell>
          <table:table-cell office:value-type="float" office:value="404">
            <text:p>404</text:p>
          </table:table-cell>
          <table:table-cell office:value-type="string">
            <text:p>404 - Furnizori de imobilizări</text:p>
          </table:table-cell>
          <table:table-cell table:number-columns-repeated="8"/>
          <table:table-cell office:value-type="float" office:value="404000002">
            <text:p>40400000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405 - Efecte de plătit pentru imobiliză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">
            <text:p>40</text:p>
          </table:table-cell>
          <table:table-cell office:value-type="float" office:value="405">
            <text:p>405</text:p>
          </table:table-cell>
          <table:table-cell office:value-type="string">
            <text:p>405 - Efecte de plătit pentru imobilizări</text:p>
          </table:table-cell>
          <table:table-cell table:number-columns-repeated="8"/>
          <table:table-cell office:value-type="float" office:value="405000002">
            <text:p>4050000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408 - Furnizori - facturi nesosit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40">
            <text:p>40</text:p>
          </table:table-cell>
          <table:table-cell office:value-type="float" office:value="408">
            <text:p>408</text:p>
          </table:table-cell>
          <table:table-cell office:value-type="string">
            <text:p>408 - Furnizori - facturi nesosite</text:p>
          </table:table-cell>
          <table:table-cell table:number-columns-repeated="8"/>
          <table:table-cell office:value-type="float" office:value="408000002">
            <text:p>40800000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409 - FURNIZORI - DEBITORI</text:p>
          </table:table-cell>
          <table:table-cell office:value-type="string">
            <text:p>409 - Furnizori - debito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office:value-type="float" office:value="409">
            <text:p>409</text:p>
          </table:table-cell>
          <table:table-cell office:value-type="string">
            <text:p>409 - FURNIZORI - DEBITORI</text:p>
          </table:table-cell>
          <table:table-cell table:number-columns-repeated="8"/>
          <table:table-cell office:value-type="float" office:value="409000002">
            <text:p>409000002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table:number-columns-repeated="2" office:value-type="string">
            <text:p>4091 - Furnizori-debitori pentru cumpărări de bunuri de natura stocurilor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409">
            <text:p>409</text:p>
          </table:table-cell>
          <table:table-cell office:value-type="float" office:value="4091">
            <text:p>4091</text:p>
          </table:table-cell>
          <table:table-cell office:value-type="string">
            <text:p>4091 - Furnizori-debitori pentru cumpărări de bunuri de natura stocurilor</text:p>
          </table:table-cell>
          <table:table-cell table:number-columns-repeated="8"/>
          <table:table-cell office:value-type="float" office:value="409100003">
            <text:p>4091000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table:number-columns-repeated="2" office:value-type="string">
            <text:p>4092 - Furnizori-debitori pentru prestări de servicii şi executări de lucră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9">
            <text:p>409</text:p>
          </table:table-cell>
          <table:table-cell office:value-type="float" office:value="4092">
            <text:p>4092</text:p>
          </table:table-cell>
          <table:table-cell office:value-type="string">
            <text:p>4092 - Furnizori-debitori pentru prestări de servicii şi executări de lucrări</text:p>
          </table:table-cell>
          <table:table-cell table:number-columns-repeated="8"/>
          <table:table-cell office:value-type="float" office:value="409200003">
            <text:p>40920000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41 - CLIENŢI ŞI CONTURI ASIMILAT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41 - CLIENŢI ŞI CONTURI ASIMILATE</text:p>
          </table:table-cell>
          <table:table-cell table:number-columns-repeated="8"/>
          <table:table-cell office:value-type="float" office:value="410000001">
            <text:p>41000000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411 – CLIENŢI</text:p>
          </table:table-cell>
          <table:table-cell office:value-type="string">
            <text:p>411 – Clienţ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office:value-type="float" office:value="411">
            <text:p>411</text:p>
          </table:table-cell>
          <table:table-cell office:value-type="string">
            <text:p>411 – CLIENŢI</text:p>
          </table:table-cell>
          <table:table-cell table:number-columns-repeated="8"/>
          <table:table-cell office:value-type="float" office:value="411000002">
            <text:p>411000002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table:number-columns-repeated="2" office:value-type="string">
            <text:p>4111 – Clienţ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411">
            <text:p>411</text:p>
          </table:table-cell>
          <table:table-cell office:value-type="float" office:value="4111">
            <text:p>4111</text:p>
          </table:table-cell>
          <table:table-cell office:value-type="string">
            <text:p>4111 – Clienţi</text:p>
          </table:table-cell>
          <table:table-cell table:number-columns-repeated="8"/>
          <table:table-cell office:value-type="float" office:value="411100003">
            <text:p>411100003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table:number-columns-repeated="2" office:value-type="string">
            <text:p>4112 - Clienţi servic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411">
            <text:p>411</text:p>
          </table:table-cell>
          <table:table-cell office:value-type="float" office:value="4112">
            <text:p>4112</text:p>
          </table:table-cell>
          <table:table-cell office:value-type="string">
            <text:p>4112 - Clienţi servicii</text:p>
          </table:table-cell>
          <table:table-cell table:number-columns-repeated="8"/>
          <table:table-cell office:value-type="float" office:value="411200003">
            <text:p>411200003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number-columns-repeated="2" office:value-type="string">
            <text:p>4118 - Clienţi incerţi sau în litigiu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411">
            <text:p>411</text:p>
          </table:table-cell>
          <table:table-cell office:value-type="float" office:value="4118">
            <text:p>4118</text:p>
          </table:table-cell>
          <table:table-cell office:value-type="string">
            <text:p>4118 - Clienţi incerţi sau în litigiu</text:p>
          </table:table-cell>
          <table:table-cell table:number-columns-repeated="8"/>
          <table:table-cell office:value-type="float" office:value="411800003">
            <text:p>41180000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413 - Efecte de primit de la clien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ALLOCATEDCASH_ACCT</text:p>
          </table:table-cell>
          <table:table-cell office:value-type="float" office:value="41">
            <text:p>41</text:p>
          </table:table-cell>
          <table:table-cell office:value-type="float" office:value="413">
            <text:p>413</text:p>
          </table:table-cell>
          <table:table-cell office:value-type="string">
            <text:p>413 - Efecte de primit de la clienţi</text:p>
          </table:table-cell>
          <table:table-cell table:number-columns-repeated="8"/>
          <table:table-cell office:value-type="float" office:value="413000002">
            <text:p>41300000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string">
            <text:p>418 - Clienţi - facturi de întocmi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41">
            <text:p>41</text:p>
          </table:table-cell>
          <table:table-cell office:value-type="float" office:value="418">
            <text:p>418</text:p>
          </table:table-cell>
          <table:table-cell office:value-type="string">
            <text:p>418 - Clienţi - facturi de întocmit</text:p>
          </table:table-cell>
          <table:table-cell table:number-columns-repeated="8"/>
          <table:table-cell office:value-type="float" office:value="418000002">
            <text:p>41800000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string">
            <text:p>419 - Clienţi - credito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41">
            <text:p>41</text:p>
          </table:table-cell>
          <table:table-cell office:value-type="float" office:value="419">
            <text:p>419</text:p>
          </table:table-cell>
          <table:table-cell office:value-type="string">
            <text:p>419 - Clienţi - creditori</text:p>
          </table:table-cell>
          <table:table-cell table:number-columns-repeated="8"/>
          <table:table-cell office:value-type="float" office:value="419000002">
            <text:p>4190000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string">
            <text:p>42 - PERSONAL ŞI CONTURI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42 - PERSONAL ŞI CONTURI ASIMILATE</text:p>
          </table:table-cell>
          <table:table-cell table:number-columns-repeated="8"/>
          <table:table-cell office:value-type="float" office:value="420000001">
            <text:p>42000000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string">
            <text:p>421 - Personal - salarii dator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1">
            <text:p>421</text:p>
          </table:table-cell>
          <table:table-cell office:value-type="string">
            <text:p>421 - Personal - salarii datorate</text:p>
          </table:table-cell>
          <table:table-cell table:number-columns-repeated="8"/>
          <table:table-cell office:value-type="float" office:value="421000002">
            <text:p>42100000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string">
            <text:p>423 - Personal - ajutoare materiale dator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3">
            <text:p>423</text:p>
          </table:table-cell>
          <table:table-cell office:value-type="string">
            <text:p>423 - Personal - ajutoare materiale datorate</text:p>
          </table:table-cell>
          <table:table-cell table:number-columns-repeated="8"/>
          <table:table-cell office:value-type="float" office:value="423000002">
            <text:p>42300000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string">
            <text:p>424 - Participarea personalului la profi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4">
            <text:p>424</text:p>
          </table:table-cell>
          <table:table-cell office:value-type="string">
            <text:p>424 - Participarea personalului la profit</text:p>
          </table:table-cell>
          <table:table-cell table:number-columns-repeated="8"/>
          <table:table-cell office:value-type="float" office:value="424000002">
            <text:p>42400000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425 - Avansuri acordate personalulu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42">
            <text:p>42</text:p>
          </table:table-cell>
          <table:table-cell office:value-type="float" office:value="425">
            <text:p>425</text:p>
          </table:table-cell>
          <table:table-cell office:value-type="string">
            <text:p>425 - Avansuri acordate personalului</text:p>
          </table:table-cell>
          <table:table-cell table:number-columns-repeated="8"/>
          <table:table-cell office:value-type="float" office:value="425000002">
            <text:p>42500000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string">
            <text:p>426 - Drepturi de personal neridic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6">
            <text:p>426</text:p>
          </table:table-cell>
          <table:table-cell office:value-type="string">
            <text:p>426 - Drepturi de personal neridicate</text:p>
          </table:table-cell>
          <table:table-cell table:number-columns-repeated="8"/>
          <table:table-cell office:value-type="float" office:value="426000002">
            <text:p>42600000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427 - Reţineri din salarii datorate terţ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7">
            <text:p>427</text:p>
          </table:table-cell>
          <table:table-cell office:value-type="string">
            <text:p>427 - Reţineri din salarii datorate terţilor</text:p>
          </table:table-cell>
          <table:table-cell table:number-columns-repeated="8"/>
          <table:table-cell office:value-type="float" office:value="427000002">
            <text:p>42700000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428 - ALTE DATORII ŞI CREANŢE ÎN LEGATURĂ CU PERSONALUL</text:p>
          </table:table-cell>
          <table:table-cell office:value-type="string">
            <text:p>428 - Alte datorii şi creanţe în legatură cu personalul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office:value-type="float" office:value="428">
            <text:p>428</text:p>
          </table:table-cell>
          <table:table-cell office:value-type="string">
            <text:p>428 - ALTE DATORII ŞI CREANŢE ÎN LEGATURĂ CU PERSONALUL</text:p>
          </table:table-cell>
          <table:table-cell table:number-columns-repeated="8"/>
          <table:table-cell office:value-type="float" office:value="428000002">
            <text:p>428000002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table:number-columns-repeated="2" office:value-type="string">
            <text:p>4281 - Alte datorii în legatură cu personalul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28">
            <text:p>428</text:p>
          </table:table-cell>
          <table:table-cell office:value-type="float" office:value="4281">
            <text:p>4281</text:p>
          </table:table-cell>
          <table:table-cell office:value-type="string">
            <text:p>4281 - Alte datorii în legatură cu personalul</text:p>
          </table:table-cell>
          <table:table-cell table:number-columns-repeated="8"/>
          <table:table-cell office:value-type="float" office:value="428100003">
            <text:p>428100003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table:number-columns-repeated="2" office:value-type="string">
            <text:p>4282 - Alte creanţe în legatură cu personalul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28">
            <text:p>428</text:p>
          </table:table-cell>
          <table:table-cell office:value-type="float" office:value="4282">
            <text:p>4282</text:p>
          </table:table-cell>
          <table:table-cell office:value-type="string">
            <text:p>4282 - Alte creanţe în legatură cu personalul</text:p>
          </table:table-cell>
          <table:table-cell table:number-columns-repeated="8"/>
          <table:table-cell office:value-type="float" office:value="428200003">
            <text:p>42820000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43 - ASIGURĂRI SOCIALE, PROTECŢIA SOCIALĂ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43 - ASIGURĂRI SOCIALE, PROTECŢIA SOCIALĂ ŞI CONTURI ASIMILATE</text:p>
          </table:table-cell>
          <table:table-cell table:number-columns-repeated="8"/>
          <table:table-cell office:value-type="float" office:value="430000001">
            <text:p>43000000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431 – ASIGURĂRI SOCIALE</text:p>
          </table:table-cell>
          <table:table-cell office:value-type="string">
            <text:p>431 – Asigurări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1">
            <text:p>431</text:p>
          </table:table-cell>
          <table:table-cell office:value-type="string">
            <text:p>431 – ASIGURĂRI SOCIALE</text:p>
          </table:table-cell>
          <table:table-cell table:number-columns-repeated="8"/>
          <table:table-cell office:value-type="float" office:value="431000002">
            <text:p>431000002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table:number-columns-repeated="2" office:value-type="string">
            <text:p>4311 - Contribuţia unităţii la asigurările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1">
            <text:p>4311</text:p>
          </table:table-cell>
          <table:table-cell office:value-type="string">
            <text:p>4311 - Contribuţia unităţii la asigurările sociale</text:p>
          </table:table-cell>
          <table:table-cell table:number-columns-repeated="8"/>
          <table:table-cell office:value-type="float" office:value="431100003">
            <text:p>43110000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table:number-columns-repeated="2" office:value-type="string">
            <text:p>4312 - Contribuţia personalului la asigurările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2">
            <text:p>4312</text:p>
          </table:table-cell>
          <table:table-cell office:value-type="string">
            <text:p>4312 - Contribuţia personalului la asigurările sociale</text:p>
          </table:table-cell>
          <table:table-cell table:number-columns-repeated="8"/>
          <table:table-cell office:value-type="float" office:value="431200003">
            <text:p>431200003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table:number-columns-repeated="2" office:value-type="string">
            <text:p>4313 - Contribuţia angajatorului pentru asigurările sociale de sănăt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3">
            <text:p>4313</text:p>
          </table:table-cell>
          <table:table-cell office:value-type="string">
            <text:p>4313 - Contribuţia angajatorului pentru asigurările sociale de sănătate</text:p>
          </table:table-cell>
          <table:table-cell table:number-columns-repeated="8"/>
          <table:table-cell office:value-type="float" office:value="431300003">
            <text:p>431300003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table:number-columns-repeated="2" office:value-type="string">
            <text:p>4314 - Contribuţia angajaţilor pentru asigurările sociale de sănăt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4">
            <text:p>4314</text:p>
          </table:table-cell>
          <table:table-cell office:value-type="string">
            <text:p>4314 - Contribuţia angajaţilor pentru asigurările sociale de sănătate</text:p>
          </table:table-cell>
          <table:table-cell table:number-columns-repeated="8"/>
          <table:table-cell office:value-type="float" office:value="431400003">
            <text:p>43140000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437 - AJUTOR DE ŞOMAJ</text:p>
          </table:table-cell>
          <table:table-cell office:value-type="string">
            <text:p>437 - Ajutor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7">
            <text:p>437</text:p>
          </table:table-cell>
          <table:table-cell office:value-type="string">
            <text:p>437 - AJUTOR DE ŞOMAJ</text:p>
          </table:table-cell>
          <table:table-cell table:number-columns-repeated="8"/>
          <table:table-cell office:value-type="float" office:value="437000002">
            <text:p>437000002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table:number-columns-repeated="2" office:value-type="string">
            <text:p>4371 - Contribuţia unităţii la fondul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">
            <text:p>437</text:p>
          </table:table-cell>
          <table:table-cell office:value-type="float" office:value="4371">
            <text:p>4371</text:p>
          </table:table-cell>
          <table:table-cell office:value-type="string">
            <text:p>4371 - Contribuţia unităţii la fondul de şomaj</text:p>
          </table:table-cell>
          <table:table-cell table:number-columns-repeated="8"/>
          <table:table-cell office:value-type="float" office:value="437100003">
            <text:p>437100003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number-columns-repeated="2" office:value-type="string">
            <text:p>4372 - Contribuţia personalului la fondul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">
            <text:p>437</text:p>
          </table:table-cell>
          <table:table-cell office:value-type="float" office:value="4372">
            <text:p>4372</text:p>
          </table:table-cell>
          <table:table-cell office:value-type="string">
            <text:p>4372 - Contribuţia personalului la fondul de şomaj</text:p>
          </table:table-cell>
          <table:table-cell table:number-columns-repeated="8"/>
          <table:table-cell office:value-type="float" office:value="437200003">
            <text:p>43720000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438 - ALTE DATORII ŞI CREANŢE SOCIALE</text:p>
          </table:table-cell>
          <table:table-cell office:value-type="string">
            <text:p>438 - Alte datorii şi creanţe social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8">
            <text:p>438</text:p>
          </table:table-cell>
          <table:table-cell office:value-type="string">
            <text:p>438 - ALTE DATORII ŞI CREANŢE SOCIALE</text:p>
          </table:table-cell>
          <table:table-cell table:number-columns-repeated="8"/>
          <table:table-cell office:value-type="float" office:value="438000002">
            <text:p>438000002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table:number-columns-repeated="2" office:value-type="string">
            <text:p>4381 - Alte datorii social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38">
            <text:p>438</text:p>
          </table:table-cell>
          <table:table-cell office:value-type="float" office:value="4381">
            <text:p>4381</text:p>
          </table:table-cell>
          <table:table-cell office:value-type="string">
            <text:p>4381 - Alte datorii sociale</text:p>
          </table:table-cell>
          <table:table-cell table:number-columns-repeated="8"/>
          <table:table-cell office:value-type="float" office:value="438100003">
            <text:p>438100003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table:number-columns-repeated="2" office:value-type="string">
            <text:p>4382 - Alte creanţe socia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38">
            <text:p>438</text:p>
          </table:table-cell>
          <table:table-cell office:value-type="float" office:value="4382">
            <text:p>4382</text:p>
          </table:table-cell>
          <table:table-cell office:value-type="string">
            <text:p>4382 - Alte creanţe sociale</text:p>
          </table:table-cell>
          <table:table-cell table:number-columns-repeated="8"/>
          <table:table-cell office:value-type="float" office:value="438200003">
            <text:p>4382000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44 - BUGETUL STATULUI, FONDURI SPECIALE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44 - BUGETUL STATULUI, FONDURI SPECIALE ŞI CONTURI ASIMILATE</text:p>
          </table:table-cell>
          <table:table-cell table:number-columns-repeated="8"/>
          <table:table-cell office:value-type="float" office:value="440000001">
            <text:p>44000000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441 - IMPOZITUL PE PROFIT/VENIT</text:p>
          </table:table-cell>
          <table:table-cell office:value-type="string">
            <text:p>441 - Impozitul pe profit/venit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1">
            <text:p>441</text:p>
          </table:table-cell>
          <table:table-cell office:value-type="string">
            <text:p>441 - IMPOZITUL PE PROFIT/VENIT</text:p>
          </table:table-cell>
          <table:table-cell table:number-columns-repeated="8"/>
          <table:table-cell office:value-type="float" office:value="441000002">
            <text:p>441000002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table:number-columns-repeated="2" office:value-type="string">
            <text:p>4411 - Impozitul pe prof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office:value-type="float" office:value="4411">
            <text:p>4411</text:p>
          </table:table-cell>
          <table:table-cell office:value-type="string">
            <text:p>4411 - Impozitul pe profit</text:p>
          </table:table-cell>
          <table:table-cell table:number-columns-repeated="8"/>
          <table:table-cell office:value-type="float" office:value="441100003">
            <text:p>441100003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table:number-columns-repeated="2" office:value-type="string">
            <text:p>4412 - Impozitul pe ven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office:value-type="float" office:value="4412">
            <text:p>4412</text:p>
          </table:table-cell>
          <table:table-cell office:value-type="string">
            <text:p>4412 - Impozitul pe venit</text:p>
          </table:table-cell>
          <table:table-cell table:number-columns-repeated="8"/>
          <table:table-cell office:value-type="float" office:value="441200003">
            <text:p>44120000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442 - TAXA PE VALOAREA ADĂUGATĂ</text:p>
          </table:table-cell>
          <table:table-cell office:value-type="string">
            <text:p>442 - Taxa pe valoarea adăugată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2">
            <text:p>442</text:p>
          </table:table-cell>
          <table:table-cell office:value-type="string">
            <text:p>442 - TAXA PE VALOAREA ADĂUGATĂ</text:p>
          </table:table-cell>
          <table:table-cell table:number-columns-repeated="8"/>
          <table:table-cell office:value-type="float" office:value="442000002">
            <text:p>442000002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number-columns-repeated="2" office:value-type="string">
            <text:p>4423 - TVA de plat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442">
            <text:p>442</text:p>
          </table:table-cell>
          <table:table-cell office:value-type="float" office:value="4423">
            <text:p>4423</text:p>
          </table:table-cell>
          <table:table-cell office:value-type="string">
            <text:p>4423 - TVA de plată</text:p>
          </table:table-cell>
          <table:table-cell table:number-columns-repeated="8"/>
          <table:table-cell office:value-type="float" office:value="442300003">
            <text:p>442300003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table:number-columns-repeated="2" office:value-type="string">
            <text:p>4424 - TVA de recuper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442">
            <text:p>442</text:p>
          </table:table-cell>
          <table:table-cell office:value-type="float" office:value="4424">
            <text:p>4424</text:p>
          </table:table-cell>
          <table:table-cell office:value-type="string">
            <text:p>4424 - TVA de recuperat</text:p>
          </table:table-cell>
          <table:table-cell table:number-columns-repeated="8"/>
          <table:table-cell office:value-type="float" office:value="442400003">
            <text:p>442400003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table:number-columns-repeated="2" office:value-type="string">
            <text:p>4426 - TVA deductibil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442">
            <text:p>442</text:p>
          </table:table-cell>
          <table:table-cell office:value-type="float" office:value="4426">
            <text:p>4426</text:p>
          </table:table-cell>
          <table:table-cell office:value-type="string">
            <text:p>4426 - TVA deductibilă</text:p>
          </table:table-cell>
          <table:table-cell table:number-columns-repeated="8"/>
          <table:table-cell office:value-type="float" office:value="442600003">
            <text:p>442600003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table:number-columns-repeated="2" office:value-type="string">
            <text:p>4427 - TVA colectat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442">
            <text:p>442</text:p>
          </table:table-cell>
          <table:table-cell office:value-type="float" office:value="4427">
            <text:p>4427</text:p>
          </table:table-cell>
          <table:table-cell office:value-type="string">
            <text:p>4427 - TVA colectată</text:p>
          </table:table-cell>
          <table:table-cell table:number-columns-repeated="8"/>
          <table:table-cell office:value-type="float" office:value="442700003">
            <text:p>442700003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number-columns-repeated="2" office:value-type="string">
            <text:p>4428 - TVA neexigibil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2">
            <text:p>442</text:p>
          </table:table-cell>
          <table:table-cell office:value-type="float" office:value="4428">
            <text:p>4428</text:p>
          </table:table-cell>
          <table:table-cell office:value-type="string">
            <text:p>4428 - TVA neexigibilă</text:p>
          </table:table-cell>
          <table:table-cell table:number-columns-repeated="8"/>
          <table:table-cell office:value-type="float" office:value="442800003">
            <text:p>44280000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string">
            <text:p>444 - Impozitul pe venituri de natura salar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4">
            <text:p>444</text:p>
          </table:table-cell>
          <table:table-cell office:value-type="string">
            <text:p>444 - Impozitul pe venituri de natura salariilor</text:p>
          </table:table-cell>
          <table:table-cell table:number-columns-repeated="8"/>
          <table:table-cell office:value-type="float" office:value="444000002">
            <text:p>44400000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string">
            <text:p>445 – Subvenţ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5">
            <text:p>445</text:p>
          </table:table-cell>
          <table:table-cell office:value-type="string">
            <text:p>445 – Subvenţii</text:p>
          </table:table-cell>
          <table:table-cell table:number-columns-repeated="8"/>
          <table:table-cell office:value-type="float" office:value="445000002">
            <text:p>44500000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string">
            <text:p>446 - Alte impozite taxe şi vărsămint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6">
            <text:p>446</text:p>
          </table:table-cell>
          <table:table-cell office:value-type="string">
            <text:p>446 - Alte impozite taxe şi vărsăminte asimilate</text:p>
          </table:table-cell>
          <table:table-cell table:number-columns-repeated="8"/>
          <table:table-cell office:value-type="float" office:value="446000002">
            <text:p>44600000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string">
            <text:p>447 - Fonduri speciale- taxe şi vărsămint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7">
            <text:p>447</text:p>
          </table:table-cell>
          <table:table-cell office:value-type="string">
            <text:p>447 - Fonduri speciale- taxe şi vărsăminte asimilate</text:p>
          </table:table-cell>
          <table:table-cell table:number-columns-repeated="8"/>
          <table:table-cell office:value-type="float" office:value="447000002">
            <text:p>44700000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448 - ALTE DATORII ŞI CREANŢE CU BUGETUL STATULUI</text:p>
          </table:table-cell>
          <table:table-cell office:value-type="string">
            <text:p>448 - Alte datorii şi creanţe cu bugetul statulu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8">
            <text:p>448</text:p>
          </table:table-cell>
          <table:table-cell office:value-type="string">
            <text:p>448 - ALTE DATORII ŞI CREANŢE CU BUGETUL STATULUI</text:p>
          </table:table-cell>
          <table:table-cell table:number-columns-repeated="8"/>
          <table:table-cell office:value-type="float" office:value="448000002">
            <text:p>448000002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table:number-columns-repeated="2" office:value-type="string">
            <text:p>4481 - Alte datorii faţă de bugetul statulu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448">
            <text:p>448</text:p>
          </table:table-cell>
          <table:table-cell office:value-type="float" office:value="4481">
            <text:p>4481</text:p>
          </table:table-cell>
          <table:table-cell office:value-type="string">
            <text:p>4481 - Alte datorii faţă de bugetul statului</text:p>
          </table:table-cell>
          <table:table-cell table:number-columns-repeated="8"/>
          <table:table-cell office:value-type="float" office:value="448100003">
            <text:p>448100003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table:number-columns-repeated="2" office:value-type="string">
            <text:p>4482 - Alte creanţe privind bugetul stat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48">
            <text:p>448</text:p>
          </table:table-cell>
          <table:table-cell office:value-type="float" office:value="4482">
            <text:p>4482</text:p>
          </table:table-cell>
          <table:table-cell office:value-type="string">
            <text:p>4482 - Alte creanţe privind bugetul statului</text:p>
          </table:table-cell>
          <table:table-cell table:number-columns-repeated="8"/>
          <table:table-cell office:value-type="float" office:value="448200003">
            <text:p>4482000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45 - GRUP ŞI ACŢIONARI/ASOCIAT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45 - GRUP ŞI ACŢIONARI/ASOCIATI</text:p>
          </table:table-cell>
          <table:table-cell table:number-columns-repeated="8"/>
          <table:table-cell office:value-type="float" office:value="450000001">
            <text:p>45000000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451 - DECONTĂRI ÎNTE ENTITĂŢILE AFILIATE</text:p>
          </table:table-cell>
          <table:table-cell office:value-type="string">
            <text:p>451 - Decontări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1">
            <text:p>451</text:p>
          </table:table-cell>
          <table:table-cell office:value-type="string">
            <text:p>451 - DECONTĂRI ÎNTE ENTITĂŢILE AFILIATE</text:p>
          </table:table-cell>
          <table:table-cell table:number-columns-repeated="8"/>
          <table:table-cell office:value-type="float" office:value="451000002">
            <text:p>451000002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number-columns-repeated="2" office:value-type="string">
            <text:p>4511 - Decontări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office:value-type="float" office:value="4511">
            <text:p>4511</text:p>
          </table:table-cell>
          <table:table-cell office:value-type="string">
            <text:p>4511 - Decontări între entităţile afiliate</text:p>
          </table:table-cell>
          <table:table-cell table:number-columns-repeated="8"/>
          <table:table-cell office:value-type="float" office:value="451100003">
            <text:p>451100003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table:number-columns-repeated="2" office:value-type="string">
            <text:p>4518 - Dobânzi aferente decontărilor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office:value-type="float" office:value="4518">
            <text:p>4518</text:p>
          </table:table-cell>
          <table:table-cell office:value-type="string">
            <text:p>4518 - Dobânzi aferente decontărilor între entităţile afiliate</text:p>
          </table:table-cell>
          <table:table-cell table:number-columns-repeated="8"/>
          <table:table-cell office:value-type="float" office:value="451800003">
            <text:p>45180000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453 - DECONTĂRI PRIVIND INTERESELE DE PARTICIPARE</text:p>
          </table:table-cell>
          <table:table-cell office:value-type="string">
            <text:p>453 - Decontări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3">
            <text:p>453</text:p>
          </table:table-cell>
          <table:table-cell office:value-type="string">
            <text:p>453 - DECONTĂRI PRIVIND INTERESELE DE PARTICIPARE</text:p>
          </table:table-cell>
          <table:table-cell table:number-columns-repeated="8"/>
          <table:table-cell office:value-type="float" office:value="453000002">
            <text:p>453000002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table:number-columns-repeated="2" office:value-type="string">
            <text:p>4531 - Decontări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office:value-type="float" office:value="4531">
            <text:p>4531</text:p>
          </table:table-cell>
          <table:table-cell office:value-type="string">
            <text:p>4531 - Decontări privind interesele de participare</text:p>
          </table:table-cell>
          <table:table-cell table:number-columns-repeated="8"/>
          <table:table-cell office:value-type="float" office:value="453100003">
            <text:p>453100003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table:number-columns-repeated="2" office:value-type="string">
            <text:p>4538 - Dobânzi aferente decontărilor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office:value-type="float" office:value="4538">
            <text:p>4538</text:p>
          </table:table-cell>
          <table:table-cell office:value-type="string">
            <text:p>4538 - Dobânzi aferente decontărilor privind interesele de participare</text:p>
          </table:table-cell>
          <table:table-cell table:number-columns-repeated="8"/>
          <table:table-cell office:value-type="float" office:value="453800003">
            <text:p>45380000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455 – SUME DATORATE ACŢIONARILOR/ASOCIAŢILOR</text:p>
          </table:table-cell>
          <table:table-cell office:value-type="string">
            <text:p>455 – Sume datorate acţionarilor/asociaţiilor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5">
            <text:p>455</text:p>
          </table:table-cell>
          <table:table-cell office:value-type="string">
            <text:p>455 – SUME DATORATE ACŢIONARILOR/ASOCIAŢILOR</text:p>
          </table:table-cell>
          <table:table-cell table:number-columns-repeated="8"/>
          <table:table-cell office:value-type="float" office:value="455000002">
            <text:p>455000002</text:p>
          </table:table-cell>
        </table:table-row>
        <table:table-row table:style-name="ro1">
          <table:table-cell office:value-type="float" office:value="4551">
            <text:p>4551</text:p>
          </table:table-cell>
          <table:table-cell table:number-columns-repeated="2" office:value-type="string">
            <text:p>4551 – Acţionari/asociaţi - conturi curente 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5">
            <text:p>455</text:p>
          </table:table-cell>
          <table:table-cell office:value-type="float" office:value="4551">
            <text:p>4551</text:p>
          </table:table-cell>
          <table:table-cell office:value-type="string">
            <text:p>4551 – Acţionari/asociaţi - conturi curente </text:p>
          </table:table-cell>
          <table:table-cell table:number-columns-repeated="8"/>
          <table:table-cell office:value-type="float" office:value="455100003">
            <text:p>455100003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table:number-columns-repeated="2" office:value-type="string">
            <text:p>4558 – Acţionari/asociaţi - dobânzi la conturi curen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5">
            <text:p>455</text:p>
          </table:table-cell>
          <table:table-cell office:value-type="float" office:value="4558">
            <text:p>4558</text:p>
          </table:table-cell>
          <table:table-cell office:value-type="string">
            <text:p>4558 – Acţionari/asociaţi - dobânzi la conturi curente</text:p>
          </table:table-cell>
          <table:table-cell table:number-columns-repeated="8"/>
          <table:table-cell office:value-type="float" office:value="455800003">
            <text:p>45580000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string">
            <text:p>456 – Decontări cu acţionarii/asociaţii privind capitalu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5">
            <text:p>45</text:p>
          </table:table-cell>
          <table:table-cell office:value-type="float" office:value="456">
            <text:p>456</text:p>
          </table:table-cell>
          <table:table-cell office:value-type="string">
            <text:p>456 – Decontări cu acţionarii/asociaţii privind capitalul</text:p>
          </table:table-cell>
          <table:table-cell table:number-columns-repeated="8"/>
          <table:table-cell office:value-type="float" office:value="456000002">
            <text:p>45600000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457 - Dividende de plata</text:p>
          </table:table-cell>
          <table:table-cell office:value-type="string">
            <text:p>457 - Dividende de plată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5">
            <text:p>45</text:p>
          </table:table-cell>
          <table:table-cell office:value-type="float" office:value="457">
            <text:p>457</text:p>
          </table:table-cell>
          <table:table-cell office:value-type="string">
            <text:p>457 - Dividende de plata</text:p>
          </table:table-cell>
          <table:table-cell table:number-columns-repeated="8"/>
          <table:table-cell office:value-type="float" office:value="457000002">
            <text:p>45700000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458 - DECONTĂRI DIN OPERAŢII ÎN PARTICIPATIE</text:p>
          </table:table-cell>
          <table:table-cell office:value-type="string">
            <text:p>458 - Decontări din operaţii în participaţi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8">
            <text:p>458</text:p>
          </table:table-cell>
          <table:table-cell office:value-type="string">
            <text:p>458 - DECONTĂRI DIN OPERAŢII ÎN PARTICIPATIE</text:p>
          </table:table-cell>
          <table:table-cell table:number-columns-repeated="8"/>
          <table:table-cell office:value-type="float" office:value="458000002">
            <text:p>458000002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table:number-columns-repeated="2" office:value-type="string">
            <text:p>4581 - Decontări din operaţii în participaţie-pasiv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58">
            <text:p>458</text:p>
          </table:table-cell>
          <table:table-cell office:value-type="float" office:value="4581">
            <text:p>4581</text:p>
          </table:table-cell>
          <table:table-cell office:value-type="string">
            <text:p>4581 - Decontări din operaţii în participaţie-pasiv</text:p>
          </table:table-cell>
          <table:table-cell table:number-columns-repeated="8"/>
          <table:table-cell office:value-type="float" office:value="458100003">
            <text:p>458100003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table:number-columns-repeated="2" office:value-type="string">
            <text:p>4582 - Decontări din operaţii în participaţie-activ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58">
            <text:p>458</text:p>
          </table:table-cell>
          <table:table-cell office:value-type="float" office:value="4582">
            <text:p>4582</text:p>
          </table:table-cell>
          <table:table-cell office:value-type="string">
            <text:p>4582 - Decontări din operaţii în participaţie-activ</text:p>
          </table:table-cell>
          <table:table-cell table:number-columns-repeated="8"/>
          <table:table-cell office:value-type="float" office:value="458200003">
            <text:p>45820000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46 - DEBITORI SI CREDITORI DIVERSI</text:p>
          </table:table-cell>
          <table:table-cell office:value-type="string">
            <text:p>46 - DEBITORI ŞI CREDITORI DIVERŞ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46 - DEBITORI SI CREDITORI DIVERSI</text:p>
          </table:table-cell>
          <table:table-cell table:number-columns-repeated="8"/>
          <table:table-cell office:value-type="float" office:value="460000001">
            <text:p>46000000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461 - Debitori diverş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6">
            <text:p>46</text:p>
          </table:table-cell>
          <table:table-cell office:value-type="float" office:value="461">
            <text:p>461</text:p>
          </table:table-cell>
          <table:table-cell office:value-type="string">
            <text:p>461 - Debitori diverşi</text:p>
          </table:table-cell>
          <table:table-cell table:number-columns-repeated="8"/>
          <table:table-cell office:value-type="float" office:value="461000002">
            <text:p>46100000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462 - Creditori diverşi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6">
            <text:p>46</text:p>
          </table:table-cell>
          <table:table-cell office:value-type="float" office:value="462">
            <text:p>462</text:p>
          </table:table-cell>
          <table:table-cell office:value-type="string">
            <text:p>462 - Creditori diverşi</text:p>
          </table:table-cell>
          <table:table-cell table:number-columns-repeated="8"/>
          <table:table-cell office:value-type="float" office:value="462000002">
            <text:p>46200000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47 - CONTURI DE REGULARIZĂRI ŞI ASIMILAT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47 - CONTURI DE REGULARIZĂRI ŞI ASIMILATE</text:p>
          </table:table-cell>
          <table:table-cell table:number-columns-repeated="8"/>
          <table:table-cell office:value-type="float" office:value="470000001">
            <text:p>47000000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471 - Cheltuieli înregistrate în avan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47">
            <text:p>47</text:p>
          </table:table-cell>
          <table:table-cell office:value-type="float" office:value="471">
            <text:p>471</text:p>
          </table:table-cell>
          <table:table-cell office:value-type="string">
            <text:p>471 - Cheltuieli înregistrate în avans</text:p>
          </table:table-cell>
          <table:table-cell table:number-columns-repeated="8"/>
          <table:table-cell office:value-type="float" office:value="471000002">
            <text:p>47100000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472 - Venituri înregistrate în avans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47">
            <text:p>47</text:p>
          </table:table-cell>
          <table:table-cell office:value-type="float" office:value="472">
            <text:p>472</text:p>
          </table:table-cell>
          <table:table-cell office:value-type="string">
            <text:p>472 - Venituri înregistrate în avans</text:p>
          </table:table-cell>
          <table:table-cell table:number-columns-repeated="8"/>
          <table:table-cell office:value-type="float" office:value="472000002">
            <text:p>47200000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473 - DECONTARI DIN OPERAŢII ÎN CURS DE CLARIFICARE</text:p>
          </table:table-cell>
          <table:table-cell office:value-type="string">
            <text:p>473 - Decontări din operaţii în curs de clarificar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office:value-type="float" office:value="473">
            <text:p>473</text:p>
          </table:table-cell>
          <table:table-cell office:value-type="string">
            <text:p>473 - DECONTARI DIN OPERAŢII ÎN CURS DE CLARIFICARE</text:p>
          </table:table-cell>
          <table:table-cell table:number-columns-repeated="8"/>
          <table:table-cell office:value-type="float" office:value="473000002">
            <text:p>473000002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table:number-columns-repeated="2" office:value-type="string">
            <text:p>4731 - Decontări în curs - Încasări nealocat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73">
            <text:p>473</text:p>
          </table:table-cell>
          <table:table-cell office:value-type="float" office:value="4731">
            <text:p>4731</text:p>
          </table:table-cell>
          <table:table-cell office:value-type="string">
            <text:p>4731 - Decontări în curs - Încasări nealocate</text:p>
          </table:table-cell>
          <table:table-cell table:number-columns-repeated="8"/>
          <table:table-cell office:value-type="float" office:value="473100003">
            <text:p>473100003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string">
            <text:p>4732 - Decontări în curs – plăţi de efectuat</text:p>
          </table:table-cell>
          <table:table-cell office:value-type="string">
            <text:p>4732 - Decontări în curs – Plăţi de efectu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73">
            <text:p>473</text:p>
          </table:table-cell>
          <table:table-cell office:value-type="float" office:value="4732">
            <text:p>4732</text:p>
          </table:table-cell>
          <table:table-cell office:value-type="string">
            <text:p>4732 - Decontări în curs – plăţi de efectuat</text:p>
          </table:table-cell>
          <table:table-cell table:number-columns-repeated="8"/>
          <table:table-cell office:value-type="float" office:value="473200003">
            <text:p>47320000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48 - DECONTĂRI ÎN CADRUL UNITĂŢI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48 - DECONTĂRI ÎN CADRUL UNITĂŢII</text:p>
          </table:table-cell>
          <table:table-cell table:number-columns-repeated="8"/>
          <table:table-cell office:value-type="float" office:value="480000001">
            <text:p>48000000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string">
            <text:p>481 - Decontări între unitate şi subunită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RH_InterOrg_Acct</text:p>
          </table:table-cell>
          <table:table-cell office:value-type="float" office:value="48">
            <text:p>48</text:p>
          </table:table-cell>
          <table:table-cell office:value-type="float" office:value="481">
            <text:p>481</text:p>
          </table:table-cell>
          <table:table-cell office:value-type="string">
            <text:p>481 - DECONTĂRI INTRE UNITATE ŞI SUBUNITATI</text:p>
          </table:table-cell>
          <table:table-cell table:number-columns-repeated="8"/>
          <table:table-cell office:value-type="float" office:value="481000002">
            <text:p>48100000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string">
            <text:p>482 - Decontări între subunită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RH_InterOrg2_Acct</text:p>
          </table:table-cell>
          <table:table-cell office:value-type="float" office:value="48">
            <text:p>48</text:p>
          </table:table-cell>
          <table:table-cell office:value-type="float" office:value="482">
            <text:p>482</text:p>
          </table:table-cell>
          <table:table-cell office:value-type="string">
            <text:p>482 - Decontări între subunităţi</text:p>
          </table:table-cell>
          <table:table-cell table:number-columns-repeated="8"/>
          <table:table-cell office:value-type="float" office:value="482000002">
            <text:p>48200000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49 – AJUSTĂRI PENTRU DEPRECIEREA CREANŢELOR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49 – AJUSTĂRI PENTRU DEPRECIEREA CREANŢELOR</text:p>
          </table:table-cell>
          <table:table-cell table:number-columns-repeated="8"/>
          <table:table-cell office:value-type="float" office:value="490000001">
            <text:p>49000000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string">
            <text:p>491 – Ajustări pentru deprecierea creanţelor – clien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1">
            <text:p>491</text:p>
          </table:table-cell>
          <table:table-cell office:value-type="string">
            <text:p>491 – Ajustări pentru deprecierea creanţelor – clienţi</text:p>
          </table:table-cell>
          <table:table-cell table:number-columns-repeated="8"/>
          <table:table-cell office:value-type="float" office:value="491000002">
            <text:p>49100000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495 – Ajustări pentru deprecierea creanţelor - decontări în cadrul grupului şi cu asociaţi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5">
            <text:p>495</text:p>
          </table:table-cell>
          <table:table-cell office:value-type="string">
            <text:p>495 – Ajustări pentru deprecierea creanţelor - decontări în cadrul grupului şi cu asociaţii</text:p>
          </table:table-cell>
          <table:table-cell table:number-columns-repeated="8"/>
          <table:table-cell office:value-type="float" office:value="495000002">
            <text:p>49500000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string">
            <text:p>496 – Ajustări pentru deprecierea creanţelor – debitori diverş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6">
            <text:p>496</text:p>
          </table:table-cell>
          <table:table-cell office:value-type="string">
            <text:p>496 – Ajustări pentru deprecierea creanţelor – debitori diverşi</text:p>
          </table:table-cell>
          <table:table-cell table:number-columns-repeated="8"/>
          <table:table-cell office:value-type="float" office:value="496000002">
            <text:p>49600000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5 - CONTURI DE TREZORE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5 - CONTURI DE TREZORERIE</text:p>
          </table:table-cell>
          <table:table-cell table:number-columns-repeated="8"/>
          <table:table-cell office:value-type="float" office:value="500000000">
            <text:p>5000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50 – INVESTIŢII FINANCIARE PE TERMEN SCUR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50 – INVESTIŢII FINANCIARE PE TERMEN SCURT</text:p>
          </table:table-cell>
          <table:table-cell table:number-columns-repeated="8"/>
          <table:table-cell office:value-type="float" office:value="500000001">
            <text:p>50000000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string">
            <text:p>501 – Acţiuni deţinute la entităţile afili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1">
            <text:p>501</text:p>
          </table:table-cell>
          <table:table-cell office:value-type="string">
            <text:p>501 – Acţiuni deţinute la entităţile afiliate</text:p>
          </table:table-cell>
          <table:table-cell table:number-columns-repeated="8"/>
          <table:table-cell office:value-type="float" office:value="501000002">
            <text:p>50100000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string">
            <text:p>505 - Obligaţiuni emise şi răscumpăr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5">
            <text:p>505</text:p>
          </table:table-cell>
          <table:table-cell office:value-type="string">
            <text:p>505 - Obligaţiuni emise şi răscumpărate</text:p>
          </table:table-cell>
          <table:table-cell table:number-columns-repeated="8"/>
          <table:table-cell office:value-type="float" office:value="505000002">
            <text:p>50500000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string">
            <text:p>506 – Obligaţiun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6">
            <text:p>506</text:p>
          </table:table-cell>
          <table:table-cell office:value-type="string">
            <text:p>506 – Obligaţiuni</text:p>
          </table:table-cell>
          <table:table-cell table:number-columns-repeated="8"/>
          <table:table-cell office:value-type="float" office:value="506000002">
            <text:p>50600000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508 - ALTE TITLURI DE PLASAMENT ŞI CREANŢE ASIMILATE</text:p>
          </table:table-cell>
          <table:table-cell office:value-type="string">
            <text:p>508 - Alte titluri de plasament şi creanţe asimil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office:value-type="float" office:value="508">
            <text:p>508</text:p>
          </table:table-cell>
          <table:table-cell office:value-type="string">
            <text:p>508 - ALTE TITLURI DE PLASAMENT ŞI CREANŢE ASIMILATE</text:p>
          </table:table-cell>
          <table:table-cell table:number-columns-repeated="8"/>
          <table:table-cell office:value-type="float" office:value="508000002">
            <text:p>508000002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table:number-columns-repeated="2" office:value-type="string">
            <text:p>5081 - Alte titluri de plasamen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8">
            <text:p>508</text:p>
          </table:table-cell>
          <table:table-cell office:value-type="float" office:value="5081">
            <text:p>5081</text:p>
          </table:table-cell>
          <table:table-cell office:value-type="string">
            <text:p>5081 - Alte titluri de plasament</text:p>
          </table:table-cell>
          <table:table-cell table:number-columns-repeated="8"/>
          <table:table-cell office:value-type="float" office:value="508100003">
            <text:p>508100003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table:number-columns-repeated="2" office:value-type="string">
            <text:p>5088 – Dobânzi la obligaţiuni şi titluri de plasamen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8">
            <text:p>508</text:p>
          </table:table-cell>
          <table:table-cell office:value-type="float" office:value="5088">
            <text:p>5088</text:p>
          </table:table-cell>
          <table:table-cell office:value-type="string">
            <text:p>5088 – Dobânzi la obligaţiuni şi titluri de plasament</text:p>
          </table:table-cell>
          <table:table-cell table:number-columns-repeated="8"/>
          <table:table-cell office:value-type="float" office:value="508800003">
            <text:p>50880000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509 - VĂRSĂMINTE DE EFECTUAT PENTRU INVESTIŢIILE PE TERMEN SCURT</text:p>
          </table:table-cell>
          <table:table-cell office:value-type="string">
            <text:p>509 - Vărsăminte de efectuat pentru investiţiil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office:value-type="float" office:value="509">
            <text:p>509</text:p>
          </table:table-cell>
          <table:table-cell office:value-type="string">
            <text:p>509 - VĂRSĂMINTE DE EFECTUAT PENTRU INVESTIŢIILE PE TERMEN SCURT</text:p>
          </table:table-cell>
          <table:table-cell table:number-columns-repeated="8"/>
          <table:table-cell office:value-type="float" office:value="509000002">
            <text:p>509000002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table:number-columns-repeated="2" office:value-type="string">
            <text:p>5091 - Vărsăminte de efectuat pentru acţiunile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">
            <text:p>509</text:p>
          </table:table-cell>
          <table:table-cell office:value-type="float" office:value="5091">
            <text:p>5091</text:p>
          </table:table-cell>
          <table:table-cell office:value-type="string">
            <text:p>5091 - Vărsăminte de efectuat pentru acţiunile deţinute la entităţile afiliate</text:p>
          </table:table-cell>
          <table:table-cell table:number-columns-repeated="8"/>
          <table:table-cell office:value-type="float" office:value="509100003">
            <text:p>509100003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table:number-columns-repeated="2" office:value-type="string">
            <text:p>5092 - Vărsăminte de efectuat pentru alte investiţii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">
            <text:p>509</text:p>
          </table:table-cell>
          <table:table-cell office:value-type="float" office:value="5092">
            <text:p>5092</text:p>
          </table:table-cell>
          <table:table-cell office:value-type="string">
            <text:p>5092 - Vărsăminte de efectuat pentru alte investiţii pe termen scurt</text:p>
          </table:table-cell>
          <table:table-cell table:number-columns-repeated="8"/>
          <table:table-cell office:value-type="float" office:value="509200003">
            <text:p>50920000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51 - CONTURI LA BĂNC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51 - CONTURI LA BĂNCI</text:p>
          </table:table-cell>
          <table:table-cell table:number-columns-repeated="8"/>
          <table:table-cell office:value-type="float" office:value="510000001">
            <text:p>51000000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511 - VALORI DE INCASAT </text:p>
          </table:table-cell>
          <table:table-cell office:value-type="string">
            <text:p>511 - Valori de încasat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1">
            <text:p>511</text:p>
          </table:table-cell>
          <table:table-cell office:value-type="string">
            <text:p>511 - VALORI DE INCASAT </text:p>
          </table:table-cell>
          <table:table-cell table:number-columns-repeated="8"/>
          <table:table-cell office:value-type="float" office:value="511000002">
            <text:p>511000002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number-columns-repeated="2" office:value-type="string">
            <text:p>5112 - Cecuri de încas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2">
            <text:p>5112</text:p>
          </table:table-cell>
          <table:table-cell office:value-type="string">
            <text:p>5112 - Cecuri de încasat</text:p>
          </table:table-cell>
          <table:table-cell table:number-columns-repeated="8"/>
          <table:table-cell office:value-type="float" office:value="511200003">
            <text:p>511200003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number-columns-repeated="2" office:value-type="string">
            <text:p>5113 - Efecte de încas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3">
            <text:p>5113</text:p>
          </table:table-cell>
          <table:table-cell office:value-type="string">
            <text:p>5113 - Efecte de încasat</text:p>
          </table:table-cell>
          <table:table-cell table:number-columns-repeated="8"/>
          <table:table-cell office:value-type="float" office:value="511300003">
            <text:p>511300003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table:number-columns-repeated="2" office:value-type="string">
            <text:p>5114 - Efecte remise spre scont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4">
            <text:p>5114</text:p>
          </table:table-cell>
          <table:table-cell office:value-type="string">
            <text:p>5114 - Efecte remise spre scontare</text:p>
          </table:table-cell>
          <table:table-cell table:number-columns-repeated="8"/>
          <table:table-cell office:value-type="float" office:value="511400003">
            <text:p>5114000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512 - CONTURI CURENTE LA BANCI</text:p>
          </table:table-cell>
          <table:table-cell office:value-type="string">
            <text:p>512 - Conturi curente la bănc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2">
            <text:p>512</text:p>
          </table:table-cell>
          <table:table-cell office:value-type="string">
            <text:p>512 - CONTURI CURENTE LA BANCI</text:p>
          </table:table-cell>
          <table:table-cell table:number-columns-repeated="8"/>
          <table:table-cell office:value-type="float" office:value="512000002">
            <text:p>512000002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table:number-columns-repeated="2" office:value-type="string">
            <text:p>5121 - Conturi la bănci în le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512">
            <text:p>512</text:p>
          </table:table-cell>
          <table:table-cell office:value-type="float" office:value="5121">
            <text:p>5121</text:p>
          </table:table-cell>
          <table:table-cell office:value-type="string">
            <text:p>5121 - Conturi la bănci în lei</text:p>
          </table:table-cell>
          <table:table-cell table:number-columns-repeated="8"/>
          <table:table-cell office:value-type="float" office:value="512100003">
            <text:p>512100003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number-columns-repeated="2" office:value-type="string">
            <text:p>5124 - Conturi la bănci în valut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office:value-type="float" office:value="5124">
            <text:p>5124</text:p>
          </table:table-cell>
          <table:table-cell office:value-type="string">
            <text:p>5124 - Conturi la bănci în valuta</text:p>
          </table:table-cell>
          <table:table-cell table:number-columns-repeated="8"/>
          <table:table-cell office:value-type="float" office:value="512400003">
            <text:p>512400003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table:number-columns-repeated="2" office:value-type="string">
            <text:p>5125 - Sume în curs de decontar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512">
            <text:p>512</text:p>
          </table:table-cell>
          <table:table-cell office:value-type="float" office:value="5125">
            <text:p>5125</text:p>
          </table:table-cell>
          <table:table-cell office:value-type="string">
            <text:p>5125 - Sume în curs de decontare</text:p>
          </table:table-cell>
          <table:table-cell table:number-columns-repeated="8"/>
          <table:table-cell office:value-type="float" office:value="512500003">
            <text:p>512500003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table:number-columns-repeated="2" office:value-type="string">
            <text:p>5129 - Disponibilităţi ale clienţilo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512">
            <text:p>512</text:p>
          </table:table-cell>
          <table:table-cell office:value-type="float" office:value="5129">
            <text:p>5129</text:p>
          </table:table-cell>
          <table:table-cell office:value-type="string">
            <text:p>5129 - Disponibilităţi ale clienţilor</text:p>
          </table:table-cell>
          <table:table-cell table:number-columns-repeated="8"/>
          <table:table-cell office:value-type="float" office:value="512900003">
            <text:p>51290000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518 – DOBÂNZI</text:p>
          </table:table-cell>
          <table:table-cell office:value-type="string">
            <text:p>518 - Dobânz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8">
            <text:p>518</text:p>
          </table:table-cell>
          <table:table-cell office:value-type="string">
            <text:p>518 – DOBÂNZI</text:p>
          </table:table-cell>
          <table:table-cell table:number-columns-repeated="8"/>
          <table:table-cell office:value-type="float" office:value="518000002">
            <text:p>518000002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table:number-columns-repeated="2" office:value-type="string">
            <text:p>5186 - Dobânzi de plăt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8">
            <text:p>518</text:p>
          </table:table-cell>
          <table:table-cell office:value-type="float" office:value="5186">
            <text:p>5186</text:p>
          </table:table-cell>
          <table:table-cell office:value-type="string">
            <text:p>5186 - Dobânzi de plătit</text:p>
          </table:table-cell>
          <table:table-cell table:number-columns-repeated="8"/>
          <table:table-cell office:value-type="float" office:value="518600003">
            <text:p>518600003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table:number-columns-repeated="2" office:value-type="string">
            <text:p>5187 - Dobânzi de încas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8">
            <text:p>518</text:p>
          </table:table-cell>
          <table:table-cell office:value-type="float" office:value="5187">
            <text:p>5187</text:p>
          </table:table-cell>
          <table:table-cell office:value-type="string">
            <text:p>5187 - Dobânzi de încasat</text:p>
          </table:table-cell>
          <table:table-cell table:number-columns-repeated="8"/>
          <table:table-cell office:value-type="float" office:value="518700003">
            <text:p>51870000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519 - CREDITE BANCARE PE TERMEN SCURT</text:p>
          </table:table-cell>
          <table:table-cell office:value-type="string">
            <text:p>519 - Credite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9">
            <text:p>519</text:p>
          </table:table-cell>
          <table:table-cell office:value-type="string">
            <text:p>519 - CREDITE BANCARE PE TERMEN SCURT</text:p>
          </table:table-cell>
          <table:table-cell table:number-columns-repeated="8"/>
          <table:table-cell office:value-type="float" office:value="519000002">
            <text:p>519000002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number-columns-repeated="2" office:value-type="string">
            <text:p>5191 - Credite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1">
            <text:p>5191</text:p>
          </table:table-cell>
          <table:table-cell office:value-type="string">
            <text:p>5191 - Credite bancare pe termen scurt</text:p>
          </table:table-cell>
          <table:table-cell table:number-columns-repeated="8"/>
          <table:table-cell office:value-type="float" office:value="519100003">
            <text:p>519100003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table:number-columns-repeated="2" office:value-type="string">
            <text:p>5192 - Credite bancare pe termen scurt nerambursate la scadenţă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2">
            <text:p>5192</text:p>
          </table:table-cell>
          <table:table-cell office:value-type="string">
            <text:p>5192 - Credite bancare pe termen scurt nerambursate la scadenţă</text:p>
          </table:table-cell>
          <table:table-cell table:number-columns-repeated="8"/>
          <table:table-cell office:value-type="float" office:value="519200003">
            <text:p>519200003</text:p>
          </table:table-cell>
        </table:table-row>
        <table:table-row table:style-name="ro1">
          <table:table-cell office:value-type="float" office:value="5193">
            <text:p>5193</text:p>
          </table:table-cell>
          <table:table-cell table:number-columns-repeated="2" office:value-type="string">
            <text:p>5193 - Credite externe guvernament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3">
            <text:p>5193</text:p>
          </table:table-cell>
          <table:table-cell office:value-type="string">
            <text:p>5193 - Credite externe guvernamentale</text:p>
          </table:table-cell>
          <table:table-cell table:number-columns-repeated="8"/>
          <table:table-cell office:value-type="float" office:value="519300003">
            <text:p>519300003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number-columns-repeated="2" office:value-type="string">
            <text:p>5194 - Credite externe garantate de sta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4">
            <text:p>5194</text:p>
          </table:table-cell>
          <table:table-cell office:value-type="string">
            <text:p>5194 - Credite externe garantate de stat</text:p>
          </table:table-cell>
          <table:table-cell table:number-columns-repeated="8"/>
          <table:table-cell office:value-type="float" office:value="519400003">
            <text:p>519400003</text:p>
          </table:table-cell>
        </table:table-row>
        <table:table-row table:style-name="ro1">
          <table:table-cell office:value-type="float" office:value="5195">
            <text:p>5195</text:p>
          </table:table-cell>
          <table:table-cell table:number-columns-repeated="2" office:value-type="string">
            <text:p>5195 - Credite externe garantate de bănc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5">
            <text:p>5195</text:p>
          </table:table-cell>
          <table:table-cell office:value-type="string">
            <text:p>5195 - Credite externe garantate de bănci</text:p>
          </table:table-cell>
          <table:table-cell table:number-columns-repeated="8"/>
          <table:table-cell office:value-type="float" office:value="519500003">
            <text:p>519500003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table:number-columns-repeated="2" office:value-type="string">
            <text:p>5196 - Credite de la trezoreria statulu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6">
            <text:p>5196</text:p>
          </table:table-cell>
          <table:table-cell office:value-type="string">
            <text:p>5196 - Credite de la trezoreria statului</text:p>
          </table:table-cell>
          <table:table-cell table:number-columns-repeated="8"/>
          <table:table-cell office:value-type="float" office:value="519600003">
            <text:p>519600003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number-columns-repeated="2" office:value-type="string">
            <text:p>5197 - Credite interne garantate de sta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7">
            <text:p>5197</text:p>
          </table:table-cell>
          <table:table-cell office:value-type="string">
            <text:p>5197 - Credite interne garantate de stat</text:p>
          </table:table-cell>
          <table:table-cell table:number-columns-repeated="8"/>
          <table:table-cell office:value-type="float" office:value="519700003">
            <text:p>519700003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table:number-columns-repeated="2" office:value-type="string">
            <text:p>5198 - Dobânzi aferente creditelor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8">
            <text:p>5198</text:p>
          </table:table-cell>
          <table:table-cell office:value-type="string">
            <text:p>5198 - Dobânzi aferente creditelor bancare pe termen scurt</text:p>
          </table:table-cell>
          <table:table-cell table:number-columns-repeated="8"/>
          <table:table-cell office:value-type="float" office:value="519800003">
            <text:p>51980000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<text:s/>53 - CASA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<text:s/>53 - CASA</text:p>
          </table:table-cell>
          <table:table-cell table:number-columns-repeated="8"/>
          <table:table-cell office:value-type="float" office:value="530000001">
            <text:p>53000000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531 - CASA</text:p>
          </table:table-cell>
          <table:table-cell office:value-type="string">
            <text:p>531 - Cas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office:value-type="float" office:value="531">
            <text:p>531</text:p>
          </table:table-cell>
          <table:table-cell office:value-type="string">
            <text:p>531 - CASA</text:p>
          </table:table-cell>
          <table:table-cell table:number-columns-repeated="8"/>
          <table:table-cell office:value-type="float" office:value="531000002">
            <text:p>531000002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number-columns-repeated="2" office:value-type="string">
            <text:p>5311 - Casa în le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531">
            <text:p>531</text:p>
          </table:table-cell>
          <table:table-cell office:value-type="float" office:value="5311">
            <text:p>5311</text:p>
          </table:table-cell>
          <table:table-cell office:value-type="string">
            <text:p>5311 - Casa în lei</text:p>
          </table:table-cell>
          <table:table-cell table:number-columns-repeated="8"/>
          <table:table-cell office:value-type="float" office:value="531100003">
            <text:p>531100003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table:number-columns-repeated="2" office:value-type="string">
            <text:p>5314 - Casa în valut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office:value-type="float" office:value="5314">
            <text:p>5314</text:p>
          </table:table-cell>
          <table:table-cell office:value-type="string">
            <text:p>5314 - Casa în valută</text:p>
          </table:table-cell>
          <table:table-cell table:number-columns-repeated="8"/>
          <table:table-cell office:value-type="float" office:value="531400003">
            <text:p>53140000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532 - ALTE VALORI</text:p>
          </table:table-cell>
          <table:table-cell office:value-type="string">
            <text:p>532 - Alte valo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office:value-type="float" office:value="532">
            <text:p>532</text:p>
          </table:table-cell>
          <table:table-cell office:value-type="string">
            <text:p>532 - ALTE VALORI</text:p>
          </table:table-cell>
          <table:table-cell table:number-columns-repeated="8"/>
          <table:table-cell office:value-type="float" office:value="532000002">
            <text:p>532000002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table:number-columns-repeated="2" office:value-type="string">
            <text:p>5321 - Timbre fiscale şi poşt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1">
            <text:p>5321</text:p>
          </table:table-cell>
          <table:table-cell office:value-type="string">
            <text:p>5321 - Timbre fiscale şi poştale</text:p>
          </table:table-cell>
          <table:table-cell table:number-columns-repeated="8"/>
          <table:table-cell office:value-type="float" office:value="532100003">
            <text:p>532100003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table:number-columns-repeated="2" office:value-type="string">
            <text:p>5322 - Bilete de tratament şi odih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2">
            <text:p>5322</text:p>
          </table:table-cell>
          <table:table-cell office:value-type="string">
            <text:p>5322 - Bilete de tratament şi odihna</text:p>
          </table:table-cell>
          <table:table-cell table:number-columns-repeated="8"/>
          <table:table-cell office:value-type="float" office:value="532200003">
            <text:p>532200003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table:number-columns-repeated="2" office:value-type="string">
            <text:p>5323 - Tichete şi bilete de călăto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3">
            <text:p>5323</text:p>
          </table:table-cell>
          <table:table-cell office:value-type="string">
            <text:p>5323 - Tichete şi bilete de călătorie</text:p>
          </table:table-cell>
          <table:table-cell table:number-columns-repeated="8"/>
          <table:table-cell office:value-type="float" office:value="532300003">
            <text:p>532300003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table:number-columns-repeated="2" office:value-type="string">
            <text:p>5328 - Alte valor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532">
            <text:p>532</text:p>
          </table:table-cell>
          <table:table-cell office:value-type="float" office:value="5328">
            <text:p>5328</text:p>
          </table:table-cell>
          <table:table-cell office:value-type="string">
            <text:p>5328 - Alte valori</text:p>
          </table:table-cell>
          <table:table-cell table:number-columns-repeated="8"/>
          <table:table-cell office:value-type="float" office:value="532800003">
            <text:p>53280000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54 - ACREDITIV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54 - ACREDITIVE</text:p>
          </table:table-cell>
          <table:table-cell table:number-columns-repeated="8"/>
          <table:table-cell office:value-type="float" office:value="540000001">
            <text:p>54000000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541 - ACREDITIVE</text:p>
          </table:table-cell>
          <table:table-cell office:value-type="string">
            <text:p>541 - Acreditiv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office:value-type="float" office:value="541">
            <text:p>541</text:p>
          </table:table-cell>
          <table:table-cell office:value-type="string">
            <text:p>541 - ACREDITIVE</text:p>
          </table:table-cell>
          <table:table-cell table:number-columns-repeated="8"/>
          <table:table-cell office:value-type="float" office:value="541000002">
            <text:p>541000002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table:number-columns-repeated="2" office:value-type="string">
            <text:p>5411 - Acreditive în l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">
            <text:p>541</text:p>
          </table:table-cell>
          <table:table-cell office:value-type="float" office:value="5411">
            <text:p>5411</text:p>
          </table:table-cell>
          <table:table-cell office:value-type="string">
            <text:p>5411 - Acreditive în lei</text:p>
          </table:table-cell>
          <table:table-cell table:number-columns-repeated="8"/>
          <table:table-cell office:value-type="float" office:value="541100003">
            <text:p>541100003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table:number-columns-repeated="2" office:value-type="string">
            <text:p>5412 - Acreditive în valut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">
            <text:p>541</text:p>
          </table:table-cell>
          <table:table-cell office:value-type="float" office:value="5412">
            <text:p>5412</text:p>
          </table:table-cell>
          <table:table-cell office:value-type="string">
            <text:p>5412 - Acreditive în valută</text:p>
          </table:table-cell>
          <table:table-cell table:number-columns-repeated="8"/>
          <table:table-cell office:value-type="float" office:value="541200003">
            <text:p>54120000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string">
            <text:p>542 - Avansuri de trezore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">
            <text:p>54</text:p>
          </table:table-cell>
          <table:table-cell office:value-type="float" office:value="542">
            <text:p>542</text:p>
          </table:table-cell>
          <table:table-cell office:value-type="string">
            <text:p>542 - Avansuri de trezorerie</text:p>
          </table:table-cell>
          <table:table-cell table:number-columns-repeated="8"/>
          <table:table-cell office:value-type="float" office:value="542000002">
            <text:p>54200000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58 - VIRAMENTE INTERN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58 - VIRAMENTE INTERNE</text:p>
          </table:table-cell>
          <table:table-cell table:number-columns-repeated="8"/>
          <table:table-cell office:value-type="float" office:value="580000001">
            <text:p>58000000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number-columns-repeated="2" office:value-type="string">
            <text:p>581 - Viramente intern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58">
            <text:p>58</text:p>
          </table:table-cell>
          <table:table-cell office:value-type="float" office:value="581">
            <text:p>581</text:p>
          </table:table-cell>
          <table:table-cell office:value-type="string">
            <text:p>581 - Viramente interne</text:p>
          </table:table-cell>
          <table:table-cell table:number-columns-repeated="8"/>
          <table:table-cell office:value-type="float" office:value="581000002">
            <text:p>58100000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59 – AJUSTĂRI <text:s/>PENTRU PIERDEREA DE VALOARE A CONTURILOR DE TREZORER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59 – AJUSTĂRI <text:s/>PENTRU PIERDEREA DE VALOARE A CONTURILOR DE TREZORERIE</text:p>
          </table:table-cell>
          <table:table-cell table:number-columns-repeated="8"/>
          <table:table-cell office:value-type="float" office:value="590000001">
            <text:p>59000000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number-columns-repeated="2" office:value-type="string">
            <text:p>591 – Ajustări pentru pierderea de valoare a acţiunilor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1">
            <text:p>591</text:p>
          </table:table-cell>
          <table:table-cell office:value-type="string">
            <text:p>591 – Ajustări pentru pierderea de valoare a acţiunilor deţinute la entităţile afiliate</text:p>
          </table:table-cell>
          <table:table-cell table:number-columns-repeated="8"/>
          <table:table-cell office:value-type="float" office:value="591000002">
            <text:p>59100000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number-columns-repeated="2" office:value-type="string">
            <text:p>595 – Ajustări pentru <text:s/>pierderea de valoare a obligaţiunilor emise şi răscumpărate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5">
            <text:p>595</text:p>
          </table:table-cell>
          <table:table-cell office:value-type="string">
            <text:p>595 – Ajustări pentru <text:s/>pierderea de valoare a obligaţiunilor emise şi răscumpărate </text:p>
          </table:table-cell>
          <table:table-cell table:number-columns-repeated="8"/>
          <table:table-cell office:value-type="float" office:value="595000002">
            <text:p>59500000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number-columns-repeated="2" office:value-type="string">
            <text:p>596 – Ajustări pentru <text:s/>pierderea de valoare a obligaţiun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6">
            <text:p>596</text:p>
          </table:table-cell>
          <table:table-cell office:value-type="string">
            <text:p>596 – Ajustări pentru <text:s/>pierderea de valoare a obligaţiunilor</text:p>
          </table:table-cell>
          <table:table-cell table:number-columns-repeated="8"/>
          <table:table-cell office:value-type="float" office:value="596000002">
            <text:p>59600000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string">
            <text:p>598 – Ajustări pentru pierderea de valoare a altor investiţii pe termen scurt şi creanţ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8">
            <text:p>598</text:p>
          </table:table-cell>
          <table:table-cell office:value-type="string">
            <text:p>598 – Ajustări pentru pierderea de valoare a altor investitii pe termen scurt şi creanţe asimilate</text:p>
          </table:table-cell>
          <table:table-cell table:number-columns-repeated="8"/>
          <table:table-cell office:value-type="float" office:value="598000002">
            <text:p>59800000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6 - CONTURI DE CHELTUIELI <text:s text:c="2"/>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6 - CONTURI DE CHELTUIELI <text:s text:c="2"/></text:p>
          </table:table-cell>
          <table:table-cell table:number-columns-repeated="8"/>
          <table:table-cell office:value-type="float" office:value="600000000">
            <text:p>600000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60 - CHELTUIELI PRIVIND STOC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60 - CHELTUIELI PRIVIND STOCURILE</text:p>
          </table:table-cell>
          <table:table-cell table:number-columns-repeated="8"/>
          <table:table-cell office:value-type="float" office:value="600000001">
            <text:p>60000000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string">
            <text:p>601 - Cheltuieli cu materiile prim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string">
            <text:p>601 - Cheltuieli cu materiile prime</text:p>
          </table:table-cell>
          <table:table-cell table:number-columns-repeated="8"/>
          <table:table-cell office:value-type="float" office:value="601000002">
            <text:p>60100000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602 - CHELTUIELI CU MATERIALELE CONSUMABILE</text:p>
          </table:table-cell>
          <table:table-cell office:value-type="string">
            <text:p>602 - Cheltuieli cu materialele consumab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string">
            <text:p>602 - CHELTUIELI CU MATERIALELE CONSUMABILE</text:p>
          </table:table-cell>
          <table:table-cell table:number-columns-repeated="8"/>
          <table:table-cell office:value-type="float" office:value="602000002">
            <text:p>602000002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table:number-columns-repeated="2" office:value-type="string">
            <text:p>6021 - Cheltuieli cu materialele auxil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1">
            <text:p>6021</text:p>
          </table:table-cell>
          <table:table-cell office:value-type="string">
            <text:p>6021 - Cheltuieli cu materialele auxiliare</text:p>
          </table:table-cell>
          <table:table-cell table:number-columns-repeated="8"/>
          <table:table-cell office:value-type="float" office:value="602100003">
            <text:p>602100003</text:p>
          </table:table-cell>
        </table:table-row>
        <table:table-row table:style-name="ro1">
          <table:table-cell office:value-type="float" office:value="6022">
            <text:p>6022</text:p>
          </table:table-cell>
          <table:table-cell table:number-columns-repeated="2" office:value-type="string">
            <text:p>6022 - Cheltuieli privind combustibilu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2">
            <text:p>6022</text:p>
          </table:table-cell>
          <table:table-cell office:value-type="string">
            <text:p>6022 - Cheltuieli privind combustibilul</text:p>
          </table:table-cell>
          <table:table-cell table:number-columns-repeated="8"/>
          <table:table-cell office:value-type="float" office:value="602200003">
            <text:p>602200003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table:number-columns-repeated="2" office:value-type="string">
            <text:p>6023 - Cheltuieli privind materialele pentru ambala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3">
            <text:p>6023</text:p>
          </table:table-cell>
          <table:table-cell office:value-type="string">
            <text:p>6023 - Cheltuieli privind materialele pentru ambalat</text:p>
          </table:table-cell>
          <table:table-cell table:number-columns-repeated="8"/>
          <table:table-cell office:value-type="float" office:value="602300003">
            <text:p>602300003</text:p>
          </table:table-cell>
        </table:table-row>
        <table:table-row table:style-name="ro1">
          <table:table-cell office:value-type="float" office:value="6024">
            <text:p>6024</text:p>
          </table:table-cell>
          <table:table-cell table:number-columns-repeated="2" office:value-type="string">
            <text:p>6024 - Cheltuieli privind piesele de schimb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4">
            <text:p>6024</text:p>
          </table:table-cell>
          <table:table-cell office:value-type="string">
            <text:p>6024 - Cheltuieli privind piesele de schimb</text:p>
          </table:table-cell>
          <table:table-cell table:number-columns-repeated="8"/>
          <table:table-cell office:value-type="float" office:value="602400003">
            <text:p>602400003</text:p>
          </table:table-cell>
        </table:table-row>
        <table:table-row table:style-name="ro1">
          <table:table-cell office:value-type="float" office:value="6025">
            <text:p>6025</text:p>
          </table:table-cell>
          <table:table-cell table:number-columns-repeated="2" office:value-type="string">
            <text:p>6025 - Cheltuieli privind seminţele şi materialele de planta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5">
            <text:p>6025</text:p>
          </table:table-cell>
          <table:table-cell office:value-type="string">
            <text:p>6025 - Cheltuieli privind seminţele şi materialele de plantat</text:p>
          </table:table-cell>
          <table:table-cell table:number-columns-repeated="8"/>
          <table:table-cell office:value-type="float" office:value="602500003">
            <text:p>602500003</text:p>
          </table:table-cell>
        </table:table-row>
        <table:table-row table:style-name="ro1">
          <table:table-cell office:value-type="float" office:value="6026">
            <text:p>6026</text:p>
          </table:table-cell>
          <table:table-cell table:number-columns-repeated="2" office:value-type="string">
            <text:p>6026 - Cheltuieli privind furaj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6">
            <text:p>6026</text:p>
          </table:table-cell>
          <table:table-cell office:value-type="string">
            <text:p>6026 - Cheltuieli privind furajele</text:p>
          </table:table-cell>
          <table:table-cell table:number-columns-repeated="8"/>
          <table:table-cell office:value-type="float" office:value="602600003">
            <text:p>602600003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number-columns-repeated="2" office:value-type="string">
            <text:p>6028 - Cheltuieli privind alte materiale consumab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8">
            <text:p>6028</text:p>
          </table:table-cell>
          <table:table-cell office:value-type="string">
            <text:p>6028 - Cheltuieli privind alte materiale consumabile</text:p>
          </table:table-cell>
          <table:table-cell table:number-columns-repeated="8"/>
          <table:table-cell office:value-type="float" office:value="602800003">
            <text:p>60280000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string">
            <text:p>603 - Cheltuieli privind materialele de natura obiectelor de inventa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string">
            <text:p>603 - Cheltuieli privind materialele de natura obiectelor de inventar</text:p>
          </table:table-cell>
          <table:table-cell table:number-columns-repeated="8"/>
          <table:table-cell office:value-type="float" office:value="603000002">
            <text:p>603000002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string">
            <text:p>604 - Cheltuieli privind materialele nestoc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string">
            <text:p>604 - Cheltuieli privind materialele nestocate</text:p>
          </table:table-cell>
          <table:table-cell table:number-columns-repeated="8"/>
          <table:table-cell office:value-type="float" office:value="604000002">
            <text:p>60400000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string">
            <text:p>605 - Cheltuieli privind energia şi apa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string">
            <text:p>605 - Cheltuieli privind energia şi apa</text:p>
          </table:table-cell>
          <table:table-cell table:number-columns-repeated="8"/>
          <table:table-cell office:value-type="float" office:value="605000002">
            <text:p>60500000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string">
            <text:p>606 - Cheltuieli privind animalele şi păsă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string">
            <text:p>606 - Cheltuieli privind animalele şi păsările</text:p>
          </table:table-cell>
          <table:table-cell table:number-columns-repeated="8"/>
          <table:table-cell office:value-type="float" office:value="606000002">
            <text:p>606000002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607 - CHELTUIELI PRIVIND MARFURILE</text:p>
          </table:table-cell>
          <table:table-cell office:value-type="string">
            <text:p>607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7">
            <text:p>607</text:p>
          </table:table-cell>
          <table:table-cell office:value-type="string">
            <text:p>607 - CHELTUIELI PRIVIND MARFURILE</text:p>
          </table:table-cell>
          <table:table-cell table:number-columns-repeated="8"/>
          <table:table-cell office:value-type="float" office:value="607000002">
            <text:p>607000002</text:p>
          </table:table-cell>
        </table:table-row>
        <table:table-row table:style-name="ro1">
          <table:table-cell office:value-type="float" office:value="6071">
            <text:p>6071</text:p>
          </table:table-cell>
          <table:table-cell table:number-columns-repeated="2" office:value-type="string">
            <text:p>6071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GS_ACCT</text:p>
          </table:table-cell>
          <table:table-cell office:value-type="float" office:value="607">
            <text:p>607</text:p>
          </table:table-cell>
          <table:table-cell office:value-type="float" office:value="6071">
            <text:p>6071</text:p>
          </table:table-cell>
          <table:table-cell office:value-type="string">
            <text:p>6071 - CHELTUIELI PRIVIND MARFURILE</text:p>
          </table:table-cell>
          <table:table-cell table:number-columns-repeated="8"/>
          <table:table-cell office:value-type="float" office:value="607100003">
            <text:p>607100003</text:p>
          </table:table-cell>
        </table:table-row>
        <table:table-row table:style-name="ro1">
          <table:table-cell office:value-type="float" office:value="6072">
            <text:p>6072</text:p>
          </table:table-cell>
          <table:table-cell table:number-columns-repeated="2" office:value-type="string">
            <text:p>6072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607">
            <text:p>607</text:p>
          </table:table-cell>
          <table:table-cell office:value-type="float" office:value="6072">
            <text:p>6072</text:p>
          </table:table-cell>
          <table:table-cell office:value-type="string">
            <text:p>6072 - CHELTUIELI PRIVIND MARFURILE</text:p>
          </table:table-cell>
          <table:table-cell table:number-columns-repeated="8"/>
          <table:table-cell office:value-type="float" office:value="607200003">
            <text:p>607200003</text:p>
          </table:table-cell>
        </table:table-row>
        <table:table-row table:style-name="ro1">
          <table:table-cell office:value-type="float" office:value="6073">
            <text:p>6073</text:p>
          </table:table-cell>
          <table:table-cell table:number-columns-repeated="2" office:value-type="string">
            <text:p>6073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607">
            <text:p>607</text:p>
          </table:table-cell>
          <table:table-cell office:value-type="float" office:value="6073">
            <text:p>6073</text:p>
          </table:table-cell>
          <table:table-cell office:value-type="string">
            <text:p>6073 - CHELTUIELI PRIVIND MARFURILE</text:p>
          </table:table-cell>
          <table:table-cell table:number-columns-repeated="8"/>
          <table:table-cell office:value-type="float" office:value="607300003">
            <text:p>607300003</text:p>
          </table:table-cell>
        </table:table-row>
        <table:table-row table:style-name="ro1">
          <table:table-cell office:value-type="float" office:value="6074">
            <text:p>6074</text:p>
          </table:table-cell>
          <table:table-cell table:number-columns-repeated="2" office:value-type="string">
            <text:p>6074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607">
            <text:p>607</text:p>
          </table:table-cell>
          <table:table-cell office:value-type="float" office:value="6074">
            <text:p>6074</text:p>
          </table:table-cell>
          <table:table-cell office:value-type="string">
            <text:p>6074 - CHELTUIELI PRIVIND MARFURILE</text:p>
          </table:table-cell>
          <table:table-cell table:number-columns-repeated="8"/>
          <table:table-cell office:value-type="float" office:value="607400003">
            <text:p>60740000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608 - CHELTUIELI PRIVIND AMBALAJELE</text:p>
          </table:table-cell>
          <table:table-cell office:value-type="string">
            <text:p>608 - Cheltuieli privind ambalaj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8">
            <text:p>608</text:p>
          </table:table-cell>
          <table:table-cell office:value-type="string">
            <text:p>608 - CHELTUIELI PRIVIND AMBALAJELE</text:p>
          </table:table-cell>
          <table:table-cell table:number-columns-repeated="8"/>
          <table:table-cell office:value-type="float" office:value="608000002">
            <text:p>60800000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61 - CHELTUIELI CU LUCRARILE SI SERVICIILE EXECUTATE DE TERŢ</text:p>
          </table:table-cell>
          <table:table-cell office:value-type="string">
            <text:p>61 - CHELTUIELI CU LUCRARILE SI SERVICIILE EXECUTATE DE TER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string">
            <text:p>61 - CHELTUIELI CU LUCRARILE SI SERVICIILE EXECUTATE DE TERŢ</text:p>
          </table:table-cell>
          <table:table-cell table:number-columns-repeated="8"/>
          <table:table-cell office:value-type="float" office:value="610000001">
            <text:p>61000000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611 - Cheltuieli cu întreţinerea şi reparaţ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1">
            <text:p>611</text:p>
          </table:table-cell>
          <table:table-cell office:value-type="string">
            <text:p>611 - CHELTUIELI CU INTRETINEREA SI REPARATIILE</text:p>
          </table:table-cell>
          <table:table-cell table:number-columns-repeated="8"/>
          <table:table-cell office:value-type="float" office:value="611000002">
            <text:p>61100000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string">
            <text:p>612 - Cheltuieli cu redevenţele locaţiile de gestiune şi chir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2">
            <text:p>612</text:p>
          </table:table-cell>
          <table:table-cell office:value-type="string">
            <text:p>612 - CHELTUIELI CU REDEVENTELE LOCATIILE DE GESTIUNE SI CHI</text:p>
          </table:table-cell>
          <table:table-cell table:number-columns-repeated="8"/>
          <table:table-cell office:value-type="float" office:value="612000002">
            <text:p>61200000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string">
            <text:p>613 - Cheltuieli cu primele de asigur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3">
            <text:p>613</text:p>
          </table:table-cell>
          <table:table-cell office:value-type="string">
            <text:p>613 - CHELTUIELI CU PRIMELE DE ASIGURARE</text:p>
          </table:table-cell>
          <table:table-cell table:number-columns-repeated="8"/>
          <table:table-cell office:value-type="float" office:value="613000002">
            <text:p>61300000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string">
            <text:p>614 - Cheltuieli cu studiile şi cercetă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4">
            <text:p>614</text:p>
          </table:table-cell>
          <table:table-cell office:value-type="string">
            <text:p>614 - CHELTUIELI CU STUDIILE SI CERCETARILE</text:p>
          </table:table-cell>
          <table:table-cell table:number-columns-repeated="8"/>
          <table:table-cell office:value-type="float" office:value="614000002">
            <text:p>6140000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62 - CHELTUIELI CU ALTE SERVICII EXECUTATE DE TERT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62 - CHELTUIELI CU ALTE SERVICII EXECUTATE DE TERTI</text:p>
          </table:table-cell>
          <table:table-cell table:number-columns-repeated="8"/>
          <table:table-cell office:value-type="float" office:value="620000001">
            <text:p>62000000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string">
            <text:p>621 - Cheltuieli cu colaborator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1">
            <text:p>621</text:p>
          </table:table-cell>
          <table:table-cell office:value-type="string">
            <text:p>621 - CHELTUIELI CU COLABORATORII</text:p>
          </table:table-cell>
          <table:table-cell table:number-columns-repeated="8"/>
          <table:table-cell office:value-type="float" office:value="621000002">
            <text:p>62100000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string">
            <text:p>622 - Cheltuieli privind comisioanele şi onorar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2">
            <text:p>622</text:p>
          </table:table-cell>
          <table:table-cell office:value-type="string">
            <text:p>622 - CHELTUIELI PRIVIND COMISIOANELE SI ONORARIILE</text:p>
          </table:table-cell>
          <table:table-cell table:number-columns-repeated="8"/>
          <table:table-cell office:value-type="float" office:value="622000002">
            <text:p>62200000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623 - CHELTUIELI DE PROTOCOL RECLAMA SI PUBLICITATE</text:p>
          </table:table-cell>
          <table:table-cell office:value-type="string">
            <text:p>623 - Cheltuieli de protocol reclama şi publicit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62">
            <text:p>62</text:p>
          </table:table-cell>
          <table:table-cell office:value-type="float" office:value="623">
            <text:p>623</text:p>
          </table:table-cell>
          <table:table-cell office:value-type="string">
            <text:p>623 - CHELTUIELI DE PROTOCOL RECLAMA SI PUBLICITATE</text:p>
          </table:table-cell>
          <table:table-cell table:number-columns-repeated="8"/>
          <table:table-cell office:value-type="float" office:value="623000002">
            <text:p>62300000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string">
            <text:p>624 - Cheltuieli cu transportul de bunuri şi person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4">
            <text:p>624</text:p>
          </table:table-cell>
          <table:table-cell office:value-type="string">
            <text:p>624 - CHELTUIELI CU TRANSPORTUL DE BUNURI SI PERSONAL</text:p>
          </table:table-cell>
          <table:table-cell table:number-columns-repeated="8"/>
          <table:table-cell office:value-type="float" office:value="624000002">
            <text:p>62400000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string">
            <text:p>625 - Cheltuieli cu deplasări, detaşări şi transferăr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5">
            <text:p>625</text:p>
          </table:table-cell>
          <table:table-cell office:value-type="string">
            <text:p>625 - CHELTUIELI CU DEPLASARI DETASARI SI TRANSFERARI</text:p>
          </table:table-cell>
          <table:table-cell table:number-columns-repeated="8"/>
          <table:table-cell office:value-type="float" office:value="625000002">
            <text:p>62500000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string">
            <text:p>626 - Cheltuieli poştale şi taxe de telecomunicaţ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6">
            <text:p>626</text:p>
          </table:table-cell>
          <table:table-cell office:value-type="string">
            <text:p>626 - CHELTUIELI POSTALE SI TAXE DE TELECOMUNICATII</text:p>
          </table:table-cell>
          <table:table-cell table:number-columns-repeated="8"/>
          <table:table-cell office:value-type="float" office:value="626000002">
            <text:p>62600000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string">
            <text:p>627 - Cheltuieli cu serviciile bancare şi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62">
            <text:p>62</text:p>
          </table:table-cell>
          <table:table-cell office:value-type="float" office:value="627">
            <text:p>627</text:p>
          </table:table-cell>
          <table:table-cell office:value-type="string">
            <text:p>627 - CHELTUIELI CU SERVICIILE BANCARE SI ASIMILATE</text:p>
          </table:table-cell>
          <table:table-cell table:number-columns-repeated="8"/>
          <table:table-cell office:value-type="float" office:value="627000002">
            <text:p>62700000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string">
            <text:p>628 - Alte cheltuieli cu serviciile executate de ter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8">
            <text:p>628</text:p>
          </table:table-cell>
          <table:table-cell office:value-type="string">
            <text:p>628 - ALTE CHELTUIELI CU SERVICIILE EXECUTATE DE TERTI</text:p>
          </table:table-cell>
          <table:table-cell table:number-columns-repeated="8"/>
          <table:table-cell office:value-type="float" office:value="628000002">
            <text:p>62800000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63 - CHELTUIELI CU ALTE IMPOZITE TAXE SI VARSAMINTE ASIMILAT</text:p>
          </table:table-cell>
          <table:table-cell office:value-type="string">
            <text:p>63 - CHELTUIELI CU ALTE IMPOZITE TAXE SI VARSAMINTE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string">
            <text:p>63 - CHELTUIELI CU ALTE IMPOZITE TAXE SI VARSAMINTE ASIMILAT</text:p>
          </table:table-cell>
          <table:table-cell table:number-columns-repeated="8"/>
          <table:table-cell office:value-type="float" office:value="630000001">
            <text:p>63000000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635 - CHELTUIELI CU ALTE IMPOZITE TAXE SI VARSAMINTE ASIMILA</text:p>
          </table:table-cell>
          <table:table-cell office:value-type="string">
            <text:p>635 - Cheltuieli cu alte impozite taxe şi vărsăminte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63">
            <text:p>63</text:p>
          </table:table-cell>
          <table:table-cell office:value-type="float" office:value="635">
            <text:p>635</text:p>
          </table:table-cell>
          <table:table-cell office:value-type="string">
            <text:p>635 - CHELTUIELI CU ALTE IMPOZITE TAXE SI VARSAMINTE ASIMILA</text:p>
          </table:table-cell>
          <table:table-cell table:number-columns-repeated="8"/>
          <table:table-cell office:value-type="float" office:value="635000002">
            <text:p>6350000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64 - CHELTUIELI CU PERSONALU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64 - CHELTUIELI CU PERSONALUL</text:p>
          </table:table-cell>
          <table:table-cell table:number-columns-repeated="8"/>
          <table:table-cell office:value-type="float" office:value="640000001">
            <text:p>64000000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641 - CHELTUIELI CU SALARIILE PERSONALULUI </text:p>
          </table:table-cell>
          <table:table-cell office:value-type="string">
            <text:p>641 - Cheltuieli cu salariile personalului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64">
            <text:p>64</text:p>
          </table:table-cell>
          <table:table-cell office:value-type="float" office:value="641">
            <text:p>641</text:p>
          </table:table-cell>
          <table:table-cell office:value-type="string">
            <text:p>641 - CHELTUIELI CU SALARIILE PERSONALULUI </text:p>
          </table:table-cell>
          <table:table-cell table:number-columns-repeated="8"/>
          <table:table-cell office:value-type="float" office:value="641000002">
            <text:p>64100000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645 - CHELTUIELI PRIVIND ASIGURĂRILE ŞI PROTECŢIA SOCIALĂ</text:p>
          </table:table-cell>
          <table:table-cell office:value-type="string">
            <text:p>645 - Cheltuieli privind asigurările şi protecţia socială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office:value-type="float" office:value="645">
            <text:p>645</text:p>
          </table:table-cell>
          <table:table-cell office:value-type="string">
            <text:p>645 - CHELTUIELI PRIVIND ASIGURĂRILE ŞI PROTECŢIA SOCIALĂ</text:p>
          </table:table-cell>
          <table:table-cell table:number-columns-repeated="8"/>
          <table:table-cell office:value-type="float" office:value="645000002">
            <text:p>645000002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6451 - CONTRIBUTIA UNITATII LA ASIGURARILE SOCIALE</text:p>
          </table:table-cell>
          <table:table-cell office:value-type="string">
            <text:p>6451 - Contribuţia unităţii la asigurările socia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1">
            <text:p>6451</text:p>
          </table:table-cell>
          <table:table-cell office:value-type="string">
            <text:p>6451 - CONTRIBUTIA UNITATII LA ASIGURARILE SOCIALE</text:p>
          </table:table-cell>
          <table:table-cell table:number-columns-repeated="8"/>
          <table:table-cell office:value-type="float" office:value="645100003">
            <text:p>645100003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office:value-type="string">
            <text:p>6452 - CONTRIBUTIA UNITATII PENTRU AJUTORUL DE SOMAJ</text:p>
          </table:table-cell>
          <table:table-cell office:value-type="string">
            <text:p>6452 - Contribuţia unităţii pentru ajutorul de şomaj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2">
            <text:p>6452</text:p>
          </table:table-cell>
          <table:table-cell office:value-type="string">
            <text:p>6452 - CONTRIBUTIA UNITATII PENTRU AJUTORUL DE SOMAJ</text:p>
          </table:table-cell>
          <table:table-cell table:number-columns-repeated="8"/>
          <table:table-cell office:value-type="float" office:value="645200003">
            <text:p>645200003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6453 - CONTRIBUTIA ANGAJATORULUI PENTRU ASIGURARILE SOCIALE </text:p>
          </table:table-cell>
          <table:table-cell office:value-type="string">
            <text:p>6453 - Contribuţia angajatorului pentru asigurările sociale de sanat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3">
            <text:p>6453</text:p>
          </table:table-cell>
          <table:table-cell office:value-type="string">
            <text:p>6453 - CONTRIBUTIA ANGAJATORULUI PENTRU ASIGURARILE SOCIALE </text:p>
          </table:table-cell>
          <table:table-cell table:number-columns-repeated="8"/>
          <table:table-cell office:value-type="float" office:value="645300003">
            <text:p>645300003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6458 - ALTE CHELTUIELI PRIVIND ASIGURARILE SI PROTECTIA SOCI</text:p>
          </table:table-cell>
          <table:table-cell office:value-type="string">
            <text:p>6458 - Alte cheltuieli privind asigurările şi protecţia socială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8">
            <text:p>6458</text:p>
          </table:table-cell>
          <table:table-cell office:value-type="string">
            <text:p>6458 - ALTE CHELTUIELI PRIVIND ASIGURARILE SI PROTECTIA SOCI</text:p>
          </table:table-cell>
          <table:table-cell table:number-columns-repeated="8"/>
          <table:table-cell office:value-type="float" office:value="645800003">
            <text:p>64580000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65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65 - ALTE CHELTUIELI DE EXPLOATARE</text:p>
          </table:table-cell>
          <table:table-cell table:number-columns-repeated="8"/>
          <table:table-cell office:value-type="float" office:value="650000001">
            <text:p>65000000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654 - PIERDERI DIN CREANŢE </text:p>
          </table:table-cell>
          <table:table-cell office:value-type="string">
            <text:p>654 - Pierderi din creanţe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">
            <text:p>65</text:p>
          </table:table-cell>
          <table:table-cell office:value-type="float" office:value="654">
            <text:p>654</text:p>
          </table:table-cell>
          <table:table-cell office:value-type="string">
            <text:p>654 - PIERDERI DIN CREANŢE </text:p>
          </table:table-cell>
          <table:table-cell table:number-columns-repeated="8"/>
          <table:table-cell office:value-type="float" office:value="654000002">
            <text:p>65400000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658 - ALTE CHELTUIELI DE EXPLOATARE</text:p>
          </table:table-cell>
          <table:table-cell office:value-type="string">
            <text:p>658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office:value-type="float" office:value="658">
            <text:p>658</text:p>
          </table:table-cell>
          <table:table-cell office:value-type="string">
            <text:p>658 - ALTE CHELTUIELI DE EXPLOATARE</text:p>
          </table:table-cell>
          <table:table-cell table:number-columns-repeated="8"/>
          <table:table-cell office:value-type="float" office:value="658000002">
            <text:p>658000002</text:p>
          </table:table-cell>
        </table:table-row>
        <table:table-row table:style-name="ro1">
          <table:table-cell office:value-type="float" office:value="6581">
            <text:p>6581</text:p>
          </table:table-cell>
          <table:table-cell office:value-type="string">
            <text:p>6581 - DESPĂGUBIRI AMENZI ŞI PENALITĂŢI</text:p>
          </table:table-cell>
          <table:table-cell office:value-type="string">
            <text:p>6581 - Despăgubiri amenzi şi penalită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1">
            <text:p>6581</text:p>
          </table:table-cell>
          <table:table-cell office:value-type="string">
            <text:p>6581 - DESPĂGUBIRI AMENZI ŞI PENALITĂŢI</text:p>
          </table:table-cell>
          <table:table-cell table:number-columns-repeated="8"/>
          <table:table-cell office:value-type="float" office:value="658100003">
            <text:p>658100003</text:p>
          </table:table-cell>
        </table:table-row>
        <table:table-row table:style-name="ro1">
          <table:table-cell office:value-type="float" office:value="6582">
            <text:p>6582</text:p>
          </table:table-cell>
          <table:table-cell office:value-type="string">
            <text:p>6582 - DONAŢII ŞI SUBVENŢII ACORDATE</text:p>
          </table:table-cell>
          <table:table-cell office:value-type="string">
            <text:p>6582 - Donaţii şi subvenţii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2">
            <text:p>6582</text:p>
          </table:table-cell>
          <table:table-cell office:value-type="string">
            <text:p>6582 - DONAŢII ŞI SUBVENŢII ACORDATE</text:p>
          </table:table-cell>
          <table:table-cell table:number-columns-repeated="8"/>
          <table:table-cell office:value-type="float" office:value="658200003">
            <text:p>658200003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6583 - CHELTUIELI PRIVIND ACTIVELE CEDATE ŞI ALTE OPERATII D</text:p>
          </table:table-cell>
          <table:table-cell office:value-type="string">
            <text:p>6583 - Cheltuieli privind activele cedate şi alte operaţii de capit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3">
            <text:p>6583</text:p>
          </table:table-cell>
          <table:table-cell office:value-type="string">
            <text:p>6583 - CHELTUIELI PRIVIND ACTIVELE CEDATE ŞI ALTE OPERATII D</text:p>
          </table:table-cell>
          <table:table-cell table:number-columns-repeated="8"/>
          <table:table-cell office:value-type="float" office:value="658300003">
            <text:p>658300003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6588 - ALTE CHELTUIELI DE EXPLOATARE</text:p>
          </table:table-cell>
          <table:table-cell office:value-type="string">
            <text:p>6588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658">
            <text:p>658</text:p>
          </table:table-cell>
          <table:table-cell office:value-type="float" office:value="6588">
            <text:p>6588</text:p>
          </table:table-cell>
          <table:table-cell office:value-type="string">
            <text:p>6588 - ALTE CHELTUIELI DE EXPLOATARE</text:p>
          </table:table-cell>
          <table:table-cell table:number-columns-repeated="8"/>
          <table:table-cell office:value-type="float" office:value="658800003">
            <text:p>658800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66 - CHELTUIELI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string">
            <text:p>66 - CHELTUIELI FINANCIARE</text:p>
          </table:table-cell>
          <table:table-cell table:number-columns-repeated="8"/>
          <table:table-cell office:value-type="float" office:value="660000001">
            <text:p>66000000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string">
            <text:p>663 - Pierderi din creanţe legate de participaţ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office:value-type="float" office:value="663">
            <text:p>663</text:p>
          </table:table-cell>
          <table:table-cell office:value-type="string">
            <text:p>663 - PIERDERI DIN CREANTE LEGATE DE PARTICIPATII</text:p>
          </table:table-cell>
          <table:table-cell table:number-columns-repeated="8"/>
          <table:table-cell office:value-type="float" office:value="663000002">
            <text:p>66300000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664 - CHELTUIELI PRIVIND INVESTIŢIILE FINANCIARE CEDATE</text:p>
          </table:table-cell>
          <table:table-cell office:value-type="string">
            <text:p>664 - Cheltuieli privind investiţiile financiare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office:value-type="float" office:value="664">
            <text:p>664</text:p>
          </table:table-cell>
          <table:table-cell office:value-type="string">
            <text:p>664 - CHELTUIELI CU TITLURILE DE PLASAMENT CEDATE</text:p>
          </table:table-cell>
          <table:table-cell table:number-columns-repeated="8"/>
          <table:table-cell office:value-type="float" office:value="664000002">
            <text:p>664000002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table:number-columns-repeated="2" office:value-type="string">
            <text:p>6641 - Cheltuieli privind imobilizările financiare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4">
            <text:p>664</text:p>
          </table:table-cell>
          <table:table-cell office:value-type="float" office:value="6641">
            <text:p>6641</text:p>
          </table:table-cell>
          <table:table-cell office:value-type="string">
            <text:p>6641 - CHELTUIELI PRIVIND IMOBILIZARILE FINANCIARE CEDATE</text:p>
          </table:table-cell>
          <table:table-cell table:number-columns-repeated="8"/>
          <table:table-cell office:value-type="float" office:value="664100003">
            <text:p>664100003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table:number-columns-repeated="2" office:value-type="string">
            <text:p>6642 - Pierderi privind investiţiile financiare pe termen scurt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4">
            <text:p>664</text:p>
          </table:table-cell>
          <table:table-cell office:value-type="float" office:value="6642">
            <text:p>6642</text:p>
          </table:table-cell>
          <table:table-cell office:value-type="string">
            <text:p>6642 - PIERDERI PRIVIND INVESTITIILE FINANCIARE PE TERMEN SC</text:p>
          </table:table-cell>
          <table:table-cell table:number-columns-repeated="8"/>
          <table:table-cell office:value-type="float" office:value="664200003">
            <text:p>66420000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string">
            <text:p>665 - Cheltuieli din diferenţe de curs valuta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66">
            <text:p>66</text:p>
          </table:table-cell>
          <table:table-cell office:value-type="float" office:value="665">
            <text:p>665</text:p>
          </table:table-cell>
          <table:table-cell office:value-type="string">
            <text:p>665 - CHELTUIELI DIN DIFERENTE DE CURS VALUTAR</text:p>
          </table:table-cell>
          <table:table-cell table:number-columns-repeated="8"/>
          <table:table-cell office:value-type="float" office:value="665000002">
            <text:p>66500000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string">
            <text:p>666 - Cheltuieli privind dobânz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66">
            <text:p>66</text:p>
          </table:table-cell>
          <table:table-cell office:value-type="float" office:value="666">
            <text:p>666</text:p>
          </table:table-cell>
          <table:table-cell office:value-type="string">
            <text:p>666 - CHELTUIELI PRIVIND DOBÂNZILE</text:p>
          </table:table-cell>
          <table:table-cell table:number-columns-repeated="8"/>
          <table:table-cell office:value-type="float" office:value="666000002">
            <text:p>666000002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667 - CHELTUIELI PRIVIND SCONTURILE ACORDATE</text:p>
          </table:table-cell>
          <table:table-cell office:value-type="string">
            <text:p>667 - Cheltuieli privind sconturile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office:value-type="float" office:value="667">
            <text:p>667</text:p>
          </table:table-cell>
          <table:table-cell office:value-type="string">
            <text:p>667 - CHELTUIELI PRIVIND SCONTURILE ACORDATE</text:p>
          </table:table-cell>
          <table:table-cell table:number-columns-repeated="8"/>
          <table:table-cell office:value-type="float" office:value="667000002">
            <text:p>667000002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table:number-columns-repeated="2" office:value-type="string">
            <text:p>6671 - Cheltuieli privind sconturile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667">
            <text:p>667</text:p>
          </table:table-cell>
          <table:table-cell office:value-type="float" office:value="6671">
            <text:p>6671</text:p>
          </table:table-cell>
          <table:table-cell office:value-type="string">
            <text:p>6671 - CHELTUIELI PRIVIND SCONTURILE ACORDATE</text:p>
          </table:table-cell>
          <table:table-cell table:number-columns-repeated="8"/>
          <table:table-cell office:value-type="float" office:value="667100003">
            <text:p>667100003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table:number-columns-repeated="2" office:value-type="string">
            <text:p>6672 - Cheltuieli privind sconturile – încasăr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667">
            <text:p>667</text:p>
          </table:table-cell>
          <table:table-cell office:value-type="float" office:value="6672">
            <text:p>6672</text:p>
          </table:table-cell>
          <table:table-cell office:value-type="string">
            <text:p>6672 - CHELTUIELI PRIVIND SCONTURILE – ÎNCASĂRI</text:p>
          </table:table-cell>
          <table:table-cell table:number-columns-repeated="8"/>
          <table:table-cell office:value-type="float" office:value="667200003">
            <text:p>667200003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6675 - Cheltuieli - diferenţe pret achiziţie</text:p>
          </table:table-cell>
          <table:table-cell office:value-type="string">
            <text:p>6675 - Cheltuieli - diferenţe preţ achiziţ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667">
            <text:p>667</text:p>
          </table:table-cell>
          <table:table-cell office:value-type="float" office:value="6675">
            <text:p>6675</text:p>
          </table:table-cell>
          <table:table-cell office:value-type="string">
            <text:p>6675 - CHELTUIELI - DIFERENTE PRET ACHIZITIE</text:p>
          </table:table-cell>
          <table:table-cell table:number-columns-repeated="8"/>
          <table:table-cell office:value-type="float" office:value="667500003">
            <text:p>667500003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string">
            <text:p>668 - Alte cheltuieli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66">
            <text:p>66</text:p>
          </table:table-cell>
          <table:table-cell office:value-type="float" office:value="668">
            <text:p>668</text:p>
          </table:table-cell>
          <table:table-cell office:value-type="string">
            <text:p>668 - ALTE CHELTUIELI FINANCIARE</text:p>
          </table:table-cell>
          <table:table-cell table:number-columns-repeated="8"/>
          <table:table-cell office:value-type="float" office:value="668000002">
            <text:p>66800000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67 - CHELTUIELI EXTRAORDINARE/ EXCEPTIONA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67 - CHELTUIELI EXTRAORDINARE/ EXCEPTIONALE</text:p>
          </table:table-cell>
          <table:table-cell table:number-columns-repeated="8"/>
          <table:table-cell office:value-type="float" office:value="670000001">
            <text:p>67000000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671 - CHELTUIELI EXCEPTIONALE PRIVIND OPERATIILE DE GESTIUNE</text:p>
          </table:table-cell>
          <table:table-cell office:value-type="string">
            <text:p>671 - Cheltuieli excepţionale privind operaţiile de gestiun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office:value-type="float" office:value="671">
            <text:p>671</text:p>
          </table:table-cell>
          <table:table-cell office:value-type="string">
            <text:p>671 - CHELTUIELI EXCEPTIONALE PRIVIND OPERATIILE DE GESTIUNE</text:p>
          </table:table-cell>
          <table:table-cell table:number-columns-repeated="8"/>
          <table:table-cell office:value-type="float" office:value="671000002">
            <text:p>67100000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672 - CHELTUIELI PRIVIND OPERATIILE DE CAPITAL</text:p>
          </table:table-cell>
          <table:table-cell office:value-type="string">
            <text:p>672 - Cheltuieli privind operaţiile de capit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office:value-type="float" office:value="672">
            <text:p>672</text:p>
          </table:table-cell>
          <table:table-cell office:value-type="string">
            <text:p>672 - CHELTUIELI PRIVIND OPERATIILE DE CAPITAL</text:p>
          </table:table-cell>
          <table:table-cell table:number-columns-repeated="8"/>
          <table:table-cell office:value-type="float" office:value="672000002">
            <text:p>6720000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68 - CHELTUIELI CU AMORTIZARILE PROVIZIOANELE SI AJUSTAREA L</text:p>
          </table:table-cell>
          <table:table-cell office:value-type="string">
            <text:p>68 - CHELTUIELI CU AMORTIZARILE PROVIZIOANELE SI AJUSTAREA LA INFLAT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68 - CHELTUIELI CU AMORTIZARILE PROVIZIOANELE SI AJUSTAREA L</text:p>
          </table:table-cell>
          <table:table-cell table:number-columns-repeated="8"/>
          <table:table-cell office:value-type="float" office:value="680000001">
            <text:p>68000000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681 - CHELTUIELI DE EXPLOATARE PRIVIND AMORTIZĂRILE ŞI PROVI</text:p>
          </table:table-cell>
          <table:table-cell office:value-type="string">
            <text:p>681 - Cheltuieli de exploatare privind amortizările şi provizioan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office:value-type="float" office:value="681">
            <text:p>681</text:p>
          </table:table-cell>
          <table:table-cell office:value-type="string">
            <text:p>681 - CHELTUIELI DE EXPLOATARE PRIVIND AMORTIZĂRILE ŞI PROVI</text:p>
          </table:table-cell>
          <table:table-cell table:number-columns-repeated="8"/>
          <table:table-cell office:value-type="float" office:value="681000002">
            <text:p>681000002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number-columns-repeated="2" office:value-type="string">
            <text:p>6811 - Cheltuieli de exploatare privind amortizarea imobilizăr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1">
            <text:p>6811</text:p>
          </table:table-cell>
          <table:table-cell office:value-type="string">
            <text:p>6811 - CHELTUIELI DE EXPLOATARE PRIVIND AMORTIZAREA IMOBILIZ</text:p>
          </table:table-cell>
          <table:table-cell table:number-columns-repeated="8"/>
          <table:table-cell office:value-type="float" office:value="681100003">
            <text:p>681100003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number-columns-repeated="2" office:value-type="string">
            <text:p>6812 - Cheltuieli de exploatare privind provizioanele pentru riscuri şi cheltuiel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2">
            <text:p>6812</text:p>
          </table:table-cell>
          <table:table-cell office:value-type="string">
            <text:p>6812 - CHELTUIELI DE EXPLOATARE PRIVIND PROVIZIOANELE PENTRU</text:p>
          </table:table-cell>
          <table:table-cell table:number-columns-repeated="8"/>
          <table:table-cell office:value-type="float" office:value="681200003">
            <text:p>681200003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table:number-columns-repeated="2" office:value-type="string">
            <text:p>6813 - Cheltuieli de exploatare privind provizioanele pentru deprecierea imobilizăr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3">
            <text:p>6813</text:p>
          </table:table-cell>
          <table:table-cell office:value-type="string">
            <text:p>6813 - CHELTUIELI DE EXPLOATARE PRIVIND PROVIZIOANELE PENTRU</text:p>
          </table:table-cell>
          <table:table-cell table:number-columns-repeated="8"/>
          <table:table-cell office:value-type="float" office:value="681300003">
            <text:p>681300003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number-columns-repeated="2" office:value-type="string">
            <text:p>6814 - Cheltuieli exploatare - deprecierea activelor circulan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681">
            <text:p>681</text:p>
          </table:table-cell>
          <table:table-cell office:value-type="float" office:value="6814">
            <text:p>6814</text:p>
          </table:table-cell>
          <table:table-cell office:value-type="string">
            <text:p>6814 - CHELTUIELI EXPLOATARE - DEPRECIEREA ACTIVELOR CIRCULA</text:p>
          </table:table-cell>
          <table:table-cell table:number-columns-repeated="8"/>
          <table:table-cell office:value-type="float" office:value="681400003">
            <text:p>68140000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686 - CHELTUIELI FINANCIARE PRIVIND AMORTIZĂRILE ŞI AJUSTĂRILE PENTRU PIERDERE DE VALOARE</text:p>
          </table:table-cell>
          <table:table-cell office:value-type="string">
            <text:p>686 - Cheltuieli financiare privind amortizările şi ajustările pentru pierdere de valo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office:value-type="float" office:value="686">
            <text:p>686</text:p>
          </table:table-cell>
          <table:table-cell office:value-type="string">
            <text:p>686 - CHELTUIELI FINANCIARE PRIVIND AMORTIZARILE SI PROVIZIO</text:p>
          </table:table-cell>
          <table:table-cell table:number-columns-repeated="8"/>
          <table:table-cell office:value-type="float" office:value="686000002">
            <text:p>686000002</text:p>
          </table:table-cell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6863 - Cheltuieli financiare privind provizioanele pentru deprecierea imobilizărilor financiare</text:p>
          </table:table-cell>
          <table:table-cell office:value-type="string">
            <text:p>6863 - Cheltuieli financiare privind ajustările pentru pierderea de valoare a imobilizărilor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686">
            <text:p>686</text:p>
          </table:table-cell>
          <table:table-cell office:value-type="float" office:value="6863">
            <text:p>6863</text:p>
          </table:table-cell>
          <table:table-cell office:value-type="string">
            <text:p>6863 - CHELTUIELI FINANCIARE PRIVIND PROVIZIOANELE PENTRU DE</text:p>
          </table:table-cell>
          <table:table-cell table:number-columns-repeated="8"/>
          <table:table-cell office:value-type="float" office:value="686300003">
            <text:p>686300003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office:value-type="string">
            <text:p>6864 - Cheltuieli financiare privind provizioanele pentru deprecierea activelor circulante</text:p>
          </table:table-cell>
          <table:table-cell office:value-type="string">
            <text:p>6864 - Cheltuieli financiare <text:s/>privind ajustările pentru pierderea de valoare a activelor circulante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6">
            <text:p>686</text:p>
          </table:table-cell>
          <table:table-cell office:value-type="float" office:value="6864">
            <text:p>6864</text:p>
          </table:table-cell>
          <table:table-cell office:value-type="string">
            <text:p>6864 - CHELTUIELI FINANCIARE PRIVIND PROVIZIOANELE PENTRU DE</text:p>
          </table:table-cell>
          <table:table-cell table:number-columns-repeated="8"/>
          <table:table-cell office:value-type="float" office:value="686400003">
            <text:p>686400003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number-columns-repeated="2" office:value-type="string">
            <text:p>6868 - Cheltuieli financiare privind amortizarea primelor de rambursare a obligaţiun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6">
            <text:p>686</text:p>
          </table:table-cell>
          <table:table-cell office:value-type="float" office:value="6868">
            <text:p>6868</text:p>
          </table:table-cell>
          <table:table-cell office:value-type="string">
            <text:p>6868 - CHELTUIELI FINANCIARE PRIVIND AMORTIZAREA PRIMELOR DE</text:p>
          </table:table-cell>
          <table:table-cell table:number-columns-repeated="8"/>
          <table:table-cell office:value-type="float" office:value="686800003">
            <text:p>68680000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688 - CHELTUIELI DIN AJUSTAREA LA INFLATIE</text:p>
          </table:table-cell>
          <table:table-cell office:value-type="string">
            <text:p>688 - Cheltuieli din ajustarea la inflaţ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office:value-type="float" office:value="688">
            <text:p>688</text:p>
          </table:table-cell>
          <table:table-cell office:value-type="string">
            <text:p>688 - CHELTUIELI DIN AJUSTAREA LA INFLATIE</text:p>
          </table:table-cell>
          <table:table-cell table:number-columns-repeated="8"/>
          <table:table-cell office:value-type="float" office:value="688000002">
            <text:p>6880000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69 - CHELTUIELI CU IMPOZITUL PE PROFIT ŞI ALTE IMPOZI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69 - CHELTUIELI CU IMPOZITUL PE PROFIT ŞI ALTE IMPOZITE</text:p>
          </table:table-cell>
          <table:table-cell table:number-columns-repeated="8"/>
          <table:table-cell office:value-type="float" office:value="690000001">
            <text:p>69000000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string">
            <text:p>691 - Cheltuieli cu impozitul pe profi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office:value-type="float" office:value="691">
            <text:p>691</text:p>
          </table:table-cell>
          <table:table-cell office:value-type="string">
            <text:p>691 - CHELTUIELI CU IMPOZITUL PE PROFIT</text:p>
          </table:table-cell>
          <table:table-cell table:number-columns-repeated="8"/>
          <table:table-cell office:value-type="float" office:value="691000002">
            <text:p>69100000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string">
            <text:p>698 - Cheltuieli cu impozitul pe venit care nu apar în elementele de mai sus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office:value-type="float" office:value="698">
            <text:p>698</text:p>
          </table:table-cell>
          <table:table-cell office:value-type="string">
            <text:p>698 - ALTE CHELTUIELI CU IMPOZITELE CARE NU APAR ÎN ELEMENTE</text:p>
          </table:table-cell>
          <table:table-cell table:number-columns-repeated="8"/>
          <table:table-cell office:value-type="float" office:value="698000002">
            <text:p>6980000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7 - CONTURI DE VENIT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7 - CONTURI DE VENITURI</text:p>
          </table:table-cell>
          <table:table-cell table:number-columns-repeated="8"/>
          <table:table-cell office:value-type="float" office:value="700000000">
            <text:p>700000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70 - CIFRA DE AFACE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70 - CIFRA DE AFACERI</text:p>
          </table:table-cell>
          <table:table-cell table:number-columns-repeated="8"/>
          <table:table-cell office:value-type="float" office:value="700000001">
            <text:p>70000000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string">
            <text:p>701 - Venituri din vânzarea produselor fin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1">
            <text:p>701</text:p>
          </table:table-cell>
          <table:table-cell office:value-type="string">
            <text:p>701 - VENITURI DIN VANZAREA PRODUSELOR FINITE</text:p>
          </table:table-cell>
          <table:table-cell table:number-columns-repeated="8"/>
          <table:table-cell office:value-type="float" office:value="701000002">
            <text:p>70100000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string">
            <text:p>702 - Venituri din vânzarea semifabricate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2">
            <text:p>702</text:p>
          </table:table-cell>
          <table:table-cell office:value-type="string">
            <text:p>702 - VENITURI DIN VANZAREA SEMIFABRICATELOR</text:p>
          </table:table-cell>
          <table:table-cell table:number-columns-repeated="8"/>
          <table:table-cell office:value-type="float" office:value="702000002">
            <text:p>70200000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string">
            <text:p>703 - Venituri din vânzarea produselor rezidu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3">
            <text:p>703</text:p>
          </table:table-cell>
          <table:table-cell office:value-type="string">
            <text:p>703 - VENITURI DIN VANZAREA PRODUSELOR REZIDUALE</text:p>
          </table:table-cell>
          <table:table-cell table:number-columns-repeated="8"/>
          <table:table-cell office:value-type="float" office:value="703000002">
            <text:p>70300000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string">
            <text:p>704 - Venituri din lucrări executate şi servicii prest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4">
            <text:p>704</text:p>
          </table:table-cell>
          <table:table-cell office:value-type="string">
            <text:p>704 - VENITURI DIN LUCRARI EXECUTATE SI SERVICII PRESTATE</text:p>
          </table:table-cell>
          <table:table-cell table:number-columns-repeated="8"/>
          <table:table-cell office:value-type="float" office:value="704000002">
            <text:p>70400000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string">
            <text:p>705 - Venituri din studii şi cercetă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5">
            <text:p>705</text:p>
          </table:table-cell>
          <table:table-cell office:value-type="string">
            <text:p>705 - VENITURI DIN STUDII SI CERCETARI</text:p>
          </table:table-cell>
          <table:table-cell table:number-columns-repeated="8"/>
          <table:table-cell office:value-type="float" office:value="705000002">
            <text:p>70500000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string">
            <text:p>706 - Venituri din redevenţe locaţii de gestiune şi chir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6">
            <text:p>706</text:p>
          </table:table-cell>
          <table:table-cell office:value-type="string">
            <text:p>706 - VENITURI DIN REDEVENTE LOCATII DE GESTIUNE SI CHIRII</text:p>
          </table:table-cell>
          <table:table-cell table:number-columns-repeated="8"/>
          <table:table-cell office:value-type="float" office:value="706000002">
            <text:p>70600000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string">
            <text:p>707 - Venituri din vânzarea marfur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70">
            <text:p>70</text:p>
          </table:table-cell>
          <table:table-cell office:value-type="float" office:value="707">
            <text:p>707</text:p>
          </table:table-cell>
          <table:table-cell office:value-type="string">
            <text:p>707 - VENITURI DIN VANZAREA MARFURILOR</text:p>
          </table:table-cell>
          <table:table-cell table:number-columns-repeated="8"/>
          <table:table-cell office:value-type="float" office:value="707000002">
            <text:p>70700000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string">
            <text:p>708 - Venituri din activitaţi divers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70">
            <text:p>70</text:p>
          </table:table-cell>
          <table:table-cell office:value-type="float" office:value="708">
            <text:p>708</text:p>
          </table:table-cell>
          <table:table-cell office:value-type="string">
            <text:p>708 - VENITURI DIN ACTIVITATI DIVERSE</text:p>
          </table:table-cell>
          <table:table-cell table:number-columns-repeated="8"/>
          <table:table-cell office:value-type="float" office:value="708000002">
            <text:p>70800000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71 - VARIATIA STOCURILOR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>
            <text:p>71 - VARIATIA STOCURILOR</text:p>
          </table:table-cell>
          <table:table-cell table:number-columns-repeated="8"/>
          <table:table-cell office:value-type="float" office:value="710000001">
            <text:p>71000000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string">
            <text:p>711 - Venituri din producţia stocată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office:value-type="float" office:value="711">
            <text:p>711</text:p>
          </table:table-cell>
          <table:table-cell office:value-type="string">
            <text:p>711 - VENITURI DIN PRODUCTIA STOCATA</text:p>
          </table:table-cell>
          <table:table-cell table:number-columns-repeated="8"/>
          <table:table-cell office:value-type="float" office:value="711000002">
            <text:p>71100000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string">
            <text:p>712 - Venituri <text:s/>din eliberarea rezervelor tehnice aferente asigurărilor general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office:value-type="float" office:value="712">
            <text:p>712</text:p>
          </table:table-cell>
          <table:table-cell office:value-type="string">
            <text:p>712 - VENITURI <text:s/>DIN ELIBERAREA REZERVELOR TEHNICE AFERENTE A</text:p>
          </table:table-cell>
          <table:table-cell table:number-columns-repeated="8"/>
          <table:table-cell office:value-type="float" office:value="712000002">
            <text:p>71200000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72 - VENITURI DIN PRODUCTIA DE IMOBILIZA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string">
            <text:p>72 - VENITURI DIN PRODUCTIA DE IMOBILIZARI</text:p>
          </table:table-cell>
          <table:table-cell table:number-columns-repeated="8"/>
          <table:table-cell office:value-type="float" office:value="720000001">
            <text:p>72000000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string">
            <text:p>721 - Venituri din producţia de imobilizări necorpor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">
            <text:p>72</text:p>
          </table:table-cell>
          <table:table-cell office:value-type="float" office:value="721">
            <text:p>721</text:p>
          </table:table-cell>
          <table:table-cell office:value-type="string">
            <text:p>721 - VENITURI DIN PRODUCTIA DE IMOBILIZARI NECORPORALE</text:p>
          </table:table-cell>
          <table:table-cell table:number-columns-repeated="8"/>
          <table:table-cell office:value-type="float" office:value="721000002">
            <text:p>72100000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string">
            <text:p>722 - Venituri din producţia de imobilizări corpor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">
            <text:p>72</text:p>
          </table:table-cell>
          <table:table-cell office:value-type="float" office:value="722">
            <text:p>722</text:p>
          </table:table-cell>
          <table:table-cell office:value-type="string">
            <text:p>722 - VENITURI DIN PRODUCTIA DE IMOBILIZARI CORPORALE</text:p>
          </table:table-cell>
          <table:table-cell table:number-columns-repeated="8"/>
          <table:table-cell office:value-type="float" office:value="722000002">
            <text:p>7220000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74 - VENITURI DIN SUBVENTI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74 - VENITURI DIN SUBVENTII DE EXPLOATARE</text:p>
          </table:table-cell>
          <table:table-cell table:number-columns-repeated="8"/>
          <table:table-cell office:value-type="float" office:value="740000001">
            <text:p>74000000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741 - VENITURI DIN SUBVENTII DE EXPLOATARE</text:p>
          </table:table-cell>
          <table:table-cell office:value-type="string">
            <text:p>741 - Venituri din subvenţi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office:value-type="float" office:value="741">
            <text:p>741</text:p>
          </table:table-cell>
          <table:table-cell office:value-type="string">
            <text:p>741 - VENITURI DIN SUBVENTII DE EXPLOATARE</text:p>
          </table:table-cell>
          <table:table-cell table:number-columns-repeated="8"/>
          <table:table-cell office:value-type="float" office:value="741000002">
            <text:p>741000002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table:number-columns-repeated="2" office:value-type="string">
            <text:p>7411 - Venituri din subvenţii de exploatare aferente cifrei de aface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1">
            <text:p>7411</text:p>
          </table:table-cell>
          <table:table-cell office:value-type="string">
            <text:p>7411 - VENITURI DIN SUBVENTII DE EXPLOATARE AFERENTE CIFREI D</text:p>
          </table:table-cell>
          <table:table-cell table:number-columns-repeated="8"/>
          <table:table-cell office:value-type="float" office:value="741100003">
            <text:p>741100003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table:number-columns-repeated="2" office:value-type="string">
            <text:p>7412 - Venituri din subvenţii de exploatare pentru materii prime şi materiale consumabi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2">
            <text:p>7412</text:p>
          </table:table-cell>
          <table:table-cell office:value-type="string">
            <text:p>7412 - VENITURI DIN SUBVENTII DE EXPLOATARE PENTRU MATERII PR</text:p>
          </table:table-cell>
          <table:table-cell table:number-columns-repeated="8"/>
          <table:table-cell office:value-type="float" office:value="741200003">
            <text:p>741200003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table:number-columns-repeated="2" office:value-type="string">
            <text:p>7413 - Venituri din subvenţii de exploatare pentru alte cheltuieli din afar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3">
            <text:p>7413</text:p>
          </table:table-cell>
          <table:table-cell office:value-type="string">
            <text:p>7413 - VENITURI DIN SUBVENTII DE EXPLOATARE PENTRU ALTE CHELT</text:p>
          </table:table-cell>
          <table:table-cell table:number-columns-repeated="8"/>
          <table:table-cell office:value-type="float" office:value="741300003">
            <text:p>741300003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table:number-columns-repeated="2" office:value-type="string">
            <text:p>7414 - Venituri din subvenţii de exploatare pentru plata personal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4">
            <text:p>7414</text:p>
          </table:table-cell>
          <table:table-cell office:value-type="string">
            <text:p>7414 - VENITURI DIN SUBVENTII DE EXPLOATARE PENTRU PLATA PERS</text:p>
          </table:table-cell>
          <table:table-cell table:number-columns-repeated="8"/>
          <table:table-cell office:value-type="float" office:value="741400003">
            <text:p>741400003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table:number-columns-repeated="2" office:value-type="string">
            <text:p>7415 - Venituri din subvenţii de exploatare pentru asigurări şi protecţia socială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5">
            <text:p>7415</text:p>
          </table:table-cell>
          <table:table-cell office:value-type="string">
            <text:p>7415 - VENITURI DIN SUBVENTII DE EXPLOATARE PENTRU ASIGURARI </text:p>
          </table:table-cell>
          <table:table-cell table:number-columns-repeated="8"/>
          <table:table-cell office:value-type="float" office:value="741500003">
            <text:p>741500003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table:number-columns-repeated="2" office:value-type="string">
            <text:p>7416 - Venituri din subvenţii de exploatare pentru alte cheltuiel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6">
            <text:p>7416</text:p>
          </table:table-cell>
          <table:table-cell office:value-type="string">
            <text:p>7416 - VENITURI DIN SUBVENTII DE EXPLOATARE PENTRU ALTE CHELT</text:p>
          </table:table-cell>
          <table:table-cell table:number-columns-repeated="8"/>
          <table:table-cell office:value-type="float" office:value="741600003">
            <text:p>741600003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table:number-columns-repeated="2" office:value-type="string">
            <text:p>7417 - Venituri din subvenţii de exploatare aferente altor venit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7">
            <text:p>7417</text:p>
          </table:table-cell>
          <table:table-cell office:value-type="string">
            <text:p>7417 - VENITURI DIN SUBVENTII DE EXPLOATARE AFERENTE ALTOR VE</text:p>
          </table:table-cell>
          <table:table-cell table:number-columns-repeated="8"/>
          <table:table-cell office:value-type="float" office:value="741700003">
            <text:p>741700003</text:p>
          </table:table-cell>
        </table:table-row>
        <table:table-row table:style-name="ro1">
          <table:table-cell office:value-type="float" office:value="7418">
            <text:p>7418</text:p>
          </table:table-cell>
          <table:table-cell table:number-columns-repeated="2" office:value-type="string">
            <text:p>7418 - Venituri din subvenţii de exploatare pentru dobanda datorată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8">
            <text:p>7418</text:p>
          </table:table-cell>
          <table:table-cell office:value-type="string">
            <text:p>7418 - VENITURI DIN SUBVENTII DE EXPLOATARE PENTRU DOBANDA DA</text:p>
          </table:table-cell>
          <table:table-cell table:number-columns-repeated="8"/>
          <table:table-cell office:value-type="float" office:value="741800003">
            <text:p>74180000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string">
            <text:p>75 - ALTE VENITURI DIN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75 - ALTE VENITURI DIN EXPLOATARE</text:p>
          </table:table-cell>
          <table:table-cell table:number-columns-repeated="8"/>
          <table:table-cell office:value-type="float" office:value="750000001">
            <text:p>75000000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string">
            <text:p>754 - Venituri din creanţe reactivat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office:value-type="float" office:value="754">
            <text:p>754</text:p>
          </table:table-cell>
          <table:table-cell office:value-type="string">
            <text:p>754 - VENITURI DIN CREANŢE REACTIVATE </text:p>
          </table:table-cell>
          <table:table-cell table:number-columns-repeated="8"/>
          <table:table-cell office:value-type="float" office:value="754000002">
            <text:p>75400000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758 - ALTE VENITURI DIN EXPLOATARE</text:p>
          </table:table-cell>
          <table:table-cell office:value-type="string">
            <text:p>758 - Alte venituri din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office:value-type="float" office:value="758">
            <text:p>758</text:p>
          </table:table-cell>
          <table:table-cell office:value-type="string">
            <text:p>758 - ALTE VENITURI DIN EXPLOATARE</text:p>
          </table:table-cell>
          <table:table-cell table:number-columns-repeated="8"/>
          <table:table-cell office:value-type="float" office:value="758000002">
            <text:p>758000002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table:number-columns-repeated="2" office:value-type="string">
            <text:p>7581 - Venituri din despăgubiri amenzi şi penalităţ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1">
            <text:p>7581</text:p>
          </table:table-cell>
          <table:table-cell office:value-type="string">
            <text:p>7581 - VENITURI DIN DESPAGUBIRI AMENZI SI PENALITATI</text:p>
          </table:table-cell>
          <table:table-cell table:number-columns-repeated="8"/>
          <table:table-cell office:value-type="float" office:value="758100003">
            <text:p>758100003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table:number-columns-repeated="2" office:value-type="string">
            <text:p>7582 - Venituri din donaţii şi subvenţii prim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2">
            <text:p>7582</text:p>
          </table:table-cell>
          <table:table-cell office:value-type="string">
            <text:p>7582 - VENITURI DIN DONATII SI SUBVENTII PRIMITE</text:p>
          </table:table-cell>
          <table:table-cell table:number-columns-repeated="8"/>
          <table:table-cell office:value-type="float" office:value="758200003">
            <text:p>758200003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table:number-columns-repeated="2" office:value-type="string">
            <text:p>7583 - Venituri din vânzarea activelor şi alte operaţii de capital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3">
            <text:p>7583</text:p>
          </table:table-cell>
          <table:table-cell office:value-type="string">
            <text:p>7583 - VENITURI DIN VANZAREA ACTIVELOR SI ALTE OPERATII DE CA</text:p>
          </table:table-cell>
          <table:table-cell table:number-columns-repeated="8"/>
          <table:table-cell office:value-type="float" office:value="758300003">
            <text:p>758300003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table:number-columns-repeated="2" office:value-type="string">
            <text:p>7584 - Venituri din subvenţii pentru investiţ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4">
            <text:p>7584</text:p>
          </table:table-cell>
          <table:table-cell office:value-type="string">
            <text:p>7584 - VENITURI DIN SUBVENTII PENTRU INVESTITII</text:p>
          </table:table-cell>
          <table:table-cell table:number-columns-repeated="8"/>
          <table:table-cell office:value-type="float" office:value="758400003">
            <text:p>758400003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table:number-columns-repeated="2" office:value-type="string">
            <text:p>7588 - Alte venituri din exploatar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758">
            <text:p>758</text:p>
          </table:table-cell>
          <table:table-cell office:value-type="float" office:value="7588">
            <text:p>7588</text:p>
          </table:table-cell>
          <table:table-cell office:value-type="string">
            <text:p>7588 - ALTE VENITURI DIN EXPLOATARE </text:p>
          </table:table-cell>
          <table:table-cell table:number-columns-repeated="8"/>
          <table:table-cell office:value-type="float" office:value="758800003">
            <text:p>75880000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76 - VENITU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76 - VENITURI FINANCIARE</text:p>
          </table:table-cell>
          <table:table-cell table:number-columns-repeated="8"/>
          <table:table-cell office:value-type="float" office:value="760000001">
            <text:p>76000000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761 - VENITURI DIN IMOBILIZĂRI FINANCIARE</text:p>
          </table:table-cell>
          <table:table-cell office:value-type="string">
            <text:p>761 - Venituri din imobiliză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1">
            <text:p>761</text:p>
          </table:table-cell>
          <table:table-cell office:value-type="string">
            <text:p>761 - VENITURI DIN IMOBILIZĂRI FINANCIARE</text:p>
          </table:table-cell>
          <table:table-cell table:number-columns-repeated="8"/>
          <table:table-cell office:value-type="float" office:value="761000002">
            <text:p>761000002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table:number-columns-repeated="2" office:value-type="string">
            <text:p>7611 - Venituri din acţiuni deţinute la entităţi afili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1">
            <text:p>761</text:p>
          </table:table-cell>
          <table:table-cell office:value-type="float" office:value="7611">
            <text:p>7611</text:p>
          </table:table-cell>
          <table:table-cell office:value-type="string">
            <text:p>7611 - Venituri din acţiuni deţinute la entităţi afiliale</text:p>
          </table:table-cell>
          <table:table-cell table:number-columns-repeated="8"/>
          <table:table-cell office:value-type="float" office:value="761100003">
            <text:p>761100003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number-columns-repeated="2" office:value-type="string">
            <text:p>7613 - Venituri d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1">
            <text:p>761</text:p>
          </table:table-cell>
          <table:table-cell office:value-type="float" office:value="7613">
            <text:p>7613</text:p>
          </table:table-cell>
          <table:table-cell office:value-type="string">
            <text:p>7613 - Venituri din interese de participare</text:p>
          </table:table-cell>
          <table:table-cell table:number-columns-repeated="8"/>
          <table:table-cell office:value-type="float" office:value="761300003">
            <text:p>7613000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string">
            <text:p>762 - Venituri din investiţii financiare pe termen scur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office:value-type="float" office:value="762">
            <text:p>762</text:p>
          </table:table-cell>
          <table:table-cell office:value-type="string">
            <text:p>762 - Venituri din investiţii financiare pe termen scurt</text:p>
          </table:table-cell>
          <table:table-cell table:number-columns-repeated="8"/>
          <table:table-cell office:value-type="float" office:value="762000002">
            <text:p>76200000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string">
            <text:p>763 - Venituri din creanţe imobiliz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office:value-type="float" office:value="763">
            <text:p>763</text:p>
          </table:table-cell>
          <table:table-cell office:value-type="string">
            <text:p>763 - Venituri din creanţe imobilizate</text:p>
          </table:table-cell>
          <table:table-cell table:number-columns-repeated="8"/>
          <table:table-cell office:value-type="float" office:value="763000002">
            <text:p>76300000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764 - VENITURI DIN INVESTIŢII FINANCIARE CEDATE</text:p>
          </table:table-cell>
          <table:table-cell office:value-type="string">
            <text:p>764 - Venituri din investiţii financiare ced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4">
            <text:p>764</text:p>
          </table:table-cell>
          <table:table-cell office:value-type="string">
            <text:p>764 - VENITURI DIN INVESTIŢII FINANCIARE CEDATE</text:p>
          </table:table-cell>
          <table:table-cell table:number-columns-repeated="8"/>
          <table:table-cell office:value-type="float" office:value="764000002">
            <text:p>764000002</text:p>
          </table:table-cell>
        </table:table-row>
        <table:table-row table:style-name="ro1">
          <table:table-cell office:value-type="float" office:value="7641">
            <text:p>7641</text:p>
          </table:table-cell>
          <table:table-cell table:number-columns-repeated="2" office:value-type="string">
            <text:p>7641 - Venituri din imobilizări financiare ced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4">
            <text:p>764</text:p>
          </table:table-cell>
          <table:table-cell office:value-type="float" office:value="7641">
            <text:p>7641</text:p>
          </table:table-cell>
          <table:table-cell office:value-type="string">
            <text:p>7641 - Venituri din imobilizări financiare cedate</text:p>
          </table:table-cell>
          <table:table-cell table:number-columns-repeated="8"/>
          <table:table-cell office:value-type="float" office:value="764100003">
            <text:p>764100003</text:p>
          </table:table-cell>
        </table:table-row>
        <table:table-row table:style-name="ro1">
          <table:table-cell office:value-type="float" office:value="7642">
            <text:p>7642</text:p>
          </table:table-cell>
          <table:table-cell table:number-columns-repeated="2" office:value-type="string">
            <text:p>7642 - Câştiguri din investiţii pe termen scurt cedat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64">
            <text:p>764</text:p>
          </table:table-cell>
          <table:table-cell office:value-type="float" office:value="7642">
            <text:p>7642</text:p>
          </table:table-cell>
          <table:table-cell office:value-type="string">
            <text:p>7642 - Câştiguri din investiţii pe termen scurt cedate </text:p>
          </table:table-cell>
          <table:table-cell table:number-columns-repeated="8"/>
          <table:table-cell office:value-type="float" office:value="764200003">
            <text:p>76420000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string">
            <text:p>765 - Venituri din diferenţe de curs valuta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76">
            <text:p>76</text:p>
          </table:table-cell>
          <table:table-cell office:value-type="float" office:value="765">
            <text:p>765</text:p>
          </table:table-cell>
          <table:table-cell office:value-type="string">
            <text:p>765 - VENITURI DIN DIFERENTE DE CURS VALUTAR</text:p>
          </table:table-cell>
          <table:table-cell table:number-columns-repeated="8"/>
          <table:table-cell office:value-type="float" office:value="765000002">
            <text:p>76500000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string">
            <text:p>766 - Venituri din dobânz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76">
            <text:p>76</text:p>
          </table:table-cell>
          <table:table-cell office:value-type="float" office:value="766">
            <text:p>766</text:p>
          </table:table-cell>
          <table:table-cell office:value-type="string">
            <text:p>766 - VENITURI DIN DOBÂNZI</text:p>
          </table:table-cell>
          <table:table-cell table:number-columns-repeated="8"/>
          <table:table-cell office:value-type="float" office:value="766000002">
            <text:p>76600000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767 - VENITURI DIN SCONTURI OBTINUTE</text:p>
          </table:table-cell>
          <table:table-cell office:value-type="string">
            <text:p>767 - Venituri din sconturi obţinu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7">
            <text:p>767</text:p>
          </table:table-cell>
          <table:table-cell office:value-type="string">
            <text:p>767 - VENITURI DIN SCONTURI OBTINUTE</text:p>
          </table:table-cell>
          <table:table-cell table:number-columns-repeated="8"/>
          <table:table-cell office:value-type="float" office:value="767000002">
            <text:p>767000002</text:p>
          </table:table-cell>
        </table:table-row>
        <table:table-row table:style-name="ro1">
          <table:table-cell office:value-type="float" office:value="7671">
            <text:p>7671</text:p>
          </table:table-cell>
          <table:table-cell table:number-columns-repeated="2" office:value-type="string">
            <text:p>7671 - Venituri din sconturi obţinut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767">
            <text:p>767</text:p>
          </table:table-cell>
          <table:table-cell office:value-type="float" office:value="7671">
            <text:p>7671</text:p>
          </table:table-cell>
          <table:table-cell office:value-type="string">
            <text:p>7671 - VENITURI DIN SCONTURI OBTINUTE</text:p>
          </table:table-cell>
          <table:table-cell table:number-columns-repeated="8"/>
          <table:table-cell office:value-type="float" office:value="767100003">
            <text:p>767100003</text:p>
          </table:table-cell>
        </table:table-row>
        <table:table-row table:style-name="ro1">
          <table:table-cell office:value-type="float" office:value="7672">
            <text:p>7672</text:p>
          </table:table-cell>
          <table:table-cell table:number-columns-repeated="2" office:value-type="string">
            <text:p>7672 - Venituri din sconturi obţinute – plăţi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767">
            <text:p>767</text:p>
          </table:table-cell>
          <table:table-cell office:value-type="float" office:value="7672">
            <text:p>7672</text:p>
          </table:table-cell>
          <table:table-cell office:value-type="string">
            <text:p>7672 - VENITURI DIN SCONTURI OBTINUTE - PLATI</text:p>
          </table:table-cell>
          <table:table-cell table:number-columns-repeated="8"/>
          <table:table-cell office:value-type="float" office:value="767200003">
            <text:p>76720000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string">
            <text:p>768 - Alte venitu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76">
            <text:p>76</text:p>
          </table:table-cell>
          <table:table-cell office:value-type="float" office:value="768">
            <text:p>768</text:p>
          </table:table-cell>
          <table:table-cell office:value-type="string">
            <text:p>768 - ALTE VENITURI FINANCIARE</text:p>
          </table:table-cell>
          <table:table-cell table:number-columns-repeated="8"/>
          <table:table-cell office:value-type="float" office:value="768000002">
            <text:p>76800000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77 - VENITURI EXTRAORDIN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77 - VENITURI EXTRAORDINARE</text:p>
          </table:table-cell>
          <table:table-cell table:number-columns-repeated="8"/>
          <table:table-cell office:value-type="float" office:value="770000001">
            <text:p>77000000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string">
            <text:p>771 - Venituri din subvenţii pentru evenimente extraordinare şi altele simil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office:value-type="float" office:value="771">
            <text:p>771</text:p>
          </table:table-cell>
          <table:table-cell office:value-type="string">
            <text:p>771 - Venituri din subvenţii pentru evenimente extraordinare şi altele similare</text:p>
          </table:table-cell>
          <table:table-cell table:number-columns-repeated="8"/>
          <table:table-cell office:value-type="float" office:value="771000002">
            <text:p>7710000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78 - VENITURI DIN PROVIZIOANE ŞI AJUSTĂRI PENTRU DEPRECIEREA SAU PIERDEREA DE VALO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78 - VENITURI DIN PROVIZIOANE ŞI AJUSTĂRI PENTRU DEPRECIEREA SAU PIERDEREA DE VALOARE</text:p>
          </table:table-cell>
          <table:table-cell table:number-columns-repeated="8"/>
          <table:table-cell office:value-type="float" office:value="780000001">
            <text:p>78000000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8">
            <text:p>78</text:p>
          </table:table-cell>
          <table:table-cell office:value-type="float" office:value="781">
            <text:p>781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table:number-columns-repeated="8"/>
          <table:table-cell office:value-type="float" office:value="781000002">
            <text:p>781000002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table:number-columns-repeated="2" office:value-type="string">
            <text:p>7812 - Venituri din provizioa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1">
            <text:p>781</text:p>
          </table:table-cell>
          <table:table-cell office:value-type="float" office:value="7812">
            <text:p>7812</text:p>
          </table:table-cell>
          <table:table-cell office:value-type="string">
            <text:p>7812 - Venituri din provizioane</text:p>
          </table:table-cell>
          <table:table-cell table:number-columns-repeated="8"/>
          <table:table-cell office:value-type="float" office:value="781200003">
            <text:p>781200003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table:number-columns-repeated="2" office:value-type="string">
            <text:p>7813 - Venituri din ajustări pentru deprecierea imobilizăr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1">
            <text:p>781</text:p>
          </table:table-cell>
          <table:table-cell office:value-type="float" office:value="7813">
            <text:p>7813</text:p>
          </table:table-cell>
          <table:table-cell office:value-type="string">
            <text:p>7813 - Venituri din ajustări pentru deprecierea imobilizărilor</text:p>
          </table:table-cell>
          <table:table-cell table:number-columns-repeated="8"/>
          <table:table-cell office:value-type="float" office:value="781300003">
            <text:p>781300003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table:number-columns-repeated="2" office:value-type="string">
            <text:p>7814 - Venituri din ajustări pt deprecierea activelor circulant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781">
            <text:p>781</text:p>
          </table:table-cell>
          <table:table-cell office:value-type="float" office:value="7814">
            <text:p>7814</text:p>
          </table:table-cell>
          <table:table-cell office:value-type="string">
            <text:p>7814 - Venituri din ajustări pt deprecierea activelor circulante</text:p>
          </table:table-cell>
          <table:table-cell table:number-columns-repeated="8"/>
          <table:table-cell office:value-type="float" office:value="781400003">
            <text:p>78140000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786 - VENITURI FINANCIARE DIN AJUSTĂRI PENTRU PIERDERE DE VALOARE</text:p>
          </table:table-cell>
          <table:table-cell office:value-type="string">
            <text:p>786 - Venituri financiare din ajustări pentru pierdere de valo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8">
            <text:p>78</text:p>
          </table:table-cell>
          <table:table-cell office:value-type="float" office:value="786">
            <text:p>786</text:p>
          </table:table-cell>
          <table:table-cell office:value-type="string">
            <text:p>786 - VENITURI FINANCIARE DIN AJUSTĂRI PENTRU PIERDERE DE VALOARE</text:p>
          </table:table-cell>
          <table:table-cell table:number-columns-repeated="8"/>
          <table:table-cell office:value-type="float" office:value="786000002">
            <text:p>786000002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table:number-columns-repeated="2" office:value-type="string">
            <text:p>7863 - Venituri financiare din ajustări pentru pierderea de valoare a imobilizărilor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786">
            <text:p>786</text:p>
          </table:table-cell>
          <table:table-cell office:value-type="float" office:value="7863">
            <text:p>7863</text:p>
          </table:table-cell>
          <table:table-cell office:value-type="string">
            <text:p>7863 - Venituri financiare din ajustări pentru pierderea de valoare a imobilizărilor financiare</text:p>
          </table:table-cell>
          <table:table-cell table:number-columns-repeated="8"/>
          <table:table-cell office:value-type="float" office:value="786300003">
            <text:p>786300003</text:p>
          </table:table-cell>
        </table:table-row>
        <table:table-row table:style-name="ro1">
          <table:table-cell office:value-type="float" office:value="7864">
            <text:p>7864</text:p>
          </table:table-cell>
          <table:table-cell table:number-columns-repeated="2" office:value-type="string">
            <text:p>7864 - Venituri financiare din ajustări pentru pierderea de valoare a activelor circulan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6">
            <text:p>786</text:p>
          </table:table-cell>
          <table:table-cell office:value-type="float" office:value="7864">
            <text:p>7864</text:p>
          </table:table-cell>
          <table:table-cell office:value-type="string">
            <text:p>7864 - Venituri financiare din ajustări pentru pierderea de valoare a activelor circulante</text:p>
          </table:table-cell>
          <table:table-cell table:number-columns-repeated="8"/>
          <table:table-cell office:value-type="float" office:value="786400003">
            <text:p>786400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8 - CONTURI SPECIALE</text:p>
          </table:table-cell>
          <table:table-cell office:value-type="string">
            <text:p>Mem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8 - CONTURI SPECIALE</text:p>
          </table:table-cell>
          <table:table-cell table:number-columns-repeated="8"/>
          <table:table-cell office:value-type="float" office:value="800000000">
            <text:p>800000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80 - CONTU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80 - CONTURI ÎN AFARA BILANŢULUI</text:p>
          </table:table-cell>
          <table:table-cell table:number-columns-repeated="8"/>
          <table:table-cell office:value-type="float" office:value="800000001">
            <text:p>80000000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801 - ANGAJAMENTE ACORDATE</text:p>
          </table:table-cell>
          <table:table-cell office:value-type="string">
            <text:p>801 - Angajamente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1">
            <text:p>801</text:p>
          </table:table-cell>
          <table:table-cell office:value-type="string">
            <text:p>801 - ANGAJAMENTE ACORDATE</text:p>
          </table:table-cell>
          <table:table-cell table:number-columns-repeated="8"/>
          <table:table-cell office:value-type="float" office:value="801000002">
            <text:p>801000002</text:p>
          </table:table-cell>
        </table:table-row>
        <table:table-row table:style-name="ro1">
          <table:table-cell office:value-type="float" office:value="8011">
            <text:p>8011</text:p>
          </table:table-cell>
          <table:table-cell table:number-columns-repeated="2" office:value-type="string">
            <text:p>8011 – Giruri şi garanţii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COMMITMENTOFFSET_ACCT</text:p>
          </table:table-cell>
          <table:table-cell office:value-type="float" office:value="801">
            <text:p>801</text:p>
          </table:table-cell>
          <table:table-cell office:value-type="float" office:value="8011">
            <text:p>8011</text:p>
          </table:table-cell>
          <table:table-cell office:value-type="string">
            <text:p>8011 – Giruri şi garanţii acordate</text:p>
          </table:table-cell>
          <table:table-cell table:number-columns-repeated="8"/>
          <table:table-cell office:value-type="float" office:value="801100003">
            <text:p>801100003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table:number-columns-repeated="2" office:value-type="string">
            <text:p>8018 - Alte angajamente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1">
            <text:p>801</text:p>
          </table:table-cell>
          <table:table-cell office:value-type="float" office:value="8018">
            <text:p>8018</text:p>
          </table:table-cell>
          <table:table-cell office:value-type="string">
            <text:p>8018 - Alte angajamente acordate</text:p>
          </table:table-cell>
          <table:table-cell table:number-columns-repeated="8"/>
          <table:table-cell office:value-type="float" office:value="801800003">
            <text:p>80180000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802 - ANGAJAMENTE PRIMITE</text:p>
          </table:table-cell>
          <table:table-cell office:value-type="string">
            <text:p>802 - Angajamente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2">
            <text:p>802</text:p>
          </table:table-cell>
          <table:table-cell office:value-type="string">
            <text:p>802 - ANGAJAMENTE PRIMITE</text:p>
          </table:table-cell>
          <table:table-cell table:number-columns-repeated="8"/>
          <table:table-cell office:value-type="float" office:value="802000002">
            <text:p>802000002</text:p>
          </table:table-cell>
        </table:table-row>
        <table:table-row table:style-name="ro1">
          <table:table-cell office:value-type="float" office:value="8021">
            <text:p>8021</text:p>
          </table:table-cell>
          <table:table-cell table:number-columns-repeated="2" office:value-type="string">
            <text:p>8021 - Giruri şi garanţii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2">
            <text:p>802</text:p>
          </table:table-cell>
          <table:table-cell office:value-type="float" office:value="8021">
            <text:p>8021</text:p>
          </table:table-cell>
          <table:table-cell office:value-type="string">
            <text:p>8021 - Giruri şi garanţii primite</text:p>
          </table:table-cell>
          <table:table-cell table:number-columns-repeated="8"/>
          <table:table-cell office:value-type="float" office:value="802100003">
            <text:p>802100003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number-columns-repeated="2" office:value-type="string">
            <text:p>8028 - Alte angajamente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2">
            <text:p>802</text:p>
          </table:table-cell>
          <table:table-cell office:value-type="float" office:value="8028">
            <text:p>8028</text:p>
          </table:table-cell>
          <table:table-cell office:value-type="string">
            <text:p>8028 - Alte angajamente primite</text:p>
          </table:table-cell>
          <table:table-cell table:number-columns-repeated="8"/>
          <table:table-cell office:value-type="float" office:value="802800003">
            <text:p>80280000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803 - ALTE CONTURI ÎN AFARA BILANŢULUI</text:p>
          </table:table-cell>
          <table:table-cell office:value-type="string">
            <text:p>803 - Alte contu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office:value-type="string">
            <text:p>803 - ALTE CONTURI ÎN AFARA BILANŢULUI</text:p>
          </table:table-cell>
          <table:table-cell table:number-columns-repeated="8"/>
          <table:table-cell office:value-type="float" office:value="803000002">
            <text:p>803000002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number-columns-repeated="2" office:value-type="string">
            <text:p>8031 – Imobilizări corporale luate cu chirie 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1">
            <text:p>8031</text:p>
          </table:table-cell>
          <table:table-cell office:value-type="string">
            <text:p>8031 – Imobilizări corporale luate cu chirie </text:p>
          </table:table-cell>
          <table:table-cell table:number-columns-repeated="8"/>
          <table:table-cell office:value-type="float" office:value="803100003">
            <text:p>803100003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table:number-columns-repeated="2" office:value-type="string">
            <text:p>8032 - Valori materiale primite spre prelucrare sau reparar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2">
            <text:p>8032</text:p>
          </table:table-cell>
          <table:table-cell office:value-type="string">
            <text:p>8032 - Valori materiale primite spre prelucrare sau reparare</text:p>
          </table:table-cell>
          <table:table-cell table:number-columns-repeated="8"/>
          <table:table-cell office:value-type="float" office:value="803200003">
            <text:p>803200003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number-columns-repeated="2" office:value-type="string">
            <text:p>8033 - Valori materiale primite în păstrare sau custodi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3">
            <text:p>8033</text:p>
          </table:table-cell>
          <table:table-cell office:value-type="string">
            <text:p>8033 - Valori materiale primite în păstrare sau custodie</text:p>
          </table:table-cell>
          <table:table-cell table:number-columns-repeated="8"/>
          <table:table-cell office:value-type="float" office:value="803300003">
            <text:p>803300003</text:p>
          </table:table-cell>
        </table:table-row>
        <table:table-row table:style-name="ro1">
          <table:table-cell office:value-type="float" office:value="8034">
            <text:p>8034</text:p>
          </table:table-cell>
          <table:table-cell table:number-columns-repeated="2" office:value-type="string">
            <text:p>8034 - Debitori scoşi din activ, urmăriţi în continuar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4">
            <text:p>8034</text:p>
          </table:table-cell>
          <table:table-cell office:value-type="string">
            <text:p>8034 - Debitori scoşi din activ, urmăriţi în continuare</text:p>
          </table:table-cell>
          <table:table-cell table:number-columns-repeated="8"/>
          <table:table-cell office:value-type="float" office:value="803400003">
            <text:p>803400003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table:number-columns-repeated="2" office:value-type="string">
            <text:p>8035 - Debitori din amenzi şi penalităţi pretins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5">
            <text:p>8035</text:p>
          </table:table-cell>
          <table:table-cell office:value-type="string">
            <text:p>8035 - Debitori din amenzi şi penalităţi pretinse</text:p>
          </table:table-cell>
          <table:table-cell table:number-columns-repeated="8"/>
          <table:table-cell office:value-type="float" office:value="803500003">
            <text:p>80350000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table:number-columns-repeated="2" office:value-type="string">
            <text:p>8036 - Redevenţe, locaţii de gestiune, chirii şi alte datorii asimil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6">
            <text:p>8036</text:p>
          </table:table-cell>
          <table:table-cell office:value-type="string">
            <text:p>8036 - Redevenţe, locaţii de gestiune, chirii şi alte datorii asimilate</text:p>
          </table:table-cell>
          <table:table-cell table:number-columns-repeated="8"/>
          <table:table-cell office:value-type="float" office:value="803600003">
            <text:p>803600003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number-columns-repeated="2" office:value-type="string">
            <text:p>8037 - Efecte scontate neajunse la scadenţă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7">
            <text:p>8037</text:p>
          </table:table-cell>
          <table:table-cell office:value-type="string">
            <text:p>8037 - Efecte scontate neajunse la scadenţă</text:p>
          </table:table-cell>
          <table:table-cell table:number-columns-repeated="8"/>
          <table:table-cell office:value-type="float" office:value="803700003">
            <text:p>803700003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number-columns-repeated="2" office:value-type="string">
            <text:p>8038 - Alte valo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8">
            <text:p>8038</text:p>
          </table:table-cell>
          <table:table-cell office:value-type="string">
            <text:p>8038 - Alte valori în afara bilanţului</text:p>
          </table:table-cell>
          <table:table-cell table:number-columns-repeated="8"/>
          <table:table-cell office:value-type="float" office:value="803800003">
            <text:p>80380000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804 - AMORTIZAREA AFERENTA GRADULUI DE NEUTILIZARE A MIJLOAC</text:p>
          </table:table-cell>
          <table:table-cell office:value-type="string">
            <text:p>804 - Amortizarea aferentă gradului de neutilizare a mijloacelor fix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4">
            <text:p>804</text:p>
          </table:table-cell>
          <table:table-cell office:value-type="string">
            <text:p>804 - AMORTIZAREA AFERENTA GRADULUI DE NEUTILIZARE A MIJLOAC</text:p>
          </table:table-cell>
          <table:table-cell table:number-columns-repeated="8"/>
          <table:table-cell office:value-type="float" office:value="804000002">
            <text:p>804000002</text:p>
          </table:table-cell>
        </table:table-row>
        <table:table-row table:style-name="ro1">
          <table:table-cell office:value-type="float" office:value="8045">
            <text:p>8045</text:p>
          </table:table-cell>
          <table:table-cell table:number-columns-repeated="2" office:value-type="string">
            <text:p>8045 - Amortizarea aferentă gradului de neutilizare a mijloacelor fix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4">
            <text:p>804</text:p>
          </table:table-cell>
          <table:table-cell office:value-type="float" office:value="8045">
            <text:p>8045</text:p>
          </table:table-cell>
          <table:table-cell office:value-type="string">
            <text:p>8045 - AMORTIZAREA AFERENTA GRADULUI DE NEUTILIZARE A MIJLOA</text:p>
          </table:table-cell>
          <table:table-cell table:number-columns-repeated="8"/>
          <table:table-cell office:value-type="float" office:value="804500003">
            <text:p>804500003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805 – DOBÂNZI AFERENTE CONTRACTELOR DE LEASING ŞI ALTOR CONTRACTE ASIMILATE, NEAJUNSE LA SCADENŢĂ</text:p>
          </table:table-cell>
          <table:table-cell office:value-type="string">
            <text:p>805 – Dobânzi aferente contractelor de leasing şi altor contracte asimilate, neajunse la scadenţă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5">
            <text:p>805</text:p>
          </table:table-cell>
          <table:table-cell office:value-type="string">
            <text:p>805 – DOBÂNZI AFERENTE CONTRACTELOR DE LEASING ŞI ALTOR CONTRACTE ASIMILATE, NEAJUNSE LA SCADENŢĂ</text:p>
          </table:table-cell>
          <table:table-cell table:number-columns-repeated="8"/>
          <table:table-cell office:value-type="float" office:value="805000002">
            <text:p>805000002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table:number-columns-repeated="2" office:value-type="string">
            <text:p>8051 – Dobânzi de plăti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5">
            <text:p>805</text:p>
          </table:table-cell>
          <table:table-cell office:value-type="float" office:value="8051">
            <text:p>8051</text:p>
          </table:table-cell>
          <table:table-cell office:value-type="string">
            <text:p>8051 – Dobânzi de plătit</text:p>
          </table:table-cell>
          <table:table-cell table:number-columns-repeated="8"/>
          <table:table-cell office:value-type="float" office:value="805100003">
            <text:p>805100003</text:p>
          </table:table-cell>
        </table:table-row>
        <table:table-row table:style-name="ro1">
          <table:table-cell office:value-type="float" office:value="8052">
            <text:p>8052</text:p>
          </table:table-cell>
          <table:table-cell table:number-columns-repeated="2" office:value-type="string">
            <text:p>8052 – Dobânzi de încasa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5">
            <text:p>805</text:p>
          </table:table-cell>
          <table:table-cell office:value-type="float" office:value="8052">
            <text:p>8052</text:p>
          </table:table-cell>
          <table:table-cell office:value-type="string">
            <text:p>8052 – Dobânzi de încasat</text:p>
          </table:table-cell>
          <table:table-cell table:number-columns-repeated="8"/>
          <table:table-cell office:value-type="float" office:value="805200003">
            <text:p>8052000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88 – CONTURI IMPLICITE NEUTILIZ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88 – CONTURI X-ERP NEUTILIZATE</text:p>
          </table:table-cell>
          <table:table-cell table:number-columns-repeated="8"/>
          <table:table-cell office:value-type="float" office:value="880000001">
            <text:p>88000000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string">
            <text:p>881 – CONTURI IMPLICITE DE STOCUR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office:value-type="float" office:value="881">
            <text:p>881</text:p>
          </table:table-cell>
          <table:table-cell office:value-type="string">
            <text:p>881 – CONTURI X-ERP DE STOCURI</text:p>
          </table:table-cell>
          <table:table-cell table:number-columns-repeated="8"/>
          <table:table-cell office:value-type="float" office:value="881000002">
            <text:p>881000002</text:p>
          </table:table-cell>
        </table:table-row>
        <table:table-row table:style-name="ro1">
          <table:table-cell office:value-type="float" office:value="8811">
            <text:p>8811</text:p>
          </table:table-cell>
          <table:table-cell table:number-columns-repeated="2" office:value-type="string">
            <text:p>8811 – Ajustare stoc real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881">
            <text:p>881</text:p>
          </table:table-cell>
          <table:table-cell office:value-type="float" office:value="8811">
            <text:p>8811</text:p>
          </table:table-cell>
          <table:table-cell office:value-type="string">
            <text:p>8811 – Ajustare stoc real</text:p>
          </table:table-cell>
          <table:table-cell table:number-columns-repeated="8"/>
          <table:table-cell office:value-type="float" office:value="881100003">
            <text:p>881100003</text:p>
          </table:table-cell>
        </table:table-row>
        <table:table-row table:style-name="ro1">
          <table:table-cell office:value-type="float" office:value="8812">
            <text:p>8812</text:p>
          </table:table-cell>
          <table:table-cell table:number-columns-repeated="2" office:value-type="string">
            <text:p>8812 - Reevaluare stoc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881">
            <text:p>881</text:p>
          </table:table-cell>
          <table:table-cell office:value-type="float" office:value="8812">
            <text:p>8812</text:p>
          </table:table-cell>
          <table:table-cell office:value-type="string">
            <text:p>8812 - Reevaluare stoc</text:p>
          </table:table-cell>
          <table:table-cell table:number-columns-repeated="8"/>
          <table:table-cell office:value-type="float" office:value="881200003">
            <text:p>881200003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number-columns-repeated="2" office:value-type="string">
            <text:p>882 – CONTURI IMPLICITE DIVERS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office:value-type="float" office:value="882">
            <text:p>882</text:p>
          </table:table-cell>
          <table:table-cell office:value-type="string">
            <text:p>882 – Conturi X-ERP diverse</text:p>
          </table:table-cell>
          <table:table-cell table:number-columns-repeated="8"/>
          <table:table-cell office:value-type="float" office:value="882000002">
            <text:p>882000002</text:p>
          </table:table-cell>
        </table:table-row>
        <table:table-row table:style-name="ro1">
          <table:table-cell office:value-type="float" office:value="8821">
            <text:p>8821</text:p>
          </table:table-cell>
          <table:table-cell table:number-columns-repeated="2" office:value-type="string">
            <text:p>8821 – Suspense error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882">
            <text:p>882</text:p>
          </table:table-cell>
          <table:table-cell office:value-type="float" office:value="8821">
            <text:p>8821</text:p>
          </table:table-cell>
          <table:table-cell office:value-type="string">
            <text:p>8821 – Suspense error</text:p>
          </table:table-cell>
          <table:table-cell table:number-columns-repeated="8"/>
          <table:table-cell office:value-type="float" office:value="882100003">
            <text:p>882100003</text:p>
          </table:table-cell>
        </table:table-row>
        <table:table-row table:style-name="ro1">
          <table:table-cell office:value-type="float" office:value="8822">
            <text:p>8822</text:p>
          </table:table-cell>
          <table:table-cell table:number-columns-repeated="2" office:value-type="string">
            <text:p>8822 – Suspense Balanc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882">
            <text:p>882</text:p>
          </table:table-cell>
          <table:table-cell office:value-type="float" office:value="8822">
            <text:p>8822</text:p>
          </table:table-cell>
          <table:table-cell office:value-type="string">
            <text:p>8822 – Suspense Balancing</text:p>
          </table:table-cell>
          <table:table-cell table:number-columns-repeated="8"/>
          <table:table-cell office:value-type="float" office:value="882200003">
            <text:p>882200003</text:p>
          </table:table-cell>
        </table:table-row>
        <table:table-row table:style-name="ro1">
          <table:table-cell office:value-type="float" office:value="8823">
            <text:p>8823</text:p>
          </table:table-cell>
          <table:table-cell table:number-columns-repeated="2" office:value-type="string">
            <text:p>8823 - Currency Balanc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882">
            <text:p>882</text:p>
          </table:table-cell>
          <table:table-cell office:value-type="float" office:value="8823">
            <text:p>8823</text:p>
          </table:table-cell>
          <table:table-cell office:value-type="string">
            <text:p>8823 - Currency Balancing</text:p>
          </table:table-cell>
          <table:table-cell table:number-columns-repeated="8"/>
          <table:table-cell office:value-type="float" office:value="882300003">
            <text:p>882300003</text:p>
          </table:table-cell>
        </table:table-row>
        <table:table-row table:style-name="ro1">
          <table:table-cell office:value-type="float" office:value="8824">
            <text:p>8824</text:p>
          </table:table-cell>
          <table:table-cell table:number-columns-repeated="2" office:value-type="string">
            <text:p>8824 - PPV Offse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float" office:value="882">
            <text:p>882</text:p>
          </table:table-cell>
          <table:table-cell office:value-type="float" office:value="8824">
            <text:p>8824</text:p>
          </table:table-cell>
          <table:table-cell office:value-type="string">
            <text:p>8824 - PPV Offset</text:p>
          </table:table-cell>
          <table:table-cell table:number-columns-repeated="8"/>
          <table:table-cell office:value-type="float" office:value="882400003">
            <text:p>882400003</text:p>
          </table:table-cell>
        </table:table-row>
        <table:table-row table:style-name="ro1">
          <table:table-cell office:value-type="float" office:value="8825">
            <text:p>8825</text:p>
          </table:table-cell>
          <table:table-cell table:number-columns-repeated="2" office:value-type="string">
            <text:p>8825 – Defaul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882">
            <text:p>882</text:p>
          </table:table-cell>
          <table:table-cell office:value-type="float" office:value="8825">
            <text:p>8825</text:p>
          </table:table-cell>
          <table:table-cell office:value-type="string">
            <text:p>8825 – Default</text:p>
          </table:table-cell>
          <table:table-cell table:number-columns-repeated="8"/>
          <table:table-cell office:value-type="float" office:value="882500003">
            <text:p>882500003</text:p>
          </table:table-cell>
        </table:table-row>
        <table:table-row table:style-name="ro1">
          <table:table-cell office:value-type="float" office:value="8826">
            <text:p>8826</text:p>
          </table:table-cell>
          <table:table-cell table:number-columns-repeated="2" office:value-type="string">
            <text:p>8826 – Retained Earn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882">
            <text:p>882</text:p>
          </table:table-cell>
          <table:table-cell office:value-type="float" office:value="8826">
            <text:p>8826</text:p>
          </table:table-cell>
          <table:table-cell office:value-type="string">
            <text:p>8826 – Retained Earning</text:p>
          </table:table-cell>
          <table:table-cell table:number-columns-repeated="8"/>
          <table:table-cell office:value-type="float" office:value="882600003">
            <text:p>882600003</text:p>
          </table:table-cell>
        </table:table-row>
        <table:table-row table:style-name="ro1">
          <table:table-cell office:value-type="float" office:value="8827">
            <text:p>8827</text:p>
          </table:table-cell>
          <table:table-cell table:number-columns-repeated="2" office:value-type="string">
            <text:p>8827 – INTERCOMPANYDUETO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float" office:value="882">
            <text:p>882</text:p>
          </table:table-cell>
          <table:table-cell table:number-columns-repeated="10"/>
          <table:table-cell office:value-type="float" office:value="882700003">
            <text:p>882700003</text:p>
          </table:table-cell>
        </table:table-row>
        <table:table-row table:style-name="ro1">
          <table:table-cell office:value-type="float" office:value="8828">
            <text:p>8828</text:p>
          </table:table-cell>
          <table:table-cell table:number-columns-repeated="2" office:value-type="string">
            <text:p>8828 - INTERCOMPANYDUEFROM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float" office:value="882">
            <text:p>882</text:p>
          </table:table-cell>
          <table:table-cell table:number-columns-repeated="10"/>
          <table:table-cell office:value-type="float" office:value="882800003">
            <text:p>88280000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89 – BILANŢ</text:p>
          </table:table-cell>
          <table:table-cell office:value-type="string">
            <text:p>89 - BILAN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89 - BILANT</text:p>
          </table:table-cell>
          <table:table-cell table:number-columns-repeated="8"/>
          <table:table-cell office:value-type="float" office:value="890000001">
            <text:p>89000000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string">
            <text:p>891 - Bilanţ de deschidere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string">
            <text:p>891 - BILANT DE DESCHIDERE</text:p>
          </table:table-cell>
          <table:table-cell table:number-columns-repeated="8"/>
          <table:table-cell office:value-type="float" office:value="891000002">
            <text:p>891000002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number-columns-repeated="2" office:value-type="string">
            <text:p>892 - Bilanţ de închidere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office:value-type="float" office:value="892">
            <text:p>892</text:p>
          </table:table-cell>
          <table:table-cell office:value-type="string">
            <text:p>892 - BILANT DE ÎNCHIDERE</text:p>
          </table:table-cell>
          <table:table-cell table:number-columns-repeated="8"/>
          <table:table-cell office:value-type="float" office:value="892000002">
            <text:p>892000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9 - CONTURI DE GESTIUN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9 - CONTURI DE GESTIUNE</text:p>
          </table:table-cell>
          <table:table-cell table:number-columns-repeated="8"/>
          <table:table-cell office:value-type="float" office:value="900000000">
            <text:p>900000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string">
            <text:p>90 - DECONTARI INTERN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string">
            <text:p>90 - DECONTARI INTERNE</text:p>
          </table:table-cell>
          <table:table-cell table:number-columns-repeated="8"/>
          <table:table-cell office:value-type="float" office:value="900000001">
            <text:p>90000000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901 - DECONTARI INTERNE PRIVIND CHELTUIELILE</text:p>
          </table:table-cell>
          <table:table-cell office:value-type="string">
            <text:p>901 - Decontări interne privind cheltuieli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0">
            <text:p>90</text:p>
          </table:table-cell>
          <table:table-cell office:value-type="float" office:value="901">
            <text:p>901</text:p>
          </table:table-cell>
          <table:table-cell office:value-type="string">
            <text:p>901 - DECONTARI INTERNE PRIVIND CHELTUIELILE</text:p>
          </table:table-cell>
          <table:table-cell table:number-columns-repeated="8"/>
          <table:table-cell office:value-type="float" office:value="901000002">
            <text:p>90100000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902 - DECONTARI INTERNE PRIVIND PRODUCTIA OBTINUTA</text:p>
          </table:table-cell>
          <table:table-cell office:value-type="string">
            <text:p>902 - Decontări interne privind producţia obţinută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0">
            <text:p>90</text:p>
          </table:table-cell>
          <table:table-cell office:value-type="float" office:value="902">
            <text:p>902</text:p>
          </table:table-cell>
          <table:table-cell office:value-type="string">
            <text:p>902 - DECONTARI INTERNE PRIVIND PRODUCTIA OBTINUTA</text:p>
          </table:table-cell>
          <table:table-cell table:number-columns-repeated="8"/>
          <table:table-cell office:value-type="float" office:value="902000002">
            <text:p>90200000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903 - DECONTARI INTERNE PRIVIND DIFERENTELE DE PRET</text:p>
          </table:table-cell>
          <table:table-cell office:value-type="string">
            <text:p>903 - Decontări interne privind diferenţele de preţ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0">
            <text:p>90</text:p>
          </table:table-cell>
          <table:table-cell office:value-type="float" office:value="903">
            <text:p>903</text:p>
          </table:table-cell>
          <table:table-cell office:value-type="string">
            <text:p>903 - DECONTARI INTERNE PRIVIND DIFERENTELE DE PRET</text:p>
          </table:table-cell>
          <table:table-cell table:number-columns-repeated="8"/>
          <table:table-cell office:value-type="float" office:value="903000002">
            <text:p>9030000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92 - CONTURI DE CALCULAT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92 - CONTURI DE CALCULATIE</text:p>
          </table:table-cell>
          <table:table-cell table:number-columns-repeated="8"/>
          <table:table-cell office:value-type="float" office:value="920000001">
            <text:p>92000000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string">
            <text:p>921 - Cheltuielile activităţii de baz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2">
            <text:p>92</text:p>
          </table:table-cell>
          <table:table-cell office:value-type="float" office:value="921">
            <text:p>921</text:p>
          </table:table-cell>
          <table:table-cell office:value-type="string">
            <text:p>921 - CHELTUIELILE ACTIVITATII DE BAZA</text:p>
          </table:table-cell>
          <table:table-cell table:number-columns-repeated="8"/>
          <table:table-cell office:value-type="float" office:value="921000002">
            <text:p>92100000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string">
            <text:p>922 - Cheltuielile activităţilor auxili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2">
            <text:p>92</text:p>
          </table:table-cell>
          <table:table-cell office:value-type="float" office:value="922">
            <text:p>922</text:p>
          </table:table-cell>
          <table:table-cell office:value-type="string">
            <text:p>922 - CHELTUIELILE ACTIVITATILOR AUXILIARE</text:p>
          </table:table-cell>
          <table:table-cell table:number-columns-repeated="8"/>
          <table:table-cell office:value-type="float" office:value="922000002">
            <text:p>92200000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string">
            <text:p>923 - Cheltuieli comune ale secţi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2">
            <text:p>92</text:p>
          </table:table-cell>
          <table:table-cell office:value-type="float" office:value="923">
            <text:p>923</text:p>
          </table:table-cell>
          <table:table-cell office:value-type="string">
            <text:p>923 - CHELTUIELI COMUNE ALE SECTIEI</text:p>
          </table:table-cell>
          <table:table-cell table:number-columns-repeated="8"/>
          <table:table-cell office:value-type="float" office:value="923000002">
            <text:p>92300000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string">
            <text:p>924 - Cheltuieli generale de administraţ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2">
            <text:p>92</text:p>
          </table:table-cell>
          <table:table-cell office:value-type="float" office:value="924">
            <text:p>924</text:p>
          </table:table-cell>
          <table:table-cell office:value-type="string">
            <text:p>924 - CHELTUIELI GENERALE DE ADMINISTRATIE</text:p>
          </table:table-cell>
          <table:table-cell table:number-columns-repeated="8"/>
          <table:table-cell office:value-type="float" office:value="924000002">
            <text:p>92400000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string">
            <text:p>925 - Cheltuieli de desface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2">
            <text:p>92</text:p>
          </table:table-cell>
          <table:table-cell office:value-type="float" office:value="925">
            <text:p>925</text:p>
          </table:table-cell>
          <table:table-cell office:value-type="string">
            <text:p>925 - CHELTUIELI DE DESFACERE</text:p>
          </table:table-cell>
          <table:table-cell table:number-columns-repeated="8"/>
          <table:table-cell office:value-type="float" office:value="925000002">
            <text:p>9250000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93 - COSTUL PRODUCTI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string">
            <text:p>93 - COSTUL PRODUCTIEI</text:p>
          </table:table-cell>
          <table:table-cell table:number-columns-repeated="8"/>
          <table:table-cell office:value-type="float" office:value="930000001">
            <text:p>93000000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string">
            <text:p>931 - Costul producţiei obţinu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3">
            <text:p>93</text:p>
          </table:table-cell>
          <table:table-cell office:value-type="float" office:value="931">
            <text:p>931</text:p>
          </table:table-cell>
          <table:table-cell office:value-type="string">
            <text:p>931 - COSTUL PRODUCTIEI OBTINUTE</text:p>
          </table:table-cell>
          <table:table-cell table:number-columns-repeated="8"/>
          <table:table-cell office:value-type="float" office:value="931000002">
            <text:p>931000002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string">
            <text:p>933 - Costul producţiei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93">
            <text:p>93</text:p>
          </table:table-cell>
          <table:table-cell office:value-type="float" office:value="933">
            <text:p>933</text:p>
          </table:table-cell>
          <table:table-cell office:value-type="string">
            <text:p>933 - COSTUL PRODUCTIEI IN CURS DE EXECUTIE</text:p>
          </table:table-cell>
          <table:table-cell table:number-columns-repeated="8"/>
          <table:table-cell office:value-type="float" office:value="933000002">
            <text:p>933000002</text:p>
          </table:table-cell>
        </table:table-row>
      </table:table>
      <table:database-ranges>
        <table:database-range table:target-range-address="Sheet1.A1:Sheet1.T541">
          <table:sort>
            <table:sort-by table:field-number="1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o" fo:country="RO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3">23.04.2007</text:date>, <text:time>09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4-23T09:27:30</meta:creation-date>
    <dc:creator>Ioan Bogdan</dc:creator>
    <dc:date>2007-04-23T09:37:13</dc:date>
    <dc:language>ro-RO</dc:language>
    <meta:editing-cycles>3</meta:editing-cycles>
    <meta:editing-duration>PT9M51S</meta:editing-duration>
    <meta:user-defined meta:name="Info 1"/>
    <meta:user-defined meta:name="Info 2"/>
    <meta:user-defined meta:name="Info 3"/>
    <meta:user-defined meta:name="Info 4"/>
    <meta:document-statistic meta:table-count="1" meta:cell-count="5350"/>
  </office:meta>
</office:document-meta>
</file>